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5.9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nsition_classification_results_BiGRU_4_layer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76314524656349" calcext:value-type="float">
            <text:p>0.976314524656349</text:p>
          </table:table-cell>
          <table:table-cell office:value-type="float" office:value="0.891226961208331" calcext:value-type="float">
            <text:p>0.891226961208331</text:p>
          </table:table-cell>
          <table:table-cell office:value-type="float" office:value="0.874071063632141" calcext:value-type="float">
            <text:p>0.874071063632141</text:p>
          </table:table-cell>
          <table:table-cell office:value-type="float" office:value="0.898365249883232" calcext:value-type="float">
            <text:p>0.898365249883232</text:p>
          </table:table-cell>
          <table:table-cell office:value-type="float" office:value="0.787839697282422" calcext:value-type="float">
            <text:p>0.787839697282422</text:p>
          </table:table-cell>
          <table:table-cell office:value-type="float" office:value="0.884961111819457" calcext:value-type="float">
            <text:p>0.884961111819457</text:p>
          </table:table-cell>
          <table:table-cell office:value-type="float" office:value="0.831233473324" calcext:value-type="float">
            <text:p>0.831233473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074502545118" calcext:value-type="float">
            <text:p>0.99074502545118</text:p>
          </table:table-cell>
          <table:table-cell office:value-type="float" office:value="0.99537251272559" calcext:value-type="float">
            <text:p>0.99537251272559</text:p>
          </table:table-cell>
          <table:table-cell office:value-type="float" office:value="0.997223507635354" calcext:value-type="float">
            <text:p>0.997223507635354</text:p>
          </table:table-cell>
          <table:table-cell office:value-type="float" office:value="0.994909763998149" calcext:value-type="float">
            <text:p>0.994909763998149</text:p>
          </table:table-cell>
          <table:table-cell office:value-type="float" office:value="0.993058769088385" calcext:value-type="float">
            <text:p>0.993058769088385</text:p>
          </table:table-cell>
          <table:table-cell office:value-type="float" office:value="0.994909763998149" calcext:value-type="float">
            <text:p>0.994909763998149</text:p>
          </table:table-cell>
          <table:table-cell office:value-type="float" office:value="0.993058769088385" calcext:value-type="float">
            <text:p>0.993058769088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925497454881996" calcext:value-type="float">
            <text:p>0.00925497454882</text:p>
          </table:table-cell>
          <table:table-cell office:value-type="float" office:value="0.00462748727440998" calcext:value-type="float">
            <text:p>0.00462748727441</text:p>
          </table:table-cell>
          <table:table-cell office:value-type="float" office:value="0.00277649236464594" calcext:value-type="float">
            <text:p>0.002776492364646</text:p>
          </table:table-cell>
          <table:table-cell office:value-type="float" office:value="0.00509023600185099" calcext:value-type="float">
            <text:p>0.005090236001851</text:p>
          </table:table-cell>
          <table:table-cell office:value-type="float" office:value="0.00694123091161503" calcext:value-type="float">
            <text:p>0.006941230911615</text:p>
          </table:table-cell>
          <table:table-cell office:value-type="float" office:value="0.00509023600185099" calcext:value-type="float">
            <text:p>0.005090236001851</text:p>
          </table:table-cell>
          <table:table-cell office:value-type="float" office:value="0.00694123091161503" calcext:value-type="float">
            <text:p>0.006941230911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611111111111111" calcext:value-type="float">
            <text:p>0.611111111111111</text:p>
          </table:table-cell>
          <table:table-cell office:value-type="float" office:value="0.6" calcext:value-type="float">
            <text:p>0.6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0.611111111111111" calcext:value-type="float">
            <text:p>0.611111111111111</text:p>
          </table:table-cell>
          <table:table-cell office:value-type="float" office:value="0.739130434782609" calcext:value-type="float">
            <text:p>0.739130434782609</text:p>
          </table:table-cell>
          <table:table-cell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2233009708738" calcext:value-type="float">
            <text:p>0.992233009708738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772727272727273" calcext:value-type="float">
            <text:p>0.772727272727273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96739636702375" calcext:value-type="float">
            <text:p>0.996739636702375</text:p>
          </table:table-cell>
          <table:table-cell office:value-type="float" office:value="0.998142127264282" calcext:value-type="float">
            <text:p>0.998142127264282</text:p>
          </table:table-cell>
          <table:table-cell office:value-type="float" office:value="0.996730499766464" calcext:value-type="float">
            <text:p>0.996730499766464</text:p>
          </table:table-cell>
          <table:table-cell office:value-type="float" office:value="0.996732026143791" calcext:value-type="float">
            <text:p>0.996732026143791</text:p>
          </table:table-cell>
          <table:table-cell office:value-type="float" office:value="0.997194950911641" calcext:value-type="float">
            <text:p>0.997194950911641</text:p>
          </table:table-cell>
          <table:table-cell office:value-type="float" office:value="0.995800279981335" calcext:value-type="float">
            <text:p>0.9958002799813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5131450827653" calcext:value-type="float">
            <text:p>0.99513145082765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44186046511628" calcext:value-type="float">
            <text:p>0.744186046511628</text:p>
          </table:table-cell>
          <table:table-cell office:value-type="float" office:value="0.594594594594595" calcext:value-type="float">
            <text:p>0.594594594594595</text:p>
          </table:table-cell>
          <table:table-cell office:value-type="float" office:value="0.755555555555556" calcext:value-type="float">
            <text:p>0.755555555555556</text:p>
          </table:table-cell>
          <table:table-cell office:value-type="float" office:value="0.615384615384615" calcext:value-type="float">
            <text:p>0.6153846153846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044" calcext:value-type="float">
            <text:p>204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97" calcext:value-type="float">
            <text:p>97</text:p>
          </table:table-cell>
          <table:table-cell office:value-type="float" office:value="2140" calcext:value-type="float">
            <text:p>2140</text:p>
          </table:table-cell>
          <table:table-cell office:value-type="float" office:value="2149" calcext:value-type="float">
            <text:p>2149</text:p>
          </table:table-cell>
          <table:table-cell office:value-type="float" office:value="2134" calcext:value-type="float">
            <text:p>2134</text:p>
          </table:table-cell>
          <table:table-cell office:value-type="float" office:value="2135" calcext:value-type="float">
            <text:p>2135</text:p>
          </table:table-cell>
          <table:table-cell office:value-type="float" office:value="2133" calcext:value-type="float">
            <text:p>2133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074502545118" calcext:value-type="float">
            <text:p>0.99074502545118</text:p>
          </table:table-cell>
          <table:table-cell office:value-type="float" office:value="0.99537251272559" calcext:value-type="float">
            <text:p>0.99537251272559</text:p>
          </table:table-cell>
          <table:table-cell office:value-type="float" office:value="0.997223507635354" calcext:value-type="float">
            <text:p>0.997223507635354</text:p>
          </table:table-cell>
          <table:table-cell office:value-type="float" office:value="0.994909763998149" calcext:value-type="float">
            <text:p>0.994909763998149</text:p>
          </table:table-cell>
          <table:table-cell office:value-type="float" office:value="0.993058769088385" calcext:value-type="float">
            <text:p>0.993058769088385</text:p>
          </table:table-cell>
          <table:table-cell office:value-type="float" office:value="0.994909763998149" calcext:value-type="float">
            <text:p>0.994909763998149</text:p>
          </table:table-cell>
          <table:table-cell office:value-type="float" office:value="0.993058769088385" calcext:value-type="float">
            <text:p>0.9930587690883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5083675345121" calcext:value-type="float">
            <text:p>0.95083675345121</text:p>
          </table:table-cell>
          <table:table-cell office:value-type="float" office:value="0.842584498834499" calcext:value-type="float">
            <text:p>0.842584498834499</text:p>
          </table:table-cell>
          <table:table-cell office:value-type="float" office:value="0.832636307311028" calcext:value-type="float">
            <text:p>0.832636307311028</text:p>
          </table:table-cell>
          <table:table-cell office:value-type="float" office:value="0.870807676212112" calcext:value-type="float">
            <text:p>0.870807676212112</text:p>
          </table:table-cell>
          <table:table-cell office:value-type="float" office:value="0.795547005582012" calcext:value-type="float">
            <text:p>0.795547005582012</text:p>
          </table:table-cell>
          <table:table-cell office:value-type="float" office:value="0.876491829683319" calcext:value-type="float">
            <text:p>0.876491829683319</text:p>
          </table:table-cell>
          <table:table-cell office:value-type="float" office:value="0.805941198656585" calcext:value-type="float">
            <text:p>0.8059411986565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09909932293" calcext:value-type="float">
            <text:p>0.9909909932293</text:p>
          </table:table-cell>
          <table:table-cell office:value-type="float" office:value="0.995659573343516" calcext:value-type="float">
            <text:p>0.995659573343516</text:p>
          </table:table-cell>
          <table:table-cell office:value-type="float" office:value="0.997377112115358" calcext:value-type="float">
            <text:p>0.997377112115358</text:p>
          </table:table-cell>
          <table:table-cell office:value-type="float" office:value="0.99508554599218" calcext:value-type="float">
            <text:p>0.99508554599218</text:p>
          </table:table-cell>
          <table:table-cell office:value-type="float" office:value="0.992965778615924" calcext:value-type="float">
            <text:p>0.992965778615924</text:p>
          </table:table-cell>
          <table:table-cell office:value-type="float" office:value="0.994965727105103" calcext:value-type="float">
            <text:p>0.994965727105103</text:p>
          </table:table-cell>
          <table:table-cell office:value-type="float" office:value="0.993323308537629" calcext:value-type="float">
            <text:p>0.9933233085376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319656976533057" calcext:value-type="float">
            <text:p>0.319656976533057</text:p>
          </table:table-cell>
          <table:table-cell office:value-type="float" office:value="0.159830338329996" calcext:value-type="float">
            <text:p>0.159830338329996</text:p>
          </table:table-cell>
          <table:table-cell office:value-type="float" office:value="0.0958981289954591" calcext:value-type="float">
            <text:p>0.095898128995459</text:p>
          </table:table-cell>
          <table:table-cell office:value-type="float" office:value="0.17581311315411" calcext:value-type="float">
            <text:p>0.17581311315411</text:p>
          </table:table-cell>
          <table:table-cell office:value-type="float" office:value="0.239744212450566" calcext:value-type="float">
            <text:p>0.239744212450566</text:p>
          </table:table-cell>
          <table:table-cell office:value-type="float" office:value="0.175812743141416" calcext:value-type="float">
            <text:p>0.175812743141416</text:p>
          </table:table-cell>
          <table:table-cell office:value-type="float" office:value="0.239744952475953" calcext:value-type="float">
            <text:p>0.2397449524759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76314524656349" calcext:value-type="float">
            <text:p>0.976314524656349</text:p>
          </table:table-cell>
          <table:table-cell office:value-type="float" office:value="0.891226961208331" calcext:value-type="float">
            <text:p>0.891226961208331</text:p>
          </table:table-cell>
          <table:table-cell office:value-type="float" office:value="0.874071063632141" calcext:value-type="float">
            <text:p>0.874071063632141</text:p>
          </table:table-cell>
          <table:table-cell office:value-type="float" office:value="0.898365249883232" calcext:value-type="float">
            <text:p>0.898365249883232</text:p>
          </table:table-cell>
          <table:table-cell office:value-type="float" office:value="0.787839697282422" calcext:value-type="float">
            <text:p>0.787839697282422</text:p>
          </table:table-cell>
          <table:table-cell office:value-type="float" office:value="0.884961111819457" calcext:value-type="float">
            <text:p>0.884961111819457</text:p>
          </table:table-cell>
          <table:table-cell office:value-type="float" office:value="0.831233473324" calcext:value-type="float">
            <text:p>0.831233473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7798946584881" calcext:value-type="float">
            <text:p>0.97798946584881</text:p>
          </table:table-cell>
          <table:table-cell office:value-type="float" office:value="0.883232896136122" calcext:value-type="float">
            <text:p>0.883232896136122</text:p>
          </table:table-cell>
          <table:table-cell office:value-type="float" office:value="0.856683298319328" calcext:value-type="float">
            <text:p>0.856683298319328</text:p>
          </table:table-cell>
          <table:table-cell office:value-type="float" office:value="0.997920517560074" calcext:value-type="float">
            <text:p>0.997920517560074</text:p>
          </table:table-cell>
          <table:table-cell office:value-type="float" office:value="0.736938901369984" calcext:value-type="float">
            <text:p>0.736938901369984</text:p>
          </table:table-cell>
          <table:table-cell office:value-type="float" office:value="0.833101422387137" calcext:value-type="float">
            <text:p>0.833101422387137</text:p>
          </table:table-cell>
          <table:table-cell office:value-type="float" office:value="0.86389913899139" calcext:value-type="float">
            <text:p>0.86389913899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3586807146129" calcext:value-type="float">
            <text:p>0.993586807146129</text:p>
          </table:table-cell>
          <table:table-cell office:value-type="float" office:value="0.995877233165369" calcext:value-type="float">
            <text:p>0.995877233165369</text:p>
          </table:table-cell>
          <table:table-cell office:value-type="float" office:value="0.998167659184608" calcext:value-type="float">
            <text:p>0.998167659184608</text:p>
          </table:table-cell>
          <table:table-cell office:value-type="float" office:value="0.995877233165369" calcext:value-type="float">
            <text:p>0.995877233165369</text:p>
          </table:table-cell>
          <table:table-cell office:value-type="float" office:value="0.992670636738433" calcext:value-type="float">
            <text:p>0.992670636738433</text:p>
          </table:table-cell>
          <table:table-cell office:value-type="float" office:value="0.995419147961521" calcext:value-type="float">
            <text:p>0.995419147961521</text:p>
          </table:table-cell>
          <table:table-cell office:value-type="float" office:value="0.992670636738433" calcext:value-type="float">
            <text:p>0.9926706367384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641319285387088" calcext:value-type="float">
            <text:p>0.006413192853871</text:p>
          </table:table-cell>
          <table:table-cell office:value-type="float" office:value="0.0041227668346312" calcext:value-type="float">
            <text:p>0.004122766834631</text:p>
          </table:table-cell>
          <table:table-cell office:value-type="float" office:value="0.00183234081539163" calcext:value-type="float">
            <text:p>0.001832340815392</text:p>
          </table:table-cell>
          <table:table-cell office:value-type="float" office:value="0.0041227668346312" calcext:value-type="float">
            <text:p>0.004122766834631</text:p>
          </table:table-cell>
          <table:table-cell office:value-type="float" office:value="0.00732936326156664" calcext:value-type="float">
            <text:p>0.007329363261567</text:p>
          </table:table-cell>
          <table:table-cell office:value-type="float" office:value="0.00458085203847913" calcext:value-type="float">
            <text:p>0.004580852038479</text:p>
          </table:table-cell>
          <table:table-cell office:value-type="float" office:value="0.00732936326156664" calcext:value-type="float">
            <text:p>0.0073293632615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0.998072289156626" calcext:value-type="float">
            <text:p>0.998072289156626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478260869565217" calcext:value-type="float">
            <text:p>0.4782608695652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5194617972129" calcext:value-type="float">
            <text:p>0.995194617972129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33333333333333" calcext:value-type="float">
            <text:p>0.7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0.997235023041475" calcext:value-type="float">
            <text:p>0.997235023041475</text:p>
          </table:table-cell>
          <table:table-cell office:value-type="float" office:value="0.999080882352941" calcext:value-type="float">
            <text:p>0.999080882352941</text:p>
          </table:table-cell>
          <table:table-cell office:value-type="float" office:value="0.995841035120148" calcext:value-type="float">
            <text:p>0.995841035120148</text:p>
          </table:table-cell>
          <table:table-cell office:value-type="float" office:value="0.997687326549491" calcext:value-type="float">
            <text:p>0.997687326549491</text:p>
          </table:table-cell>
          <table:table-cell office:value-type="float" office:value="0.999536178107607" calcext:value-type="float">
            <text:p>0.999536178107607</text:p>
          </table:table-cell>
          <table:table-cell office:value-type="float" office:value="0.994464944649446" calcext:value-type="float">
            <text:p>0.9944649446494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6631376323388" calcext:value-type="float">
            <text:p>0.996631376323388</text:p>
          </table:table-cell>
          <table:table-cell office:value-type="float" office:value="0.689655172413793" calcext:value-type="float">
            <text:p>0.689655172413793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808510638297872" calcext:value-type="float">
            <text:p>0.808510638297872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782608695652174" calcext:value-type="float">
            <text:p>0.782608695652174</text:p>
          </table:table-cell>
          <table:table-cell office:value-type="float" office:value="0.578947368421053" calcext:value-type="float">
            <text:p>0.5789473684210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071" calcext:value-type="float">
            <text:p>207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98" calcext:value-type="float">
            <text:p>98</text:p>
          </table:table-cell>
          <table:table-cell office:value-type="float" office:value="2164" calcext:value-type="float">
            <text:p>2164</text:p>
          </table:table-cell>
          <table:table-cell office:value-type="float" office:value="2174" calcext:value-type="float">
            <text:p>2174</text:p>
          </table:table-cell>
          <table:table-cell office:value-type="float" office:value="2155" calcext:value-type="float">
            <text:p>2155</text:p>
          </table:table-cell>
          <table:table-cell office:value-type="float" office:value="2157" calcext:value-type="float">
            <text:p>2157</text:p>
          </table:table-cell>
          <table:table-cell office:value-type="float" office:value="2155" calcext:value-type="float">
            <text:p>2155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3586807146129" calcext:value-type="float">
            <text:p>0.993586807146129</text:p>
          </table:table-cell>
          <table:table-cell office:value-type="float" office:value="0.995877233165369" calcext:value-type="float">
            <text:p>0.995877233165369</text:p>
          </table:table-cell>
          <table:table-cell office:value-type="float" office:value="0.998167659184608" calcext:value-type="float">
            <text:p>0.998167659184608</text:p>
          </table:table-cell>
          <table:table-cell office:value-type="float" office:value="0.995877233165369" calcext:value-type="float">
            <text:p>0.995877233165369</text:p>
          </table:table-cell>
          <table:table-cell office:value-type="float" office:value="0.992670636738433" calcext:value-type="float">
            <text:p>0.992670636738433</text:p>
          </table:table-cell>
          <table:table-cell office:value-type="float" office:value="0.995419147961521" calcext:value-type="float">
            <text:p>0.995419147961521</text:p>
          </table:table-cell>
          <table:table-cell office:value-type="float" office:value="0.992670636738433" calcext:value-type="float">
            <text:p>0.9926706367384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64982354828361" calcext:value-type="float">
            <text:p>0.964982354828361</text:p>
          </table:table-cell>
          <table:table-cell office:value-type="float" office:value="0.843790002623775" calcext:value-type="float">
            <text:p>0.843790002623775</text:p>
          </table:table-cell>
          <table:table-cell office:value-type="float" office:value="0.856683298319328" calcext:value-type="float">
            <text:p>0.856683298319328</text:p>
          </table:table-cell>
          <table:table-cell office:value-type="float" office:value="0.903213411299897" calcext:value-type="float">
            <text:p>0.903213411299897</text:p>
          </table:table-cell>
          <table:table-cell office:value-type="float" office:value="0.775930202720041" calcext:value-type="float">
            <text:p>0.775930202720041</text:p>
          </table:table-cell>
          <table:table-cell office:value-type="float" office:value="0.89014694041868" calcext:value-type="float">
            <text:p>0.89014694041868</text:p>
          </table:table-cell>
          <table:table-cell office:value-type="float" office:value="0.787625255375037" calcext:value-type="float">
            <text:p>0.7876252553750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3673794836908" calcext:value-type="float">
            <text:p>0.993673794836908</text:p>
          </table:table-cell>
          <table:table-cell office:value-type="float" office:value="0.996089053820719" calcext:value-type="float">
            <text:p>0.996089053820719</text:p>
          </table:table-cell>
          <table:table-cell office:value-type="float" office:value="0.998167659184608" calcext:value-type="float">
            <text:p>0.998167659184608</text:p>
          </table:table-cell>
          <table:table-cell office:value-type="float" office:value="0.996267670617049" calcext:value-type="float">
            <text:p>0.996267670617049</text:p>
          </table:table-cell>
          <table:table-cell office:value-type="float" office:value="0.992064934547418" calcext:value-type="float">
            <text:p>0.992064934547418</text:p>
          </table:table-cell>
          <table:table-cell office:value-type="float" office:value="0.995025054531318" calcext:value-type="float">
            <text:p>0.995025054531318</text:p>
          </table:table-cell>
          <table:table-cell office:value-type="float" office:value="0.993435374757504" calcext:value-type="float">
            <text:p>0.9934353747575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221505299092292" calcext:value-type="float">
            <text:p>0.221505299092292</text:p>
          </table:table-cell>
          <table:table-cell office:value-type="float" office:value="0.142397519532194" calcext:value-type="float">
            <text:p>0.142397519532194</text:p>
          </table:table-cell>
          <table:table-cell office:value-type="float" office:value="0.0632875422695856" calcext:value-type="float">
            <text:p>0.063287542269586</text:p>
          </table:table-cell>
          <table:table-cell office:value-type="float" office:value="0.142398618383449" calcext:value-type="float">
            <text:p>0.142398618383449</text:p>
          </table:table-cell>
          <table:table-cell office:value-type="float" office:value="0.253149070227084" calcext:value-type="float">
            <text:p>0.253149070227084</text:p>
          </table:table-cell>
          <table:table-cell office:value-type="float" office:value="0.158217390538955" calcext:value-type="float">
            <text:p>0.158217390538955</text:p>
          </table:table-cell>
          <table:table-cell office:value-type="float" office:value="0.253151634213346" calcext:value-type="float">
            <text:p>0.2531516342133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7798946584881" calcext:value-type="float">
            <text:p>0.97798946584881</text:p>
          </table:table-cell>
          <table:table-cell office:value-type="float" office:value="0.883232896136122" calcext:value-type="float">
            <text:p>0.883232896136122</text:p>
          </table:table-cell>
          <table:table-cell office:value-type="float" office:value="0.856683298319328" calcext:value-type="float">
            <text:p>0.856683298319328</text:p>
          </table:table-cell>
          <table:table-cell office:value-type="float" office:value="0.997920517560074" calcext:value-type="float">
            <text:p>0.997920517560074</text:p>
          </table:table-cell>
          <table:table-cell office:value-type="float" office:value="0.736938901369984" calcext:value-type="float">
            <text:p>0.736938901369984</text:p>
          </table:table-cell>
          <table:table-cell office:value-type="float" office:value="0.833101422387137" calcext:value-type="float">
            <text:p>0.833101422387137</text:p>
          </table:table-cell>
          <table:table-cell office:value-type="float" office:value="0.86389913899139" calcext:value-type="float">
            <text:p>0.86389913899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8800669154549" calcext:value-type="float">
            <text:p>0.98800669154549</text:p>
          </table:table-cell>
          <table:table-cell office:value-type="float" office:value="0.922136631586561" calcext:value-type="float">
            <text:p>0.922136631586561</text:p>
          </table:table-cell>
          <table:table-cell office:value-type="float" office:value="0.856439622262407" calcext:value-type="float">
            <text:p>0.856439622262407</text:p>
          </table:table-cell>
          <table:table-cell office:value-type="float" office:value="0.887003874751283" calcext:value-type="float">
            <text:p>0.887003874751283</text:p>
          </table:table-cell>
          <table:table-cell office:value-type="float" office:value="0.799058823529412" calcext:value-type="float">
            <text:p>0.799058823529412</text:p>
          </table:table-cell>
          <table:table-cell office:value-type="float" office:value="0.856195887445887" calcext:value-type="float">
            <text:p>0.856195887445887</text:p>
          </table:table-cell>
          <table:table-cell office:value-type="float" office:value="0.783597634726515" calcext:value-type="float">
            <text:p>0.7835976347265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6261682242991" calcext:value-type="float">
            <text:p>0.996261682242991</text:p>
          </table:table-cell>
          <table:table-cell office:value-type="float" office:value="0.997196261682243" calcext:value-type="float">
            <text:p>0.997196261682243</text:p>
          </table:table-cell>
          <table:table-cell office:value-type="float" office:value="0.997663551401869" calcext:value-type="float">
            <text:p>0.997663551401869</text:p>
          </table:table-cell>
          <table:table-cell office:value-type="float" office:value="0.994392523364486" calcext:value-type="float">
            <text:p>0.994392523364486</text:p>
          </table:table-cell>
          <table:table-cell office:value-type="float" office:value="0.995327102803738" calcext:value-type="float">
            <text:p>0.995327102803738</text:p>
          </table:table-cell>
          <table:table-cell office:value-type="float" office:value="0.994392523364486" calcext:value-type="float">
            <text:p>0.994392523364486</text:p>
          </table:table-cell>
          <table:table-cell office:value-type="float" office:value="0.992990654205608" calcext:value-type="float">
            <text:p>0.9929906542056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373831775700939" calcext:value-type="float">
            <text:p>0.003738317757009</text:p>
          </table:table-cell>
          <table:table-cell office:value-type="float" office:value="0.00280373831775704" calcext:value-type="float">
            <text:p>0.002803738317757</text:p>
          </table:table-cell>
          <table:table-cell office:value-type="float" office:value="0.00233644859813087" calcext:value-type="float">
            <text:p>0.002336448598131</text:p>
          </table:table-cell>
          <table:table-cell office:value-type="float" office:value="0.00560747663551398" calcext:value-type="float">
            <text:p>0.005607476635514</text:p>
          </table:table-cell>
          <table:table-cell office:value-type="float" office:value="0.00467289719626163" calcext:value-type="float">
            <text:p>0.004672897196262</text:p>
          </table:table-cell>
          <table:table-cell office:value-type="float" office:value="0.00560747663551398" calcext:value-type="float">
            <text:p>0.005607476635514</text:p>
          </table:table-cell>
          <table:table-cell office:value-type="float" office:value="0.0070093457943925" calcext:value-type="float">
            <text:p>0.0070093457943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0.999020088192063" calcext:value-type="float">
            <text:p>0.999020088192063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470588235294118" calcext:value-type="float">
            <text:p>0.4705882352941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7066014669927" calcext:value-type="float">
            <text:p>0.997066014669927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6" calcext:value-type="float">
            <text:p>0.6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98119417019276" calcext:value-type="float">
            <text:p>0.998119417019276</text:p>
          </table:table-cell>
          <table:table-cell office:value-type="float" office:value="0.9985935302391" calcext:value-type="float">
            <text:p>0.9985935302391</text:p>
          </table:table-cell>
          <table:table-cell office:value-type="float" office:value="0.996229971724788" calcext:value-type="float">
            <text:p>0.996229971724788</text:p>
          </table:table-cell>
          <table:table-cell office:value-type="float" office:value="0.998117647058823" calcext:value-type="float">
            <text:p>0.998117647058823</text:p>
          </table:table-cell>
          <table:table-cell office:value-type="float" office:value="0.998106060606061" calcext:value-type="float">
            <text:p>0.998106060606061</text:p>
          </table:table-cell>
          <table:table-cell office:value-type="float" office:value="0.995766698024459" calcext:value-type="float">
            <text:p>0.9957666980244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8042094958394" calcext:value-type="float">
            <text:p>0.998042094958394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" calcext:value-type="float">
            <text:p>0.7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516129032258065" calcext:value-type="float">
            <text:p>0.5161290322580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039" calcext:value-type="float">
            <text:p>203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93" calcext:value-type="float">
            <text:p>93</text:p>
          </table:table-cell>
          <table:table-cell office:value-type="float" office:value="2123" calcext:value-type="float">
            <text:p>2123</text:p>
          </table:table-cell>
          <table:table-cell office:value-type="float" office:value="2130" calcext:value-type="float">
            <text:p>2130</text:p>
          </table:table-cell>
          <table:table-cell office:value-type="float" office:value="2114" calcext:value-type="float">
            <text:p>2114</text:p>
          </table:table-cell>
          <table:table-cell office:value-type="float" office:value="2121" calcext:value-type="float">
            <text:p>2121</text:p>
          </table:table-cell>
          <table:table-cell office:value-type="float" office:value="2108" calcext:value-type="float">
            <text:p>2108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6261682242991" calcext:value-type="float">
            <text:p>0.996261682242991</text:p>
          </table:table-cell>
          <table:table-cell office:value-type="float" office:value="0.997196261682243" calcext:value-type="float">
            <text:p>0.997196261682243</text:p>
          </table:table-cell>
          <table:table-cell office:value-type="float" office:value="0.997663551401869" calcext:value-type="float">
            <text:p>0.997663551401869</text:p>
          </table:table-cell>
          <table:table-cell office:value-type="float" office:value="0.994392523364486" calcext:value-type="float">
            <text:p>0.994392523364486</text:p>
          </table:table-cell>
          <table:table-cell office:value-type="float" office:value="0.995327102803738" calcext:value-type="float">
            <text:p>0.995327102803738</text:p>
          </table:table-cell>
          <table:table-cell office:value-type="float" office:value="0.994392523364486" calcext:value-type="float">
            <text:p>0.994392523364486</text:p>
          </table:table-cell>
          <table:table-cell office:value-type="float" office:value="0.992990654205608" calcext:value-type="float">
            <text:p>0.9929906542056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78402490778166" calcext:value-type="float">
            <text:p>0.978402490778166</text:p>
          </table:table-cell>
          <table:table-cell office:value-type="float" office:value="0.892151592527886" calcext:value-type="float">
            <text:p>0.892151592527886</text:p>
          </table:table-cell>
          <table:table-cell office:value-type="float" office:value="0.832747166862055" calcext:value-type="float">
            <text:p>0.832747166862055</text:p>
          </table:table-cell>
          <table:table-cell office:value-type="float" office:value="0.848584905660377" calcext:value-type="float">
            <text:p>0.848584905660377</text:p>
          </table:table-cell>
          <table:table-cell office:value-type="float" office:value="0.820252654213143" calcext:value-type="float">
            <text:p>0.820252654213143</text:p>
          </table:table-cell>
          <table:table-cell office:value-type="float" office:value="0.883196273924751" calcext:value-type="float">
            <text:p>0.883196273924751</text:p>
          </table:table-cell>
          <table:table-cell office:value-type="float" office:value="0.756299394924043" calcext:value-type="float">
            <text:p>0.7562993949240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6298391783514" calcext:value-type="float">
            <text:p>0.996298391783514</text:p>
          </table:table-cell>
          <table:table-cell office:value-type="float" office:value="0.99729573580076" calcext:value-type="float">
            <text:p>0.99729573580076</text:p>
          </table:table-cell>
          <table:table-cell office:value-type="float" office:value="0.997741159112241" calcext:value-type="float">
            <text:p>0.997741159112241</text:p>
          </table:table-cell>
          <table:table-cell office:value-type="float" office:value="0.994670252160113" calcext:value-type="float">
            <text:p>0.994670252160113</text:p>
          </table:table-cell>
          <table:table-cell office:value-type="float" office:value="0.995161312606209" calcext:value-type="float">
            <text:p>0.995161312606209</text:p>
          </table:table-cell>
          <table:table-cell office:value-type="float" office:value="0.994179503729544" calcext:value-type="float">
            <text:p>0.994179503729544</text:p>
          </table:table-cell>
          <table:table-cell office:value-type="float" office:value="0.993327341629905" calcext:value-type="float">
            <text:p>0.9933273416299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129117668389789" calcext:value-type="float">
            <text:p>0.129117668389789</text:p>
          </table:table-cell>
          <table:table-cell office:value-type="float" office:value="0.0968391854014893" calcext:value-type="float">
            <text:p>0.096839185401489</text:p>
          </table:table-cell>
          <table:table-cell office:value-type="float" office:value="0.0806991966200216" calcext:value-type="float">
            <text:p>0.080699196620022</text:p>
          </table:table-cell>
          <table:table-cell office:value-type="float" office:value="0.193678370802978" calcext:value-type="float">
            <text:p>0.193678370802978</text:p>
          </table:table-cell>
          <table:table-cell office:value-type="float" office:value="0.161397645952724" calcext:value-type="float">
            <text:p>0.161397645952724</text:p>
          </table:table-cell>
          <table:table-cell office:value-type="float" office:value="0.193676876228342" calcext:value-type="float">
            <text:p>0.193676876228342</text:p>
          </table:table-cell>
          <table:table-cell office:value-type="float" office:value="0.242097589860063" calcext:value-type="float">
            <text:p>0.2420975898600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8800669154549" calcext:value-type="float">
            <text:p>0.98800669154549</text:p>
          </table:table-cell>
          <table:table-cell office:value-type="float" office:value="0.922136631586561" calcext:value-type="float">
            <text:p>0.922136631586561</text:p>
          </table:table-cell>
          <table:table-cell office:value-type="float" office:value="0.856439622262407" calcext:value-type="float">
            <text:p>0.856439622262407</text:p>
          </table:table-cell>
          <table:table-cell office:value-type="float" office:value="0.887003874751283" calcext:value-type="float">
            <text:p>0.887003874751283</text:p>
          </table:table-cell>
          <table:table-cell office:value-type="float" office:value="0.799058823529412" calcext:value-type="float">
            <text:p>0.799058823529412</text:p>
          </table:table-cell>
          <table:table-cell office:value-type="float" office:value="0.856195887445887" calcext:value-type="float">
            <text:p>0.856195887445887</text:p>
          </table:table-cell>
          <table:table-cell office:value-type="float" office:value="0.783597634726515" calcext:value-type="float">
            <text:p>0.783597634726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98097050428163" calcext:value-type="float">
            <text:p>0.998097050428163</text:p>
          </table:table-cell>
          <table:table-cell office:value-type="float" office:value="0.749311610830656" calcext:value-type="float">
            <text:p>0.749311610830656</text:p>
          </table:table-cell>
          <table:table-cell office:value-type="float" office:value="0.998628257887517" calcext:value-type="float">
            <text:p>0.998628257887517</text:p>
          </table:table-cell>
          <table:table-cell office:value-type="float" office:value="0.809500461467466" calcext:value-type="float">
            <text:p>0.809500461467466</text:p>
          </table:table-cell>
          <table:table-cell office:value-type="float" office:value="0.883467542558452" calcext:value-type="float">
            <text:p>0.883467542558452</text:p>
          </table:table-cell>
          <table:table-cell office:value-type="float" office:value="0.789359329333949" calcext:value-type="float">
            <text:p>0.789359329333949</text:p>
          </table:table-cell>
          <table:table-cell office:value-type="float" office:value="0.74885268471776" calcext:value-type="float">
            <text:p>0.748852684717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6348699224099" calcext:value-type="float">
            <text:p>0.996348699224099</text:p>
          </table:table-cell>
          <table:table-cell office:value-type="float" office:value="0.995892286627111" calcext:value-type="float">
            <text:p>0.995892286627111</text:p>
          </table:table-cell>
          <table:table-cell office:value-type="float" office:value="0.997261524418074" calcext:value-type="float">
            <text:p>0.997261524418074</text:p>
          </table:table-cell>
          <table:table-cell office:value-type="float" office:value="0.989958922866271" calcext:value-type="float">
            <text:p>0.989958922866271</text:p>
          </table:table-cell>
          <table:table-cell office:value-type="float" office:value="0.996348699224099" calcext:value-type="float">
            <text:p>0.996348699224099</text:p>
          </table:table-cell>
          <table:table-cell office:value-type="float" office:value="0.990871748060246" calcext:value-type="float">
            <text:p>0.990871748060246</text:p>
          </table:table-cell>
          <table:table-cell office:value-type="float" office:value="0.994979461433135" calcext:value-type="float">
            <text:p>0.9949794614331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365130077590137" calcext:value-type="float">
            <text:p>0.003651300775901</text:p>
          </table:table-cell>
          <table:table-cell office:value-type="float" office:value="0.00410771337288907" calcext:value-type="float">
            <text:p>0.004107713372889</text:p>
          </table:table-cell>
          <table:table-cell office:value-type="float" office:value="0.00273847558192608" calcext:value-type="float">
            <text:p>0.002738475581926</text:p>
          </table:table-cell>
          <table:table-cell office:value-type="float" office:value="0.0100410771337289" calcext:value-type="float">
            <text:p>0.010041077133729</text:p>
          </table:table-cell>
          <table:table-cell office:value-type="float" office:value="0.00365130077590137" calcext:value-type="float">
            <text:p>0.003651300775901</text:p>
          </table:table-cell>
          <table:table-cell office:value-type="float" office:value="0.00912825193975353" calcext:value-type="float">
            <text:p>0.009128251939754</text:p>
          </table:table-cell>
          <table:table-cell office:value-type="float" office:value="0.00502053856686446" calcext:value-type="float">
            <text:p>0.0050205385668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0.535714285714286" calcext:value-type="float">
            <text:p>0.535714285714286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545454545454545" calcext:value-type="float">
            <text:p>0.5454545454545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6194100856327" calcext:value-type="float">
            <text:p>0.99619410085632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1" calcext:value-type="float">
            <text:p>1</text:p>
          </table:table-cell>
          <table:table-cell office:value-type="float" office:value="0.998623221661313" calcext:value-type="float">
            <text:p>0.998623221661313</text:p>
          </table:table-cell>
          <table:table-cell office:value-type="float" office:value="0.997256515775034" calcext:value-type="float">
            <text:p>0.997256515775034</text:p>
          </table:table-cell>
          <table:table-cell office:value-type="float" office:value="0.994000922934933" calcext:value-type="float">
            <text:p>0.994000922934933</text:p>
          </table:table-cell>
          <table:table-cell office:value-type="float" office:value="0.997704315886134" calcext:value-type="float">
            <text:p>0.997704315886134</text:p>
          </table:table-cell>
          <table:table-cell office:value-type="float" office:value="0.995385325334564" calcext:value-type="float">
            <text:p>0.995385325334564</text:p>
          </table:table-cell>
          <table:table-cell office:value-type="float" office:value="0.997705369435521" calcext:value-type="float">
            <text:p>0.9977053694355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8093422306959" calcext:value-type="float">
            <text:p>0.998093422306959</text:p>
          </table:table-cell>
          <table:table-cell table:number-columns-repeated="2" office:value-type="float" office:value="0.571428571428571" calcext:value-type="float">
            <text:p>0.571428571428571</text:p>
          </table:table-cell>
          <table:table-cell office:value-type="float" office:value="0.576923076923077" calcext:value-type="float">
            <text:p>0.576923076923077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521739130434783" calcext:value-type="float">
            <text:p>0.5217391304347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094" calcext:value-type="float">
            <text:p>209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89" calcext:value-type="float">
            <text:p>89</text:p>
          </table:table-cell>
          <table:table-cell office:value-type="float" office:value="2176" calcext:value-type="float">
            <text:p>2176</text:p>
          </table:table-cell>
          <table:table-cell office:value-type="float" office:value="2181" calcext:value-type="float">
            <text:p>2181</text:p>
          </table:table-cell>
          <table:table-cell office:value-type="float" office:value="2154" calcext:value-type="float">
            <text:p>2154</text:p>
          </table:table-cell>
          <table:table-cell office:value-type="float" office:value="2173" calcext:value-type="float">
            <text:p>2173</text:p>
          </table:table-cell>
          <table:table-cell office:value-type="float" office:value="2157" calcext:value-type="float">
            <text:p>2157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6348699224099" calcext:value-type="float">
            <text:p>0.996348699224099</text:p>
          </table:table-cell>
          <table:table-cell office:value-type="float" office:value="0.995892286627111" calcext:value-type="float">
            <text:p>0.995892286627111</text:p>
          </table:table-cell>
          <table:table-cell office:value-type="float" office:value="0.997261524418074" calcext:value-type="float">
            <text:p>0.997261524418074</text:p>
          </table:table-cell>
          <table:table-cell office:value-type="float" office:value="0.989958922866271" calcext:value-type="float">
            <text:p>0.989958922866271</text:p>
          </table:table-cell>
          <table:table-cell office:value-type="float" office:value="0.996348699224099" calcext:value-type="float">
            <text:p>0.996348699224099</text:p>
          </table:table-cell>
          <table:table-cell office:value-type="float" office:value="0.990871748060246" calcext:value-type="float">
            <text:p>0.990871748060246</text:p>
          </table:table-cell>
          <table:table-cell office:value-type="float" office:value="0.994979461433135" calcext:value-type="float">
            <text:p>0.9949794614331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77541334809393" calcext:value-type="float">
            <text:p>0.977541334809393</text:p>
          </table:table-cell>
          <table:table-cell office:value-type="float" office:value="0.784682412290759" calcext:value-type="float">
            <text:p>0.784682412290759</text:p>
          </table:table-cell>
          <table:table-cell office:value-type="float" office:value="0.785027472527472" calcext:value-type="float">
            <text:p>0.785027472527472</text:p>
          </table:table-cell>
          <table:table-cell office:value-type="float" office:value="0.785921122757151" calcext:value-type="float">
            <text:p>0.785921122757151</text:p>
          </table:table-cell>
          <table:table-cell office:value-type="float" office:value="0.8562241616904" calcext:value-type="float">
            <text:p>0.8562241616904</text:p>
          </table:table-cell>
          <table:table-cell office:value-type="float" office:value="0.789359329333949" calcext:value-type="float">
            <text:p>0.789359329333949</text:p>
          </table:table-cell>
          <table:table-cell office:value-type="float" office:value="0.759607807933611" calcext:value-type="float">
            <text:p>0.7596078079336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6423741077125" calcext:value-type="float">
            <text:p>0.996423741077125</text:p>
          </table:table-cell>
          <table:table-cell office:value-type="float" office:value="0.995600291409134" calcext:value-type="float">
            <text:p>0.995600291409134</text:p>
          </table:table-cell>
          <table:table-cell office:value-type="float" office:value="0.997846459793059" calcext:value-type="float">
            <text:p>0.997846459793059</text:p>
          </table:table-cell>
          <table:table-cell office:value-type="float" office:value="0.990340480229729" calcext:value-type="float">
            <text:p>0.990340480229729</text:p>
          </table:table-cell>
          <table:table-cell office:value-type="float" office:value="0.996478264214883" calcext:value-type="float">
            <text:p>0.996478264214883</text:p>
          </table:table-cell>
          <table:table-cell office:value-type="float" office:value="0.990871748060246" calcext:value-type="float">
            <text:p>0.990871748060246</text:p>
          </table:table-cell>
          <table:table-cell office:value-type="float" office:value="0.994870895172296" calcext:value-type="float">
            <text:p>0.9948708951722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126111461049424" calcext:value-type="float">
            <text:p>0.126111461049424</text:p>
          </table:table-cell>
          <table:table-cell office:value-type="float" office:value="0.141876488519621" calcext:value-type="float">
            <text:p>0.141876488519621</text:p>
          </table:table-cell>
          <table:table-cell office:value-type="float" office:value="0.0945857854651061" calcext:value-type="float">
            <text:p>0.094585785465106</text:p>
          </table:table-cell>
          <table:table-cell office:value-type="float" office:value="0.346811262188329" calcext:value-type="float">
            <text:p>0.346811262188329</text:p>
          </table:table-cell>
          <table:table-cell office:value-type="float" office:value="0.126113285781122" calcext:value-type="float">
            <text:p>0.126113285781122</text:p>
          </table:table-cell>
          <table:table-cell office:value-type="float" office:value="0.315282302086955" calcext:value-type="float">
            <text:p>0.315282302086955</text:p>
          </table:table-cell>
          <table:table-cell office:value-type="float" office:value="0.173405083674656" calcext:value-type="float">
            <text:p>0.1734050836746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98097050428163" calcext:value-type="float">
            <text:p>0.998097050428163</text:p>
          </table:table-cell>
          <table:table-cell office:value-type="float" office:value="0.749311610830656" calcext:value-type="float">
            <text:p>0.749311610830656</text:p>
          </table:table-cell>
          <table:table-cell office:value-type="float" office:value="0.998628257887517" calcext:value-type="float">
            <text:p>0.998628257887517</text:p>
          </table:table-cell>
          <table:table-cell office:value-type="float" office:value="0.809500461467466" calcext:value-type="float">
            <text:p>0.809500461467466</text:p>
          </table:table-cell>
          <table:table-cell office:value-type="float" office:value="0.883467542558452" calcext:value-type="float">
            <text:p>0.883467542558452</text:p>
          </table:table-cell>
          <table:table-cell office:value-type="float" office:value="0.789359329333949" calcext:value-type="float">
            <text:p>0.789359329333949</text:p>
          </table:table-cell>
          <table:table-cell office:value-type="float" office:value="0.74885268471776" calcext:value-type="float">
            <text:p>0.74885268471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71217346042487" calcext:value-type="float">
            <text:p>0.971217346042487</text:p>
          </table:table-cell>
          <table:table-cell office:value-type="float" office:value="0.80723547808975" calcext:value-type="float">
            <text:p>0.80723547808975</text:p>
          </table:table-cell>
          <table:table-cell office:value-type="float" office:value="0.937272105742935" calcext:value-type="float">
            <text:p>0.937272105742935</text:p>
          </table:table-cell>
          <table:table-cell office:value-type="float" office:value="0.781002454257038" calcext:value-type="float">
            <text:p>0.781002454257038</text:p>
          </table:table-cell>
          <table:table-cell office:value-type="float" office:value="0.724520433694746" calcext:value-type="float">
            <text:p>0.724520433694746</text:p>
          </table:table-cell>
          <table:table-cell office:value-type="float" office:value="0.87625214803638" calcext:value-type="float">
            <text:p>0.87625214803638</text:p>
          </table:table-cell>
          <table:table-cell office:value-type="float" office:value="0.732032210622755" calcext:value-type="float">
            <text:p>0.7320322106227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0917347865577" calcext:value-type="float">
            <text:p>0.990917347865577</text:p>
          </table:table-cell>
          <table:table-cell office:value-type="float" office:value="0.996821071752952" calcext:value-type="float">
            <text:p>0.996821071752952</text:p>
          </table:table-cell>
          <table:table-cell office:value-type="float" office:value="0.999091734786557" calcext:value-type="float">
            <text:p>0.999091734786557</text:p>
          </table:table-cell>
          <table:table-cell office:value-type="float" office:value="0.99227974568574" calcext:value-type="float">
            <text:p>0.99227974568574</text:p>
          </table:table-cell>
          <table:table-cell office:value-type="float" office:value="0.989100817438692" calcext:value-type="float">
            <text:p>0.989100817438692</text:p>
          </table:table-cell>
          <table:table-cell office:value-type="float" office:value="0.991371480472298" calcext:value-type="float">
            <text:p>0.991371480472298</text:p>
          </table:table-cell>
          <table:table-cell office:value-type="float" office:value="0.985921889191644" calcext:value-type="float">
            <text:p>0.9859218891916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908265213442328" calcext:value-type="float">
            <text:p>0.009082652134423</text:p>
          </table:table-cell>
          <table:table-cell office:value-type="float" office:value="0.00317892824704813" calcext:value-type="float">
            <text:p>0.003178928247048</text:p>
          </table:table-cell>
          <table:table-cell office:value-type="float" office:value="0.000908265213442339" calcext:value-type="float">
            <text:p>0.000908265213442</text:p>
          </table:table-cell>
          <table:table-cell office:value-type="float" office:value="0.00772025431425971" calcext:value-type="float">
            <text:p>0.00772025431426</text:p>
          </table:table-cell>
          <table:table-cell office:value-type="float" office:value="0.010899182561308" calcext:value-type="float">
            <text:p>0.010899182561308</text:p>
          </table:table-cell>
          <table:table-cell office:value-type="float" office:value="0.00862851952770205" calcext:value-type="float">
            <text:p>0.008628519527702</text:p>
          </table:table-cell>
          <table:table-cell office:value-type="float" office:value="0.0140781108083561" calcext:value-type="float">
            <text:p>0.0140781108083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0.997109826589595" calcext:value-type="float">
            <text:p>0.997109826589595</text:p>
          </table:table-cell>
          <table:table-cell office:value-type="float" office:value="0.8" calcext:value-type="float">
            <text:p>0.8</text:p>
          </table:table-cell>
          <table:table-cell office:value-type="float" office:value="0.875" calcext:value-type="float">
            <text:p>0.875</text:p>
          </table:table-cell>
          <table:table-cell office:value-type="float" office:value="0.65" calcext:value-type="float">
            <text:p>0.65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3282149712092" calcext:value-type="float">
            <text:p>0.99328214971209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65217391304348" calcext:value-type="float">
            <text:p>0.565217391304348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0.757575757575758" calcext:value-type="float">
            <text:p>0.757575757575758</text:p>
          </table:table-cell>
          <table:table-cell office:value-type="float" office:value="0.473684210526316" calcext:value-type="float">
            <text:p>0.4736842105263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0.949152542372881" calcext:value-type="float">
            <text:p>0.949152542372881</text:p>
          </table:table-cell>
          <table:table-cell office:value-type="float" office:value="0.999086340794884" calcext:value-type="float">
            <text:p>0.999086340794884</text:p>
          </table:table-cell>
          <table:table-cell office:value-type="float" office:value="0.99954421148587" calcext:value-type="float">
            <text:p>0.99954421148587</text:p>
          </table:table-cell>
          <table:table-cell office:value-type="float" office:value="0.996787517209729" calcext:value-type="float">
            <text:p>0.996787517209729</text:p>
          </table:table-cell>
          <table:table-cell office:value-type="float" office:value="0.994495412844037" calcext:value-type="float">
            <text:p>0.994495412844037</text:p>
          </table:table-cell>
          <table:table-cell office:value-type="float" office:value="0.994928538497003" calcext:value-type="float">
            <text:p>0.994928538497003</text:p>
          </table:table-cell>
          <table:table-cell office:value-type="float" office:value="0.990380210719194" calcext:value-type="float">
            <text:p>0.990380210719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5192307692308" calcext:value-type="float">
            <text:p>0.995192307692308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0.875" calcext:value-type="float">
            <text:p>0.875</text:p>
          </table:table-cell>
          <table:table-cell office:value-type="float" office:value="0.604651162790698" calcext:value-type="float">
            <text:p>0.604651162790698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0.72463768115942" calcext:value-type="float">
            <text:p>0.72463768115942</text:p>
          </table:table-cell>
          <table:table-cell office:value-type="float" office:value="0.36734693877551" calcext:value-type="float">
            <text:p>0.367346938775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070" calcext:value-type="float">
            <text:p>207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112" calcext:value-type="float">
            <text:p>112</text:p>
          </table:table-cell>
          <table:table-cell office:value-type="float" office:value="2187" calcext:value-type="float">
            <text:p>2187</text:p>
          </table:table-cell>
          <table:table-cell office:value-type="float" office:value="2193" calcext:value-type="float">
            <text:p>2193</text:p>
          </table:table-cell>
          <table:table-cell office:value-type="float" office:value="2172" calcext:value-type="float">
            <text:p>2172</text:p>
          </table:table-cell>
          <table:table-cell office:value-type="float" office:value="2168" calcext:value-type="float">
            <text:p>2168</text:p>
          </table:table-cell>
          <table:table-cell office:value-type="float" office:value="2158" calcext:value-type="float">
            <text:p>2158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0917347865577" calcext:value-type="float">
            <text:p>0.990917347865577</text:p>
          </table:table-cell>
          <table:table-cell office:value-type="float" office:value="0.996821071752952" calcext:value-type="float">
            <text:p>0.996821071752952</text:p>
          </table:table-cell>
          <table:table-cell office:value-type="float" office:value="0.999091734786557" calcext:value-type="float">
            <text:p>0.999091734786557</text:p>
          </table:table-cell>
          <table:table-cell office:value-type="float" office:value="0.99227974568574" calcext:value-type="float">
            <text:p>0.99227974568574</text:p>
          </table:table-cell>
          <table:table-cell office:value-type="float" office:value="0.989100817438692" calcext:value-type="float">
            <text:p>0.989100817438692</text:p>
          </table:table-cell>
          <table:table-cell office:value-type="float" office:value="0.991371480472298" calcext:value-type="float">
            <text:p>0.991371480472298</text:p>
          </table:table-cell>
          <table:table-cell office:value-type="float" office:value="0.985921889191644" calcext:value-type="float">
            <text:p>0.9859218891916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56612547288777" calcext:value-type="float">
            <text:p>0.956612547288777</text:p>
          </table:table-cell>
          <table:table-cell office:value-type="float" office:value="0.847027182596787" calcext:value-type="float">
            <text:p>0.847027182596787</text:p>
          </table:table-cell>
          <table:table-cell office:value-type="float" office:value="0.937272105742935" calcext:value-type="float">
            <text:p>0.937272105742935</text:p>
          </table:table-cell>
          <table:table-cell office:value-type="float" office:value="0.800376487150909" calcext:value-type="float">
            <text:p>0.800376487150909</text:p>
          </table:table-cell>
          <table:table-cell office:value-type="float" office:value="0.724520433694746" calcext:value-type="float">
            <text:p>0.724520433694746</text:p>
          </table:table-cell>
          <table:table-cell office:value-type="float" office:value="0.860127375758487" calcext:value-type="float">
            <text:p>0.860127375758487</text:p>
          </table:table-cell>
          <table:table-cell office:value-type="float" office:value="0.680114341948031" calcext:value-type="float">
            <text:p>0.6801143419480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1057510482847" calcext:value-type="float">
            <text:p>0.991057510482847</text:p>
          </table:table-cell>
          <table:table-cell office:value-type="float" office:value="0.996614838771094" calcext:value-type="float">
            <text:p>0.996614838771094</text:p>
          </table:table-cell>
          <table:table-cell office:value-type="float" office:value="0.999091734786557" calcext:value-type="float">
            <text:p>0.999091734786557</text:p>
          </table:table-cell>
          <table:table-cell office:value-type="float" office:value="0.992013089930481" calcext:value-type="float">
            <text:p>0.992013089930481</text:p>
          </table:table-cell>
          <table:table-cell office:value-type="float" office:value="0.989100817438692" calcext:value-type="float">
            <text:p>0.989100817438692</text:p>
          </table:table-cell>
          <table:table-cell office:value-type="float" office:value="0.991556071336874" calcext:value-type="float">
            <text:p>0.991556071336874</text:p>
          </table:table-cell>
          <table:table-cell office:value-type="float" office:value="0.987484305828745" calcext:value-type="float">
            <text:p>0.9874843058287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313705869883196" calcext:value-type="float">
            <text:p>0.313705869883196</text:p>
          </table:table-cell>
          <table:table-cell office:value-type="float" office:value="0.109797018146793" calcext:value-type="float">
            <text:p>0.109797018146793</text:p>
          </table:table-cell>
          <table:table-cell office:value-type="float" office:value="0.0313707322376266" calcext:value-type="float">
            <text:p>0.031370732237627</text:p>
          </table:table-cell>
          <table:table-cell office:value-type="float" office:value="0.266650679334921" calcext:value-type="float">
            <text:p>0.266650679334921</text:p>
          </table:table-cell>
          <table:table-cell office:value-type="float" office:value="0.376448786851508" calcext:value-type="float">
            <text:p>0.376448786851508</text:p>
          </table:table-cell>
          <table:table-cell office:value-type="float" office:value="0.298022500942342" calcext:value-type="float">
            <text:p>0.298022500942342</text:p>
          </table:table-cell>
          <table:table-cell office:value-type="float" office:value="0.486248346861157" calcext:value-type="float">
            <text:p>0.4862483468611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71217346042487" calcext:value-type="float">
            <text:p>0.971217346042487</text:p>
          </table:table-cell>
          <table:table-cell office:value-type="float" office:value="0.80723547808975" calcext:value-type="float">
            <text:p>0.80723547808975</text:p>
          </table:table-cell>
          <table:table-cell office:value-type="float" office:value="0.937272105742935" calcext:value-type="float">
            <text:p>0.937272105742935</text:p>
          </table:table-cell>
          <table:table-cell office:value-type="float" office:value="0.781002454257038" calcext:value-type="float">
            <text:p>0.781002454257038</text:p>
          </table:table-cell>
          <table:table-cell office:value-type="float" office:value="0.724520433694746" calcext:value-type="float">
            <text:p>0.724520433694746</text:p>
          </table:table-cell>
          <table:table-cell office:value-type="float" office:value="0.87625214803638" calcext:value-type="float">
            <text:p>0.87625214803638</text:p>
          </table:table-cell>
          <table:table-cell office:value-type="float" office:value="0.732032210622755" calcext:value-type="float">
            <text:p>0.732032210622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98588899341486" calcext:value-type="float">
            <text:p>0.998588899341486</text:p>
          </table:table-cell>
          <table:table-cell office:value-type="float" office:value="0.790982360097324" calcext:value-type="float">
            <text:p>0.790982360097324</text:p>
          </table:table-cell>
          <table:table-cell office:value-type="float" office:value="0.999545661063153" calcext:value-type="float">
            <text:p>0.999545661063153</text:p>
          </table:table-cell>
          <table:table-cell office:value-type="float" office:value="0.808149553912266" calcext:value-type="float">
            <text:p>0.808149553912266</text:p>
          </table:table-cell>
          <table:table-cell office:value-type="float" office:value="0.887977727157682" calcext:value-type="float">
            <text:p>0.887977727157682</text:p>
          </table:table-cell>
          <table:table-cell office:value-type="float" office:value="0.918306636155606" calcext:value-type="float">
            <text:p>0.918306636155606</text:p>
          </table:table-cell>
          <table:table-cell office:value-type="float" office:value="0.820971950424005" calcext:value-type="float">
            <text:p>0.820971950424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7277676950998" calcext:value-type="float">
            <text:p>0.997277676950998</text:p>
          </table:table-cell>
          <table:table-cell office:value-type="float" office:value="0.996370235934664" calcext:value-type="float">
            <text:p>0.996370235934664</text:p>
          </table:table-cell>
          <table:table-cell office:value-type="float" office:value="0.999092558983666" calcext:value-type="float">
            <text:p>0.999092558983666</text:p>
          </table:table-cell>
          <table:table-cell office:value-type="float" office:value="0.993647912885662" calcext:value-type="float">
            <text:p>0.993647912885662</text:p>
          </table:table-cell>
          <table:table-cell office:value-type="float" office:value="0.997277676950998" calcext:value-type="float">
            <text:p>0.997277676950998</text:p>
          </table:table-cell>
          <table:table-cell office:value-type="float" office:value="0.993194192377496" calcext:value-type="float">
            <text:p>0.993194192377496</text:p>
          </table:table-cell>
          <table:table-cell office:value-type="float" office:value="0.996823956442831" calcext:value-type="float">
            <text:p>0.9968239564428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272232304900177" calcext:value-type="float">
            <text:p>0.002722323049002</text:p>
          </table:table-cell>
          <table:table-cell office:value-type="float" office:value="0.00362976406533577" calcext:value-type="float">
            <text:p>0.003629764065336</text:p>
          </table:table-cell>
          <table:table-cell office:value-type="float" office:value="0.000907441016333888" calcext:value-type="float">
            <text:p>0.000907441016334</text:p>
          </table:table-cell>
          <table:table-cell office:value-type="float" office:value="0.00635208711433755" calcext:value-type="float">
            <text:p>0.006352087114338</text:p>
          </table:table-cell>
          <table:table-cell office:value-type="float" office:value="0.00272232304900177" calcext:value-type="float">
            <text:p>0.002722323049002</text:p>
          </table:table-cell>
          <table:table-cell office:value-type="float" office:value="0.00680580762250449" calcext:value-type="float">
            <text:p>0.006805807622504</text:p>
          </table:table-cell>
          <table:table-cell office:value-type="float" office:value="0.00317604355716883" calcext:value-type="float">
            <text:p>0.003176043557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7177798682973" calcext:value-type="float">
            <text:p>0.997177798682973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1" calcext:value-type="float">
            <text:p>1</text:p>
          </table:table-cell>
          <table:table-cell office:value-type="float" office:value="0.998631386861314" calcext:value-type="float">
            <text:p>0.998631386861314</text:p>
          </table:table-cell>
          <table:table-cell office:value-type="float" office:value="0.999091322126306" calcext:value-type="float">
            <text:p>0.999091322126306</text:p>
          </table:table-cell>
          <table:table-cell office:value-type="float" office:value="0.997251488776912" calcext:value-type="float">
            <text:p>0.997251488776912</text:p>
          </table:table-cell>
          <table:table-cell office:value-type="float" office:value="0.998177676537585" calcext:value-type="float">
            <text:p>0.998177676537585</text:p>
          </table:table-cell>
          <table:table-cell office:value-type="float" office:value="0.994508009153318" calcext:value-type="float">
            <text:p>0.994508009153318</text:p>
          </table:table-cell>
          <table:table-cell office:value-type="float" office:value="0.999086757990868" calcext:value-type="float">
            <text:p>0.9990867579908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8586905322657" calcext:value-type="float">
            <text:p>0.998586905322657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75" calcext:value-type="float">
            <text:p>0.75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680851063829787" calcext:value-type="float">
            <text:p>0.68085106382978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120" calcext:value-type="float">
            <text:p>21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78" calcext:value-type="float">
            <text:p>78</text:p>
          </table:table-cell>
          <table:table-cell office:value-type="float" office:value="2189" calcext:value-type="float">
            <text:p>2189</text:p>
          </table:table-cell>
          <table:table-cell office:value-type="float" office:value="2199" calcext:value-type="float">
            <text:p>2199</text:p>
          </table:table-cell>
          <table:table-cell office:value-type="float" office:value="2177" calcext:value-type="float">
            <text:p>2177</text:p>
          </table:table-cell>
          <table:table-cell office:value-type="float" office:value="2191" calcext:value-type="float">
            <text:p>2191</text:p>
          </table:table-cell>
          <table:table-cell office:value-type="float" office:value="2173" calcext:value-type="float">
            <text:p>2173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7277676950998" calcext:value-type="float">
            <text:p>0.997277676950998</text:p>
          </table:table-cell>
          <table:table-cell office:value-type="float" office:value="0.996370235934664" calcext:value-type="float">
            <text:p>0.996370235934664</text:p>
          </table:table-cell>
          <table:table-cell office:value-type="float" office:value="0.999092558983666" calcext:value-type="float">
            <text:p>0.999092558983666</text:p>
          </table:table-cell>
          <table:table-cell office:value-type="float" office:value="0.993647912885662" calcext:value-type="float">
            <text:p>0.993647912885662</text:p>
          </table:table-cell>
          <table:table-cell office:value-type="float" office:value="0.997277676950998" calcext:value-type="float">
            <text:p>0.997277676950998</text:p>
          </table:table-cell>
          <table:table-cell office:value-type="float" office:value="0.993194192377496" calcext:value-type="float">
            <text:p>0.993194192377496</text:p>
          </table:table-cell>
          <table:table-cell office:value-type="float" office:value="0.996823956442831" calcext:value-type="float">
            <text:p>0.9968239564428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8077493414281" calcext:value-type="float">
            <text:p>0.98077493414281</text:p>
          </table:table-cell>
          <table:table-cell office:value-type="float" office:value="0.81726982547776" calcext:value-type="float">
            <text:p>0.81726982547776</text:p>
          </table:table-cell>
          <table:table-cell office:value-type="float" office:value="0.874772727272727" calcext:value-type="float">
            <text:p>0.874772727272727</text:p>
          </table:table-cell>
          <table:table-cell office:value-type="float" office:value="0.823397435897436" calcext:value-type="float">
            <text:p>0.823397435897436</text:p>
          </table:table-cell>
          <table:table-cell office:value-type="float" office:value="0.849316317228806" calcext:value-type="float">
            <text:p>0.849316317228806</text:p>
          </table:table-cell>
          <table:table-cell office:value-type="float" office:value="0.838705742875682" calcext:value-type="float">
            <text:p>0.838705742875682</text:p>
          </table:table-cell>
          <table:table-cell office:value-type="float" office:value="0.859201460187086" calcext:value-type="float">
            <text:p>0.8592014601870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7326166890689" calcext:value-type="float">
            <text:p>0.997326166890689</text:p>
          </table:table-cell>
          <table:table-cell office:value-type="float" office:value="0.996206074238553" calcext:value-type="float">
            <text:p>0.996206074238553</text:p>
          </table:table-cell>
          <table:table-cell office:value-type="float" office:value="0.999205782874113" calcext:value-type="float">
            <text:p>0.999205782874113</text:p>
          </table:table-cell>
          <table:table-cell office:value-type="float" office:value="0.993490564940202" calcext:value-type="float">
            <text:p>0.993490564940202</text:p>
          </table:table-cell>
          <table:table-cell office:value-type="float" office:value="0.99741317270166" calcext:value-type="float">
            <text:p>0.99741317270166</text:p>
          </table:table-cell>
          <table:table-cell office:value-type="float" office:value="0.993838789524234" calcext:value-type="float">
            <text:p>0.993838789524234</text:p>
          </table:table-cell>
          <table:table-cell office:value-type="float" office:value="0.99663448077107" calcext:value-type="float">
            <text:p>0.996634480771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0940257070641861" calcext:value-type="float">
            <text:p>0.094025707064186</text:p>
          </table:table-cell>
          <table:table-cell office:value-type="float" office:value="0.125368697800172" calcext:value-type="float">
            <text:p>0.125368697800172</text:p>
          </table:table-cell>
          <table:table-cell office:value-type="float" office:value="0.0313426279422341" calcext:value-type="float">
            <text:p>0.031342627942234</text:p>
          </table:table-cell>
          <table:table-cell office:value-type="float" office:value="0.219395493245614" calcext:value-type="float">
            <text:p>0.219395493245614</text:p>
          </table:table-cell>
          <table:table-cell office:value-type="float" office:value="0.0940271582391956" calcext:value-type="float">
            <text:p>0.094027158239196</text:p>
          </table:table-cell>
          <table:table-cell office:value-type="float" office:value="0.235068621185492" calcext:value-type="float">
            <text:p>0.235068621185492</text:p>
          </table:table-cell>
          <table:table-cell office:value-type="float" office:value="0.109697383829055" calcext:value-type="float">
            <text:p>0.1096973838290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98588899341486" calcext:value-type="float">
            <text:p>0.998588899341486</text:p>
          </table:table-cell>
          <table:table-cell office:value-type="float" office:value="0.790982360097324" calcext:value-type="float">
            <text:p>0.790982360097324</text:p>
          </table:table-cell>
          <table:table-cell office:value-type="float" office:value="0.999545661063153" calcext:value-type="float">
            <text:p>0.999545661063153</text:p>
          </table:table-cell>
          <table:table-cell office:value-type="float" office:value="0.808149553912266" calcext:value-type="float">
            <text:p>0.808149553912266</text:p>
          </table:table-cell>
          <table:table-cell office:value-type="float" office:value="0.887977727157682" calcext:value-type="float">
            <text:p>0.887977727157682</text:p>
          </table:table-cell>
          <table:table-cell office:value-type="float" office:value="0.918306636155606" calcext:value-type="float">
            <text:p>0.918306636155606</text:p>
          </table:table-cell>
          <table:table-cell office:value-type="float" office:value="0.820971950424005" calcext:value-type="float">
            <text:p>0.820971950424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62152523251764" calcext:value-type="float">
            <text:p>0.962152523251764</text:p>
          </table:table-cell>
          <table:table-cell office:value-type="float" office:value="0.85641681648458" calcext:value-type="float">
            <text:p>0.85641681648458</text:p>
          </table:table-cell>
          <table:table-cell office:value-type="float" office:value="0.998794599807136" calcext:value-type="float">
            <text:p>0.998794599807136</text:p>
          </table:table-cell>
          <table:table-cell office:value-type="float" office:value="0.85148698354766" calcext:value-type="float">
            <text:p>0.85148698354766</text:p>
          </table:table-cell>
          <table:table-cell office:value-type="float" office:value="0.799031476997579" calcext:value-type="float">
            <text:p>0.799031476997579</text:p>
          </table:table-cell>
          <table:table-cell office:value-type="float" office:value="0.850634121700853" calcext:value-type="float">
            <text:p>0.850634121700853</text:p>
          </table:table-cell>
          <table:table-cell office:value-type="float" office:value="0.775837913568272" calcext:value-type="float">
            <text:p>0.775837913568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3269230769231" calcext:value-type="float">
            <text:p>0.993269230769231</text:p>
          </table:table-cell>
          <table:table-cell office:value-type="float" office:value="0.996634615384615" calcext:value-type="float">
            <text:p>0.996634615384615</text:p>
          </table:table-cell>
          <table:table-cell office:value-type="float" office:value="0.997596153846154" calcext:value-type="float">
            <text:p>0.997596153846154</text:p>
          </table:table-cell>
          <table:table-cell office:value-type="float" office:value="0.994711538461538" calcext:value-type="float">
            <text:p>0.994711538461538</text:p>
          </table:table-cell>
          <table:table-cell office:value-type="float" office:value="0.995192307692308" calcext:value-type="float">
            <text:p>0.995192307692308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992307692307692" calcext:value-type="float">
            <text:p>0.9923076923076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673076923076921" calcext:value-type="float">
            <text:p>0.006730769230769</text:p>
          </table:table-cell>
          <table:table-cell office:value-type="float" office:value="0.0033653846153846" calcext:value-type="float">
            <text:p>0.003365384615385</text:p>
          </table:table-cell>
          <table:table-cell office:value-type="float" office:value="0.00240384615384615" calcext:value-type="float">
            <text:p>0.002403846153846</text:p>
          </table:table-cell>
          <table:table-cell office:value-type="float" office:value="0.00528846153846152" calcext:value-type="float">
            <text:p>0.005288461538462</text:p>
          </table:table-cell>
          <table:table-cell office:value-type="float" office:value="0.00480769230769229" calcext:value-type="float">
            <text:p>0.004807692307692</text:p>
          </table:table-cell>
          <table:table-cell office:value-type="float" office:value="0.00624999999999998" calcext:value-type="float">
            <text:p>0.00625</text:p>
          </table:table-cell>
          <table:table-cell office:value-type="float" office:value="0.00769230769230767" calcext:value-type="float">
            <text:p>0.0076923076923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0.996469994957136" calcext:value-type="float">
            <text:p>0.996469994957136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6469994957136" calcext:value-type="float">
            <text:p>0.996469994957136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.6" calcext:value-type="float">
            <text:p>0.6</text:p>
          </table:table-cell>
          <table:table-cell office:value-type="float" office:value="0.703703703703704" calcext:value-type="float">
            <text:p>0.703703703703704</text:p>
          </table:table-cell>
          <table:table-cell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0.927835051546392" calcext:value-type="float">
            <text:p>0.927835051546392</text:p>
          </table:table-cell>
          <table:table-cell office:value-type="float" office:value="0.998547918683446" calcext:value-type="float">
            <text:p>0.998547918683446</text:p>
          </table:table-cell>
          <table:table-cell office:value-type="float" office:value="0.997589199614272" calcext:value-type="float">
            <text:p>0.997589199614272</text:p>
          </table:table-cell>
          <table:table-cell office:value-type="float" office:value="0.997091614154144" calcext:value-type="float">
            <text:p>0.997091614154144</text:p>
          </table:table-cell>
          <table:table-cell office:value-type="float" office:value="0.998062953995157" calcext:value-type="float">
            <text:p>0.998062953995157</text:p>
          </table:table-cell>
          <table:table-cell office:value-type="float" office:value="0.997564539698003" calcext:value-type="float">
            <text:p>0.997564539698003</text:p>
          </table:table-cell>
          <table:table-cell office:value-type="float" office:value="0.996120271580989" calcext:value-type="float">
            <text:p>0.9961202715809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6469994957136" calcext:value-type="float">
            <text:p>0.996469994957136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1976" calcext:value-type="float">
            <text:p>197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90" calcext:value-type="float">
            <text:p>90</text:p>
          </table:table-cell>
          <table:table-cell office:value-type="float" office:value="2063" calcext:value-type="float">
            <text:p>2063</text:p>
          </table:table-cell>
          <table:table-cell office:value-type="float" office:value="2069" calcext:value-type="float">
            <text:p>2069</text:p>
          </table:table-cell>
          <table:table-cell office:value-type="float" office:value="2057" calcext:value-type="float">
            <text:p>2057</text:p>
          </table:table-cell>
          <table:table-cell office:value-type="float" office:value="2061" calcext:value-type="float">
            <text:p>2061</text:p>
          </table:table-cell>
          <table:table-cell office:value-type="float" office:value="2048" calcext:value-type="float">
            <text:p>2048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3269230769231" calcext:value-type="float">
            <text:p>0.993269230769231</text:p>
          </table:table-cell>
          <table:table-cell office:value-type="float" office:value="0.996634615384615" calcext:value-type="float">
            <text:p>0.996634615384615</text:p>
          </table:table-cell>
          <table:table-cell office:value-type="float" office:value="0.997596153846154" calcext:value-type="float">
            <text:p>0.997596153846154</text:p>
          </table:table-cell>
          <table:table-cell office:value-type="float" office:value="0.994711538461538" calcext:value-type="float">
            <text:p>0.994711538461538</text:p>
          </table:table-cell>
          <table:table-cell office:value-type="float" office:value="0.995192307692308" calcext:value-type="float">
            <text:p>0.995192307692308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992307692307692" calcext:value-type="float">
            <text:p>0.9923076923076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62152523251764" calcext:value-type="float">
            <text:p>0.962152523251764</text:p>
          </table:table-cell>
          <table:table-cell office:value-type="float" office:value="0.869523527883073" calcext:value-type="float">
            <text:p>0.869523527883073</text:p>
          </table:table-cell>
          <table:table-cell office:value-type="float" office:value="0.85233774900257" calcext:value-type="float">
            <text:p>0.85233774900257</text:p>
          </table:table-cell>
          <table:table-cell office:value-type="float" office:value="0.84152380952381" calcext:value-type="float">
            <text:p>0.84152380952381</text:p>
          </table:table-cell>
          <table:table-cell office:value-type="float" office:value="0.820218503664777" calcext:value-type="float">
            <text:p>0.820218503664777</text:p>
          </table:table-cell>
          <table:table-cell office:value-type="float" office:value="0.870967126203122" calcext:value-type="float">
            <text:p>0.870967126203122</text:p>
          </table:table-cell>
          <table:table-cell office:value-type="float" office:value="0.775837913568272" calcext:value-type="float">
            <text:p>0.7758379135682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3269230769231" calcext:value-type="float">
            <text:p>0.993269230769231</text:p>
          </table:table-cell>
          <table:table-cell office:value-type="float" office:value="0.996572700583105" calcext:value-type="float">
            <text:p>0.996572700583105</text:p>
          </table:table-cell>
          <table:table-cell office:value-type="float" office:value="0.997948210086686" calcext:value-type="float">
            <text:p>0.997948210086686</text:p>
          </table:table-cell>
          <table:table-cell office:value-type="float" office:value="0.994786446886447" calcext:value-type="float">
            <text:p>0.994786446886447</text:p>
          </table:table-cell>
          <table:table-cell office:value-type="float" office:value="0.9950217679223" calcext:value-type="float">
            <text:p>0.9950217679223</text:p>
          </table:table-cell>
          <table:table-cell office:value-type="float" office:value="0.993568458047614" calcext:value-type="float">
            <text:p>0.993568458047614</text:p>
          </table:table-cell>
          <table:table-cell office:value-type="float" office:value="0.992307692307692" calcext:value-type="float">
            <text:p>0.9923076923076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232475224380174" calcext:value-type="float">
            <text:p>0.232475224380174</text:p>
          </table:table-cell>
          <table:table-cell office:value-type="float" office:value="0.116237419979167" calcext:value-type="float">
            <text:p>0.116237419979167</text:p>
          </table:table-cell>
          <table:table-cell office:value-type="float" office:value="0.0830278269046666" calcext:value-type="float">
            <text:p>0.083027826904667</text:p>
          </table:table-cell>
          <table:table-cell office:value-type="float" office:value="0.182659297081058" calcext:value-type="float">
            <text:p>0.182659297081058</text:p>
          </table:table-cell>
          <table:table-cell office:value-type="float" office:value="0.166053347278284" calcext:value-type="float">
            <text:p>0.166053347278284</text:p>
          </table:table-cell>
          <table:table-cell office:value-type="float" office:value="0.2158692745774" calcext:value-type="float">
            <text:p>0.2158692745774</text:p>
          </table:table-cell>
          <table:table-cell office:value-type="float" office:value="0.265685970720199" calcext:value-type="float">
            <text:p>0.2656859707201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62152523251764" calcext:value-type="float">
            <text:p>0.962152523251764</text:p>
          </table:table-cell>
          <table:table-cell office:value-type="float" office:value="0.85641681648458" calcext:value-type="float">
            <text:p>0.85641681648458</text:p>
          </table:table-cell>
          <table:table-cell office:value-type="float" office:value="0.998794599807136" calcext:value-type="float">
            <text:p>0.998794599807136</text:p>
          </table:table-cell>
          <table:table-cell office:value-type="float" office:value="0.851486983547661" calcext:value-type="float">
            <text:p>0.851486983547661</text:p>
          </table:table-cell>
          <table:table-cell office:value-type="float" office:value="0.799031476997579" calcext:value-type="float">
            <text:p>0.799031476997579</text:p>
          </table:table-cell>
          <table:table-cell office:value-type="float" office:value="0.850634121700853" calcext:value-type="float">
            <text:p>0.850634121700853</text:p>
          </table:table-cell>
          <table:table-cell office:value-type="float" office:value="0.775837913568272" calcext:value-type="float">
            <text:p>0.775837913568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90358820445879" calcext:value-type="float">
            <text:p>0.990358820445879</text:p>
          </table:table-cell>
          <table:table-cell office:value-type="float" office:value="0.816030766556579" calcext:value-type="float">
            <text:p>0.816030766556579</text:p>
          </table:table-cell>
          <table:table-cell office:value-type="float" office:value="0.99928503336511" calcext:value-type="float">
            <text:p>0.99928503336511</text:p>
          </table:table-cell>
          <table:table-cell office:value-type="float" office:value="0.806882118841773" calcext:value-type="float">
            <text:p>0.806882118841773</text:p>
          </table:table-cell>
          <table:table-cell office:value-type="float" office:value="0.776578737010392" calcext:value-type="float">
            <text:p>0.776578737010392</text:p>
          </table:table-cell>
          <table:table-cell office:value-type="float" office:value="0.816871992300289" calcext:value-type="float">
            <text:p>0.816871992300289</text:p>
          </table:table-cell>
          <table:table-cell office:value-type="float" office:value="0.850544244543455" calcext:value-type="float">
            <text:p>0.850544244543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0965287684261" calcext:value-type="float">
            <text:p>0.990965287684261</text:p>
          </table:table-cell>
          <table:table-cell office:value-type="float" office:value="0.993818354731336" calcext:value-type="float">
            <text:p>0.993818354731336</text:p>
          </table:table-cell>
          <table:table-cell office:value-type="float" office:value="0.998573466476462" calcext:value-type="float">
            <text:p>0.998573466476462</text:p>
          </table:table-cell>
          <table:table-cell office:value-type="float" office:value="0.990965287684261" calcext:value-type="float">
            <text:p>0.990965287684261</text:p>
          </table:table-cell>
          <table:table-cell office:value-type="float" office:value="0.993818354731336" calcext:value-type="float">
            <text:p>0.993818354731336</text:p>
          </table:table-cell>
          <table:table-cell office:value-type="float" office:value="0.989538754160723" calcext:value-type="float">
            <text:p>0.989538754160723</text:p>
          </table:table-cell>
          <table:table-cell office:value-type="float" office:value="0.992867332382311" calcext:value-type="float">
            <text:p>0.9928673323823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903471231573938" calcext:value-type="float">
            <text:p>0.009034712315739</text:p>
          </table:table-cell>
          <table:table-cell office:value-type="float" office:value="0.00618164526866383" calcext:value-type="float">
            <text:p>0.006181645268664</text:p>
          </table:table-cell>
          <table:table-cell office:value-type="float" office:value="0.00142653352353783" calcext:value-type="float">
            <text:p>0.001426533523538</text:p>
          </table:table-cell>
          <table:table-cell office:value-type="float" office:value="0.00903471231573938" calcext:value-type="float">
            <text:p>0.009034712315739</text:p>
          </table:table-cell>
          <table:table-cell office:value-type="float" office:value="0.00618164526866383" calcext:value-type="float">
            <text:p>0.006181645268664</text:p>
          </table:table-cell>
          <table:table-cell office:value-type="float" office:value="0.0104612458392772" calcext:value-type="float">
            <text:p>0.010461245839277</text:p>
          </table:table-cell>
          <table:table-cell office:value-type="float" office:value="0.00713266761768905" calcext:value-type="float">
            <text:p>0.0071326676176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0.999497234791352" calcext:value-type="float">
            <text:p>0.99949723479135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41666666666667" calcext:value-type="float">
            <text:p>0.54166666666666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545454545454545" calcext:value-type="float">
            <text:p>0.5454545454545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1026919242273" calcext:value-type="float">
            <text:p>0.991026919242273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1" calcext:value-type="float">
            <text:p>1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64" calcext:value-type="float">
            <text:p>0.64</text:p>
          </table:table-cell>
          <table:table-cell office:value-type="float" office:value="0.705882352941176" calcext:value-type="float">
            <text:p>0.7058823529411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0.989690721649485" calcext:value-type="float">
            <text:p>0.989690721649485</text:p>
          </table:table-cell>
          <table:table-cell office:value-type="float" office:value="0.995697896749522" calcext:value-type="float">
            <text:p>0.995697896749522</text:p>
          </table:table-cell>
          <table:table-cell office:value-type="float" office:value="0.998570066730219" calcext:value-type="float">
            <text:p>0.998570066730219</text:p>
          </table:table-cell>
          <table:table-cell office:value-type="float" office:value="0.994716618635927" calcext:value-type="float">
            <text:p>0.994716618635927</text:p>
          </table:table-cell>
          <table:table-cell office:value-type="float" office:value="0.997601918465228" calcext:value-type="float">
            <text:p>0.997601918465228</text:p>
          </table:table-cell>
          <table:table-cell office:value-type="float" office:value="0.993743984600577" calcext:value-type="float">
            <text:p>0.993743984600577</text:p>
          </table:table-cell>
          <table:table-cell office:value-type="float" office:value="0.995206136145734" calcext:value-type="float">
            <text:p>0.9952061361457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5244055068836" calcext:value-type="float">
            <text:p>0.995244055068836</text:p>
          </table:table-cell>
          <table:table-cell office:value-type="float" office:value="0.518518518518518" calcext:value-type="float">
            <text:p>0.518518518518518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577777777777778" calcext:value-type="float">
            <text:p>0.577777777777778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592592592592593" calcext:value-type="float">
            <text:p>0.592592592592593</text:p>
          </table:table-cell>
          <table:table-cell office:value-type="float" office:value="0.615384615384615" calcext:value-type="float">
            <text:p>0.6153846153846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1988" calcext:value-type="float">
            <text:p>198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96" calcext:value-type="float">
            <text:p>96</text:p>
          </table:table-cell>
          <table:table-cell office:value-type="float" office:value="2083" calcext:value-type="float">
            <text:p>2083</text:p>
          </table:table-cell>
          <table:table-cell office:value-type="float" office:value="2095" calcext:value-type="float">
            <text:p>2095</text:p>
          </table:table-cell>
          <table:table-cell office:value-type="float" office:value="2071" calcext:value-type="float">
            <text:p>2071</text:p>
          </table:table-cell>
          <table:table-cell office:value-type="float" office:value="2080" calcext:value-type="float">
            <text:p>2080</text:p>
          </table:table-cell>
          <table:table-cell office:value-type="float" office:value="2065" calcext:value-type="float">
            <text:p>2065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0965287684261" calcext:value-type="float">
            <text:p>0.990965287684261</text:p>
          </table:table-cell>
          <table:table-cell office:value-type="float" office:value="0.993818354731336" calcext:value-type="float">
            <text:p>0.993818354731336</text:p>
          </table:table-cell>
          <table:table-cell office:value-type="float" office:value="0.998573466476462" calcext:value-type="float">
            <text:p>0.998573466476462</text:p>
          </table:table-cell>
          <table:table-cell office:value-type="float" office:value="0.990965287684261" calcext:value-type="float">
            <text:p>0.990965287684261</text:p>
          </table:table-cell>
          <table:table-cell office:value-type="float" office:value="0.993818354731336" calcext:value-type="float">
            <text:p>0.993818354731336</text:p>
          </table:table-cell>
          <table:table-cell office:value-type="float" office:value="0.989538754160723" calcext:value-type="float">
            <text:p>0.989538754160723</text:p>
          </table:table-cell>
          <table:table-cell office:value-type="float" office:value="0.992867332382311" calcext:value-type="float">
            <text:p>0.9928673323823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52598330851954" calcext:value-type="float">
            <text:p>0.952598330851954</text:p>
          </table:table-cell>
          <table:table-cell office:value-type="float" office:value="0.757703863231501" calcext:value-type="float">
            <text:p>0.757703863231501</text:p>
          </table:table-cell>
          <table:table-cell office:value-type="float" office:value="0.884257645526427" calcext:value-type="float">
            <text:p>0.884257645526427</text:p>
          </table:table-cell>
          <table:table-cell office:value-type="float" office:value="0.786605783866058" calcext:value-type="float">
            <text:p>0.786605783866058</text:p>
          </table:table-cell>
          <table:table-cell office:value-type="float" office:value="0.801472670631549" calcext:value-type="float">
            <text:p>0.801472670631549</text:p>
          </table:table-cell>
          <table:table-cell office:value-type="float" office:value="0.793646970670092" calcext:value-type="float">
            <text:p>0.793646970670092</text:p>
          </table:table-cell>
          <table:table-cell office:value-type="float" office:value="0.805892451680789" calcext:value-type="float">
            <text:p>0.8058924516807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1310022497236" calcext:value-type="float">
            <text:p>0.991310022497236</text:p>
          </table:table-cell>
          <table:table-cell office:value-type="float" office:value="0.99438703125229" calcext:value-type="float">
            <text:p>0.99438703125229</text:p>
          </table:table-cell>
          <table:table-cell office:value-type="float" office:value="0.998737556171606" calcext:value-type="float">
            <text:p>0.998737556171606</text:p>
          </table:table-cell>
          <table:table-cell office:value-type="float" office:value="0.991263187835599" calcext:value-type="float">
            <text:p>0.991263187835599</text:p>
          </table:table-cell>
          <table:table-cell office:value-type="float" office:value="0.993539592870322" calcext:value-type="float">
            <text:p>0.993539592870322</text:p>
          </table:table-cell>
          <table:table-cell office:value-type="float" office:value="0.989921168574565" calcext:value-type="float">
            <text:p>0.989921168574565</text:p>
          </table:table-cell>
          <table:table-cell office:value-type="float" office:value="0.993320275407266" calcext:value-type="float">
            <text:p>0.9933202754072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312048288683184" calcext:value-type="float">
            <text:p>0.312048288683184</text:p>
          </table:table-cell>
          <table:table-cell office:value-type="float" office:value="0.213509885644657" calcext:value-type="float">
            <text:p>0.213509885644657</text:p>
          </table:table-cell>
          <table:table-cell office:value-type="float" office:value="0.0492718630418568" calcext:value-type="float">
            <text:p>0.049271863041857</text:p>
          </table:table-cell>
          <table:table-cell office:value-type="float" office:value="0.312052090858315" calcext:value-type="float">
            <text:p>0.312052090858315</text:p>
          </table:table-cell>
          <table:table-cell office:value-type="float" office:value="0.213508364774604" calcext:value-type="float">
            <text:p>0.213508364774604</text:p>
          </table:table-cell>
          <table:table-cell office:value-type="float" office:value="0.361323573682658" calcext:value-type="float">
            <text:p>0.361323573682658</text:p>
          </table:table-cell>
          <table:table-cell office:value-type="float" office:value="0.246357414121714" calcext:value-type="float">
            <text:p>0.2463574141217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90358820445879" calcext:value-type="float">
            <text:p>0.990358820445879</text:p>
          </table:table-cell>
          <table:table-cell office:value-type="float" office:value="0.816030766556579" calcext:value-type="float">
            <text:p>0.816030766556579</text:p>
          </table:table-cell>
          <table:table-cell office:value-type="float" office:value="0.99928503336511" calcext:value-type="float">
            <text:p>0.99928503336511</text:p>
          </table:table-cell>
          <table:table-cell office:value-type="float" office:value="0.806882118841773" calcext:value-type="float">
            <text:p>0.806882118841773</text:p>
          </table:table-cell>
          <table:table-cell office:value-type="float" office:value="0.776578737010392" calcext:value-type="float">
            <text:p>0.776578737010392</text:p>
          </table:table-cell>
          <table:table-cell office:value-type="float" office:value="0.816871992300289" calcext:value-type="float">
            <text:p>0.816871992300289</text:p>
          </table:table-cell>
          <table:table-cell office:value-type="float" office:value="0.850544244543455" calcext:value-type="float">
            <text:p>0.850544244543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82920372564606" calcext:value-type="float">
            <text:p>0.982920372564606</text:p>
          </table:table-cell>
          <table:table-cell office:value-type="float" office:value="0.856486976075957" calcext:value-type="float">
            <text:p>0.856486976075957</text:p>
          </table:table-cell>
          <table:table-cell office:value-type="float" office:value="0.999565595134666" calcext:value-type="float">
            <text:p>0.999565595134666</text:p>
          </table:table-cell>
          <table:table-cell office:value-type="float" office:value="0.812622793771413" calcext:value-type="float">
            <text:p>0.812622793771413</text:p>
          </table:table-cell>
          <table:table-cell office:value-type="float" office:value="0.81119109947644" calcext:value-type="float">
            <text:p>0.81119109947644</text:p>
          </table:table-cell>
          <table:table-cell office:value-type="float" office:value="0.791039370893476" calcext:value-type="float">
            <text:p>0.791039370893476</text:p>
          </table:table-cell>
          <table:table-cell office:value-type="float" office:value="0.80402717127608" calcext:value-type="float">
            <text:p>0.804027171276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6967071057192" calcext:value-type="float">
            <text:p>0.996967071057192</text:p>
          </table:table-cell>
          <table:table-cell office:value-type="float" office:value="0.996100519930676" calcext:value-type="float">
            <text:p>0.996100519930676</text:p>
          </table:table-cell>
          <table:table-cell office:value-type="float" office:value="0.999133448873483" calcext:value-type="float">
            <text:p>0.999133448873483</text:p>
          </table:table-cell>
          <table:table-cell office:value-type="float" office:value="0.991334488734835" calcext:value-type="float">
            <text:p>0.991334488734835</text:p>
          </table:table-cell>
          <table:table-cell office:value-type="float" office:value="0.994800693240901" calcext:value-type="float">
            <text:p>0.994800693240901</text:p>
          </table:table-cell>
          <table:table-cell office:value-type="float" office:value="0.98786828422877" calcext:value-type="float">
            <text:p>0.98786828422877</text:p>
          </table:table-cell>
          <table:table-cell office:value-type="float" office:value="0.993934142114385" calcext:value-type="float">
            <text:p>0.993934142114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30329289428076" calcext:value-type="float">
            <text:p>0.003032928942808</text:p>
          </table:table-cell>
          <table:table-cell office:value-type="float" office:value="0.00389948006932406" calcext:value-type="float">
            <text:p>0.003899480069324</text:p>
          </table:table-cell>
          <table:table-cell office:value-type="float" office:value="0.000866551126516457" calcext:value-type="float">
            <text:p>0.000866551126516</text:p>
          </table:table-cell>
          <table:table-cell office:value-type="float" office:value="0.00866551126516468" calcext:value-type="float">
            <text:p>0.008665511265165</text:p>
          </table:table-cell>
          <table:table-cell office:value-type="float" office:value="0.00519930675909874" calcext:value-type="float">
            <text:p>0.005199306759099</text:p>
          </table:table-cell>
          <table:table-cell office:value-type="float" office:value="0.0121317157712305" calcext:value-type="float">
            <text:p>0.012131715771231</text:p>
          </table:table-cell>
          <table:table-cell office:value-type="float" office:value="0.0060658578856152" calcext:value-type="float">
            <text:p>0.006065857885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0.99817101051669" calcext:value-type="float">
            <text:p>0.9981710105166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62962962962963" calcext:value-type="float">
            <text:p>0.6296296296296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611111111111111" calcext:value-type="float">
            <text:p>0.6111111111111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8627630375114" calcext:value-type="float">
            <text:p>0.998627630375114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.62962962962963" calcext:value-type="float">
            <text:p>0.6296296296296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611111111111111" calcext:value-type="float">
            <text:p>0.611111111111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0.967213114754098" calcext:value-type="float">
            <text:p>0.967213114754098</text:p>
          </table:table-cell>
          <table:table-cell office:value-type="float" office:value="0.9986882378662" calcext:value-type="float">
            <text:p>0.9986882378662</text:p>
          </table:table-cell>
          <table:table-cell office:value-type="float" office:value="0.999131190269331" calcext:value-type="float">
            <text:p>0.999131190269331</text:p>
          </table:table-cell>
          <table:table-cell office:value-type="float" office:value="0.995615957913196" calcext:value-type="float">
            <text:p>0.995615957913196</text:p>
          </table:table-cell>
          <table:table-cell office:value-type="float" office:value="0.99738219895288" calcext:value-type="float">
            <text:p>0.99738219895288</text:p>
          </table:table-cell>
          <table:table-cell office:value-type="float" office:value="0.993843447669305" calcext:value-type="float">
            <text:p>0.993843447669305</text:p>
          </table:table-cell>
          <table:table-cell office:value-type="float" office:value="0.996943231441048" calcext:value-type="float">
            <text:p>0.9969432314410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8399268236908" calcext:value-type="float">
            <text:p>0.998399268236908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62962962962963" calcext:value-type="float">
            <text:p>0.6296296296296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611111111111111" calcext:value-type="float">
            <text:p>0.611111111111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183" calcext:value-type="float">
            <text:p>218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118" calcext:value-type="float">
            <text:p>118</text:p>
          </table:table-cell>
          <table:table-cell office:value-type="float" office:value="2284" calcext:value-type="float">
            <text:p>2284</text:p>
          </table:table-cell>
          <table:table-cell office:value-type="float" office:value="2300" calcext:value-type="float">
            <text:p>2300</text:p>
          </table:table-cell>
          <table:table-cell office:value-type="float" office:value="2271" calcext:value-type="float">
            <text:p>2271</text:p>
          </table:table-cell>
          <table:table-cell office:value-type="float" office:value="2286" calcext:value-type="float">
            <text:p>2286</text:p>
          </table:table-cell>
          <table:table-cell office:value-type="float" office:value="2260" calcext:value-type="float">
            <text:p>2260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6967071057192" calcext:value-type="float">
            <text:p>0.996967071057192</text:p>
          </table:table-cell>
          <table:table-cell office:value-type="float" office:value="0.996100519930676" calcext:value-type="float">
            <text:p>0.996100519930676</text:p>
          </table:table-cell>
          <table:table-cell office:value-type="float" office:value="0.999133448873483" calcext:value-type="float">
            <text:p>0.999133448873483</text:p>
          </table:table-cell>
          <table:table-cell office:value-type="float" office:value="0.991334488734835" calcext:value-type="float">
            <text:p>0.991334488734835</text:p>
          </table:table-cell>
          <table:table-cell office:value-type="float" office:value="0.994800693240901" calcext:value-type="float">
            <text:p>0.994800693240901</text:p>
          </table:table-cell>
          <table:table-cell office:value-type="float" office:value="0.98786828422877" calcext:value-type="float">
            <text:p>0.98786828422877</text:p>
          </table:table-cell>
          <table:table-cell office:value-type="float" office:value="0.993934142114385" calcext:value-type="float">
            <text:p>0.9939341421143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84796341937384" calcext:value-type="float">
            <text:p>0.984796341937384</text:p>
          </table:table-cell>
          <table:table-cell office:value-type="float" office:value="0.883632207862053" calcext:value-type="float">
            <text:p>0.883632207862053</text:p>
          </table:table-cell>
          <table:table-cell office:value-type="float" office:value="0.928354131743962" calcext:value-type="float">
            <text:p>0.928354131743962</text:p>
          </table:table-cell>
          <table:table-cell office:value-type="float" office:value="0.812622793771413" calcext:value-type="float">
            <text:p>0.812622793771413</text:p>
          </table:table-cell>
          <table:table-cell office:value-type="float" office:value="0.81119109947644" calcext:value-type="float">
            <text:p>0.81119109947644</text:p>
          </table:table-cell>
          <table:table-cell office:value-type="float" office:value="0.791039370893476" calcext:value-type="float">
            <text:p>0.791039370893476</text:p>
          </table:table-cell>
          <table:table-cell office:value-type="float" office:value="0.80402717127608" calcext:value-type="float">
            <text:p>0.804027171276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6961177241638" calcext:value-type="float">
            <text:p>0.996961177241638</text:p>
          </table:table-cell>
          <table:table-cell office:value-type="float" office:value="0.995951817887394" calcext:value-type="float">
            <text:p>0.995951817887394</text:p>
          </table:table-cell>
          <table:table-cell office:value-type="float" office:value="0.99919515708371" calcext:value-type="float">
            <text:p>0.99919515708371</text:p>
          </table:table-cell>
          <table:table-cell office:value-type="float" office:value="0.991334488734835" calcext:value-type="float">
            <text:p>0.991334488734835</text:p>
          </table:table-cell>
          <table:table-cell office:value-type="float" office:value="0.994800693240901" calcext:value-type="float">
            <text:p>0.994800693240901</text:p>
          </table:table-cell>
          <table:table-cell office:value-type="float" office:value="0.98786828422877" calcext:value-type="float">
            <text:p>0.98786828422877</text:p>
          </table:table-cell>
          <table:table-cell office:value-type="float" office:value="0.993934142114385" calcext:value-type="float">
            <text:p>0.9939341421143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104755040361394" calcext:value-type="float">
            <text:p>0.104755040361394</text:p>
          </table:table-cell>
          <table:table-cell office:value-type="float" office:value="0.134684309508877" calcext:value-type="float">
            <text:p>0.134684309508877</text:p>
          </table:table-cell>
          <table:table-cell office:value-type="float" office:value="0.029930308485565" calcext:value-type="float">
            <text:p>0.029930308485565</text:p>
          </table:table-cell>
          <table:table-cell office:value-type="float" office:value="0.299299620395372" calcext:value-type="float">
            <text:p>0.299299620395372</text:p>
          </table:table-cell>
          <table:table-cell office:value-type="float" office:value="0.179579772237223" calcext:value-type="float">
            <text:p>0.179579772237223</text:p>
          </table:table-cell>
          <table:table-cell office:value-type="float" office:value="0.41901946855352" calcext:value-type="float">
            <text:p>0.41901946855352</text:p>
          </table:table-cell>
          <table:table-cell office:value-type="float" office:value="0.20950973427676" calcext:value-type="float">
            <text:p>0.209509734276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82920372564606" calcext:value-type="float">
            <text:p>0.982920372564606</text:p>
          </table:table-cell>
          <table:table-cell office:value-type="float" office:value="0.856486976075957" calcext:value-type="float">
            <text:p>0.856486976075957</text:p>
          </table:table-cell>
          <table:table-cell office:value-type="float" office:value="0.999565595134666" calcext:value-type="float">
            <text:p>0.999565595134666</text:p>
          </table:table-cell>
          <table:table-cell office:value-type="float" office:value="0.812622793771413" calcext:value-type="float">
            <text:p>0.812622793771413</text:p>
          </table:table-cell>
          <table:table-cell office:value-type="float" office:value="0.81119109947644" calcext:value-type="float">
            <text:p>0.81119109947644</text:p>
          </table:table-cell>
          <table:table-cell office:value-type="float" office:value="0.791039370893476" calcext:value-type="float">
            <text:p>0.791039370893476</text:p>
          </table:table-cell>
          <table:table-cell office:value-type="float" office:value="0.80402717127608" calcext:value-type="float">
            <text:p>0.80402717127608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76314524656349" calcext:value-type="float">
            <text:p>0.976314524656349</text:p>
          </table:table-cell>
          <table:table-cell office:value-type="float" office:value="0.891226961208331" calcext:value-type="float">
            <text:p>0.891226961208331</text:p>
          </table:table-cell>
          <table:table-cell office:value-type="float" office:value="0.874071063632141" calcext:value-type="float">
            <text:p>0.874071063632141</text:p>
          </table:table-cell>
          <table:table-cell office:value-type="float" office:value="0.898365249883232" calcext:value-type="float">
            <text:p>0.898365249883232</text:p>
          </table:table-cell>
          <table:table-cell office:value-type="float" office:value="0.787839697282422" calcext:value-type="float">
            <text:p>0.787839697282422</text:p>
          </table:table-cell>
          <table:table-cell office:value-type="float" office:value="0.884961111819457" calcext:value-type="float">
            <text:p>0.884961111819457</text:p>
          </table:table-cell>
          <table:table-cell office:value-type="float" office:value="0.831233473324" calcext:value-type="float">
            <text:p>0.83123347332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074502545118" calcext:value-type="float">
            <text:p>0.99074502545118</text:p>
          </table:table-cell>
          <table:table-cell office:value-type="float" office:value="0.99537251272559" calcext:value-type="float">
            <text:p>0.99537251272559</text:p>
          </table:table-cell>
          <table:table-cell office:value-type="float" office:value="0.997223507635354" calcext:value-type="float">
            <text:p>0.997223507635354</text:p>
          </table:table-cell>
          <table:table-cell office:value-type="float" office:value="0.994909763998149" calcext:value-type="float">
            <text:p>0.994909763998149</text:p>
          </table:table-cell>
          <table:table-cell office:value-type="float" office:value="0.993058769088385" calcext:value-type="float">
            <text:p>0.993058769088385</text:p>
          </table:table-cell>
          <table:table-cell office:value-type="float" office:value="0.994909763998149" calcext:value-type="float">
            <text:p>0.994909763998149</text:p>
          </table:table-cell>
          <table:table-cell office:value-type="float" office:value="0.993058769088385" calcext:value-type="float">
            <text:p>0.993058769088385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925497454881996" calcext:value-type="float">
            <text:p>0.00925497454882</text:p>
          </table:table-cell>
          <table:table-cell office:value-type="float" office:value="0.00462748727440998" calcext:value-type="float">
            <text:p>0.00462748727441</text:p>
          </table:table-cell>
          <table:table-cell office:value-type="float" office:value="0.00277649236464594" calcext:value-type="float">
            <text:p>0.002776492364646</text:p>
          </table:table-cell>
          <table:table-cell office:value-type="float" office:value="0.00509023600185099" calcext:value-type="float">
            <text:p>0.005090236001851</text:p>
          </table:table-cell>
          <table:table-cell office:value-type="float" office:value="0.00694123091161503" calcext:value-type="float">
            <text:p>0.006941230911615</text:p>
          </table:table-cell>
          <table:table-cell office:value-type="float" office:value="0.00509023600185099" calcext:value-type="float">
            <text:p>0.005090236001851</text:p>
          </table:table-cell>
          <table:table-cell office:value-type="float" office:value="0.00694123091161503" calcext:value-type="float">
            <text:p>0.00694123091161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611111111111111" calcext:value-type="float">
            <text:p>0.611111111111111</text:p>
          </table:table-cell>
          <table:table-cell office:value-type="float" office:value="0.6" calcext:value-type="float">
            <text:p>0.6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0.611111111111111" calcext:value-type="float">
            <text:p>0.611111111111111</text:p>
          </table:table-cell>
          <table:table-cell office:value-type="float" office:value="0.739130434782609" calcext:value-type="float">
            <text:p>0.739130434782609</text:p>
          </table:table-cell>
          <table:table-cell office:value-type="float" office:value="0.571428571428571" calcext:value-type="float">
            <text:p>0.571428571428571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2233009708738" calcext:value-type="float">
            <text:p>0.992233009708738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772727272727273" calcext:value-type="float">
            <text:p>0.772727272727273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96739636702375" calcext:value-type="float">
            <text:p>0.996739636702375</text:p>
          </table:table-cell>
          <table:table-cell office:value-type="float" office:value="0.998142127264282" calcext:value-type="float">
            <text:p>0.998142127264282</text:p>
          </table:table-cell>
          <table:table-cell office:value-type="float" office:value="0.996730499766464" calcext:value-type="float">
            <text:p>0.996730499766464</text:p>
          </table:table-cell>
          <table:table-cell office:value-type="float" office:value="0.996732026143791" calcext:value-type="float">
            <text:p>0.996732026143791</text:p>
          </table:table-cell>
          <table:table-cell office:value-type="float" office:value="0.997194950911641" calcext:value-type="float">
            <text:p>0.997194950911641</text:p>
          </table:table-cell>
          <table:table-cell office:value-type="float" office:value="0.995800279981335" calcext:value-type="float">
            <text:p>0.99580027998133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5131450827653" calcext:value-type="float">
            <text:p>0.99513145082765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44186046511628" calcext:value-type="float">
            <text:p>0.744186046511628</text:p>
          </table:table-cell>
          <table:table-cell office:value-type="float" office:value="0.594594594594595" calcext:value-type="float">
            <text:p>0.594594594594595</text:p>
          </table:table-cell>
          <table:table-cell office:value-type="float" office:value="0.755555555555556" calcext:value-type="float">
            <text:p>0.755555555555556</text:p>
          </table:table-cell>
          <table:table-cell office:value-type="float" office:value="0.615384615384615" calcext:value-type="float">
            <text:p>0.61538461538461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044" calcext:value-type="float">
            <text:p>204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97" calcext:value-type="float">
            <text:p>97</text:p>
          </table:table-cell>
          <table:table-cell office:value-type="float" office:value="2140" calcext:value-type="float">
            <text:p>2140</text:p>
          </table:table-cell>
          <table:table-cell office:value-type="float" office:value="2149" calcext:value-type="float">
            <text:p>2149</text:p>
          </table:table-cell>
          <table:table-cell office:value-type="float" office:value="2134" calcext:value-type="float">
            <text:p>2134</text:p>
          </table:table-cell>
          <table:table-cell office:value-type="float" office:value="2135" calcext:value-type="float">
            <text:p>2135</text:p>
          </table:table-cell>
          <table:table-cell office:value-type="float" office:value="2133" calcext:value-type="float">
            <text:p>2133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074502545118" calcext:value-type="float">
            <text:p>0.99074502545118</text:p>
          </table:table-cell>
          <table:table-cell office:value-type="float" office:value="0.99537251272559" calcext:value-type="float">
            <text:p>0.99537251272559</text:p>
          </table:table-cell>
          <table:table-cell office:value-type="float" office:value="0.997223507635354" calcext:value-type="float">
            <text:p>0.997223507635354</text:p>
          </table:table-cell>
          <table:table-cell office:value-type="float" office:value="0.994909763998149" calcext:value-type="float">
            <text:p>0.994909763998149</text:p>
          </table:table-cell>
          <table:table-cell office:value-type="float" office:value="0.993058769088385" calcext:value-type="float">
            <text:p>0.993058769088385</text:p>
          </table:table-cell>
          <table:table-cell office:value-type="float" office:value="0.994909763998149" calcext:value-type="float">
            <text:p>0.994909763998149</text:p>
          </table:table-cell>
          <table:table-cell office:value-type="float" office:value="0.993058769088385" calcext:value-type="float">
            <text:p>0.993058769088385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5083675345121" calcext:value-type="float">
            <text:p>0.95083675345121</text:p>
          </table:table-cell>
          <table:table-cell office:value-type="float" office:value="0.842584498834499" calcext:value-type="float">
            <text:p>0.842584498834499</text:p>
          </table:table-cell>
          <table:table-cell office:value-type="float" office:value="0.832636307311028" calcext:value-type="float">
            <text:p>0.832636307311028</text:p>
          </table:table-cell>
          <table:table-cell office:value-type="float" office:value="0.870807676212112" calcext:value-type="float">
            <text:p>0.870807676212112</text:p>
          </table:table-cell>
          <table:table-cell office:value-type="float" office:value="0.795547005582012" calcext:value-type="float">
            <text:p>0.795547005582012</text:p>
          </table:table-cell>
          <table:table-cell office:value-type="float" office:value="0.876491829683319" calcext:value-type="float">
            <text:p>0.876491829683319</text:p>
          </table:table-cell>
          <table:table-cell office:value-type="float" office:value="0.805941198656585" calcext:value-type="float">
            <text:p>0.805941198656585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09909932293" calcext:value-type="float">
            <text:p>0.9909909932293</text:p>
          </table:table-cell>
          <table:table-cell office:value-type="float" office:value="0.995659573343516" calcext:value-type="float">
            <text:p>0.995659573343516</text:p>
          </table:table-cell>
          <table:table-cell office:value-type="float" office:value="0.997377112115358" calcext:value-type="float">
            <text:p>0.997377112115358</text:p>
          </table:table-cell>
          <table:table-cell office:value-type="float" office:value="0.99508554599218" calcext:value-type="float">
            <text:p>0.99508554599218</text:p>
          </table:table-cell>
          <table:table-cell office:value-type="float" office:value="0.992965778615924" calcext:value-type="float">
            <text:p>0.992965778615924</text:p>
          </table:table-cell>
          <table:table-cell office:value-type="float" office:value="0.994965727105103" calcext:value-type="float">
            <text:p>0.994965727105103</text:p>
          </table:table-cell>
          <table:table-cell office:value-type="float" office:value="0.993323308537629" calcext:value-type="float">
            <text:p>0.993323308537629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319656976533057" calcext:value-type="float">
            <text:p>0.319656976533057</text:p>
          </table:table-cell>
          <table:table-cell office:value-type="float" office:value="0.159830338329996" calcext:value-type="float">
            <text:p>0.159830338329996</text:p>
          </table:table-cell>
          <table:table-cell office:value-type="float" office:value="0.0958981289954591" calcext:value-type="float">
            <text:p>0.095898128995459</text:p>
          </table:table-cell>
          <table:table-cell office:value-type="float" office:value="0.17581311315411" calcext:value-type="float">
            <text:p>0.17581311315411</text:p>
          </table:table-cell>
          <table:table-cell office:value-type="float" office:value="0.239744212450566" calcext:value-type="float">
            <text:p>0.239744212450566</text:p>
          </table:table-cell>
          <table:table-cell office:value-type="float" office:value="0.175812743141416" calcext:value-type="float">
            <text:p>0.175812743141416</text:p>
          </table:table-cell>
          <table:table-cell office:value-type="float" office:value="0.239744952475953" calcext:value-type="float">
            <text:p>0.239744952475953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76314524656349" calcext:value-type="float">
            <text:p>0.976314524656349</text:p>
          </table:table-cell>
          <table:table-cell office:value-type="float" office:value="0.891226961208331" calcext:value-type="float">
            <text:p>0.891226961208331</text:p>
          </table:table-cell>
          <table:table-cell office:value-type="float" office:value="0.874071063632141" calcext:value-type="float">
            <text:p>0.874071063632141</text:p>
          </table:table-cell>
          <table:table-cell office:value-type="float" office:value="0.898365249883232" calcext:value-type="float">
            <text:p>0.898365249883232</text:p>
          </table:table-cell>
          <table:table-cell office:value-type="float" office:value="0.787839697282422" calcext:value-type="float">
            <text:p>0.787839697282422</text:p>
          </table:table-cell>
          <table:table-cell office:value-type="float" office:value="0.884961111819457" calcext:value-type="float">
            <text:p>0.884961111819457</text:p>
          </table:table-cell>
          <table:table-cell office:value-type="float" office:value="0.831233473324" calcext:value-type="float">
            <text:p>0.83123347332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7798946584881" calcext:value-type="float">
            <text:p>0.97798946584881</text:p>
          </table:table-cell>
          <table:table-cell office:value-type="float" office:value="0.883232896136122" calcext:value-type="float">
            <text:p>0.883232896136122</text:p>
          </table:table-cell>
          <table:table-cell office:value-type="float" office:value="0.856683298319328" calcext:value-type="float">
            <text:p>0.856683298319328</text:p>
          </table:table-cell>
          <table:table-cell office:value-type="float" office:value="0.997920517560074" calcext:value-type="float">
            <text:p>0.997920517560074</text:p>
          </table:table-cell>
          <table:table-cell office:value-type="float" office:value="0.736938901369984" calcext:value-type="float">
            <text:p>0.736938901369984</text:p>
          </table:table-cell>
          <table:table-cell office:value-type="float" office:value="0.833101422387137" calcext:value-type="float">
            <text:p>0.833101422387137</text:p>
          </table:table-cell>
          <table:table-cell office:value-type="float" office:value="0.86389913899139" calcext:value-type="float">
            <text:p>0.86389913899139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3586807146129" calcext:value-type="float">
            <text:p>0.993586807146129</text:p>
          </table:table-cell>
          <table:table-cell office:value-type="float" office:value="0.995877233165369" calcext:value-type="float">
            <text:p>0.995877233165369</text:p>
          </table:table-cell>
          <table:table-cell office:value-type="float" office:value="0.998167659184608" calcext:value-type="float">
            <text:p>0.998167659184608</text:p>
          </table:table-cell>
          <table:table-cell office:value-type="float" office:value="0.995877233165369" calcext:value-type="float">
            <text:p>0.995877233165369</text:p>
          </table:table-cell>
          <table:table-cell office:value-type="float" office:value="0.992670636738433" calcext:value-type="float">
            <text:p>0.992670636738433</text:p>
          </table:table-cell>
          <table:table-cell office:value-type="float" office:value="0.995419147961521" calcext:value-type="float">
            <text:p>0.995419147961521</text:p>
          </table:table-cell>
          <table:table-cell office:value-type="float" office:value="0.992670636738433" calcext:value-type="float">
            <text:p>0.992670636738433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641319285387088" calcext:value-type="float">
            <text:p>0.006413192853871</text:p>
          </table:table-cell>
          <table:table-cell office:value-type="float" office:value="0.0041227668346312" calcext:value-type="float">
            <text:p>0.004122766834631</text:p>
          </table:table-cell>
          <table:table-cell office:value-type="float" office:value="0.00183234081539163" calcext:value-type="float">
            <text:p>0.001832340815392</text:p>
          </table:table-cell>
          <table:table-cell office:value-type="float" office:value="0.0041227668346312" calcext:value-type="float">
            <text:p>0.004122766834631</text:p>
          </table:table-cell>
          <table:table-cell office:value-type="float" office:value="0.00732936326156664" calcext:value-type="float">
            <text:p>0.007329363261567</text:p>
          </table:table-cell>
          <table:table-cell office:value-type="float" office:value="0.00458085203847913" calcext:value-type="float">
            <text:p>0.004580852038479</text:p>
          </table:table-cell>
          <table:table-cell office:value-type="float" office:value="0.00732936326156664" calcext:value-type="float">
            <text:p>0.007329363261567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0.998072289156626" calcext:value-type="float">
            <text:p>0.998072289156626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478260869565217" calcext:value-type="float">
            <text:p>0.478260869565217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5194617972129" calcext:value-type="float">
            <text:p>0.995194617972129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33333333333333" calcext:value-type="float">
            <text:p>0.733333333333333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0.997235023041475" calcext:value-type="float">
            <text:p>0.997235023041475</text:p>
          </table:table-cell>
          <table:table-cell office:value-type="float" office:value="0.999080882352941" calcext:value-type="float">
            <text:p>0.999080882352941</text:p>
          </table:table-cell>
          <table:table-cell office:value-type="float" office:value="0.995841035120148" calcext:value-type="float">
            <text:p>0.995841035120148</text:p>
          </table:table-cell>
          <table:table-cell office:value-type="float" office:value="0.997687326549491" calcext:value-type="float">
            <text:p>0.997687326549491</text:p>
          </table:table-cell>
          <table:table-cell office:value-type="float" office:value="0.999536178107607" calcext:value-type="float">
            <text:p>0.999536178107607</text:p>
          </table:table-cell>
          <table:table-cell office:value-type="float" office:value="0.994464944649446" calcext:value-type="float">
            <text:p>0.994464944649446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6631376323388" calcext:value-type="float">
            <text:p>0.996631376323388</text:p>
          </table:table-cell>
          <table:table-cell office:value-type="float" office:value="0.689655172413793" calcext:value-type="float">
            <text:p>0.689655172413793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808510638297872" calcext:value-type="float">
            <text:p>0.808510638297872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782608695652174" calcext:value-type="float">
            <text:p>0.782608695652174</text:p>
          </table:table-cell>
          <table:table-cell office:value-type="float" office:value="0.578947368421053" calcext:value-type="float">
            <text:p>0.578947368421053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071" calcext:value-type="float">
            <text:p>207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98" calcext:value-type="float">
            <text:p>98</text:p>
          </table:table-cell>
          <table:table-cell office:value-type="float" office:value="2164" calcext:value-type="float">
            <text:p>2164</text:p>
          </table:table-cell>
          <table:table-cell office:value-type="float" office:value="2174" calcext:value-type="float">
            <text:p>2174</text:p>
          </table:table-cell>
          <table:table-cell office:value-type="float" office:value="2155" calcext:value-type="float">
            <text:p>2155</text:p>
          </table:table-cell>
          <table:table-cell office:value-type="float" office:value="2157" calcext:value-type="float">
            <text:p>2157</text:p>
          </table:table-cell>
          <table:table-cell office:value-type="float" office:value="2155" calcext:value-type="float">
            <text:p>2155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3586807146129" calcext:value-type="float">
            <text:p>0.993586807146129</text:p>
          </table:table-cell>
          <table:table-cell office:value-type="float" office:value="0.995877233165369" calcext:value-type="float">
            <text:p>0.995877233165369</text:p>
          </table:table-cell>
          <table:table-cell office:value-type="float" office:value="0.998167659184608" calcext:value-type="float">
            <text:p>0.998167659184608</text:p>
          </table:table-cell>
          <table:table-cell office:value-type="float" office:value="0.995877233165369" calcext:value-type="float">
            <text:p>0.995877233165369</text:p>
          </table:table-cell>
          <table:table-cell office:value-type="float" office:value="0.992670636738433" calcext:value-type="float">
            <text:p>0.992670636738433</text:p>
          </table:table-cell>
          <table:table-cell office:value-type="float" office:value="0.995419147961521" calcext:value-type="float">
            <text:p>0.995419147961521</text:p>
          </table:table-cell>
          <table:table-cell office:value-type="float" office:value="0.992670636738433" calcext:value-type="float">
            <text:p>0.992670636738433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64982354828361" calcext:value-type="float">
            <text:p>0.964982354828361</text:p>
          </table:table-cell>
          <table:table-cell office:value-type="float" office:value="0.843790002623775" calcext:value-type="float">
            <text:p>0.843790002623775</text:p>
          </table:table-cell>
          <table:table-cell office:value-type="float" office:value="0.856683298319328" calcext:value-type="float">
            <text:p>0.856683298319328</text:p>
          </table:table-cell>
          <table:table-cell office:value-type="float" office:value="0.903213411299897" calcext:value-type="float">
            <text:p>0.903213411299897</text:p>
          </table:table-cell>
          <table:table-cell office:value-type="float" office:value="0.775930202720041" calcext:value-type="float">
            <text:p>0.775930202720041</text:p>
          </table:table-cell>
          <table:table-cell office:value-type="float" office:value="0.89014694041868" calcext:value-type="float">
            <text:p>0.89014694041868</text:p>
          </table:table-cell>
          <table:table-cell office:value-type="float" office:value="0.787625255375037" calcext:value-type="float">
            <text:p>0.787625255375037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3673794836908" calcext:value-type="float">
            <text:p>0.993673794836908</text:p>
          </table:table-cell>
          <table:table-cell office:value-type="float" office:value="0.996089053820719" calcext:value-type="float">
            <text:p>0.996089053820719</text:p>
          </table:table-cell>
          <table:table-cell office:value-type="float" office:value="0.998167659184608" calcext:value-type="float">
            <text:p>0.998167659184608</text:p>
          </table:table-cell>
          <table:table-cell office:value-type="float" office:value="0.996267670617049" calcext:value-type="float">
            <text:p>0.996267670617049</text:p>
          </table:table-cell>
          <table:table-cell office:value-type="float" office:value="0.992064934547418" calcext:value-type="float">
            <text:p>0.992064934547418</text:p>
          </table:table-cell>
          <table:table-cell office:value-type="float" office:value="0.995025054531318" calcext:value-type="float">
            <text:p>0.995025054531318</text:p>
          </table:table-cell>
          <table:table-cell office:value-type="float" office:value="0.993435374757504" calcext:value-type="float">
            <text:p>0.993435374757504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221505299092292" calcext:value-type="float">
            <text:p>0.221505299092292</text:p>
          </table:table-cell>
          <table:table-cell office:value-type="float" office:value="0.142397519532194" calcext:value-type="float">
            <text:p>0.142397519532194</text:p>
          </table:table-cell>
          <table:table-cell office:value-type="float" office:value="0.0632875422695856" calcext:value-type="float">
            <text:p>0.063287542269586</text:p>
          </table:table-cell>
          <table:table-cell office:value-type="float" office:value="0.142398618383449" calcext:value-type="float">
            <text:p>0.142398618383449</text:p>
          </table:table-cell>
          <table:table-cell office:value-type="float" office:value="0.253149070227084" calcext:value-type="float">
            <text:p>0.253149070227084</text:p>
          </table:table-cell>
          <table:table-cell office:value-type="float" office:value="0.158217390538955" calcext:value-type="float">
            <text:p>0.158217390538955</text:p>
          </table:table-cell>
          <table:table-cell office:value-type="float" office:value="0.253151634213346" calcext:value-type="float">
            <text:p>0.253151634213346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7798946584881" calcext:value-type="float">
            <text:p>0.97798946584881</text:p>
          </table:table-cell>
          <table:table-cell office:value-type="float" office:value="0.883232896136122" calcext:value-type="float">
            <text:p>0.883232896136122</text:p>
          </table:table-cell>
          <table:table-cell office:value-type="float" office:value="0.856683298319328" calcext:value-type="float">
            <text:p>0.856683298319328</text:p>
          </table:table-cell>
          <table:table-cell office:value-type="float" office:value="0.997920517560074" calcext:value-type="float">
            <text:p>0.997920517560074</text:p>
          </table:table-cell>
          <table:table-cell office:value-type="float" office:value="0.736938901369984" calcext:value-type="float">
            <text:p>0.736938901369984</text:p>
          </table:table-cell>
          <table:table-cell office:value-type="float" office:value="0.833101422387137" calcext:value-type="float">
            <text:p>0.833101422387137</text:p>
          </table:table-cell>
          <table:table-cell office:value-type="float" office:value="0.86389913899139" calcext:value-type="float">
            <text:p>0.8638991389913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8800669154549" calcext:value-type="float">
            <text:p>0.98800669154549</text:p>
          </table:table-cell>
          <table:table-cell office:value-type="float" office:value="0.922136631586561" calcext:value-type="float">
            <text:p>0.922136631586561</text:p>
          </table:table-cell>
          <table:table-cell office:value-type="float" office:value="0.856439622262407" calcext:value-type="float">
            <text:p>0.856439622262407</text:p>
          </table:table-cell>
          <table:table-cell office:value-type="float" office:value="0.887003874751283" calcext:value-type="float">
            <text:p>0.887003874751283</text:p>
          </table:table-cell>
          <table:table-cell office:value-type="float" office:value="0.799058823529412" calcext:value-type="float">
            <text:p>0.799058823529412</text:p>
          </table:table-cell>
          <table:table-cell office:value-type="float" office:value="0.856195887445887" calcext:value-type="float">
            <text:p>0.856195887445887</text:p>
          </table:table-cell>
          <table:table-cell office:value-type="float" office:value="0.783597634726515" calcext:value-type="float">
            <text:p>0.78359763472651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6261682242991" calcext:value-type="float">
            <text:p>0.996261682242991</text:p>
          </table:table-cell>
          <table:table-cell office:value-type="float" office:value="0.997196261682243" calcext:value-type="float">
            <text:p>0.997196261682243</text:p>
          </table:table-cell>
          <table:table-cell office:value-type="float" office:value="0.997663551401869" calcext:value-type="float">
            <text:p>0.997663551401869</text:p>
          </table:table-cell>
          <table:table-cell office:value-type="float" office:value="0.994392523364486" calcext:value-type="float">
            <text:p>0.994392523364486</text:p>
          </table:table-cell>
          <table:table-cell office:value-type="float" office:value="0.995327102803738" calcext:value-type="float">
            <text:p>0.995327102803738</text:p>
          </table:table-cell>
          <table:table-cell office:value-type="float" office:value="0.994392523364486" calcext:value-type="float">
            <text:p>0.994392523364486</text:p>
          </table:table-cell>
          <table:table-cell office:value-type="float" office:value="0.992990654205608" calcext:value-type="float">
            <text:p>0.992990654205608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373831775700939" calcext:value-type="float">
            <text:p>0.003738317757009</text:p>
          </table:table-cell>
          <table:table-cell office:value-type="float" office:value="0.00280373831775704" calcext:value-type="float">
            <text:p>0.002803738317757</text:p>
          </table:table-cell>
          <table:table-cell office:value-type="float" office:value="0.00233644859813087" calcext:value-type="float">
            <text:p>0.002336448598131</text:p>
          </table:table-cell>
          <table:table-cell office:value-type="float" office:value="0.00560747663551398" calcext:value-type="float">
            <text:p>0.005607476635514</text:p>
          </table:table-cell>
          <table:table-cell office:value-type="float" office:value="0.00467289719626163" calcext:value-type="float">
            <text:p>0.004672897196262</text:p>
          </table:table-cell>
          <table:table-cell office:value-type="float" office:value="0.00560747663551398" calcext:value-type="float">
            <text:p>0.005607476635514</text:p>
          </table:table-cell>
          <table:table-cell office:value-type="float" office:value="0.0070093457943925" calcext:value-type="float">
            <text:p>0.007009345794393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0.999020088192063" calcext:value-type="float">
            <text:p>0.999020088192063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470588235294118" calcext:value-type="float">
            <text:p>0.470588235294118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7066014669927" calcext:value-type="float">
            <text:p>0.997066014669927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6" calcext:value-type="float">
            <text:p>0.6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571428571428571" calcext:value-type="float">
            <text:p>0.571428571428571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98119417019276" calcext:value-type="float">
            <text:p>0.998119417019276</text:p>
          </table:table-cell>
          <table:table-cell office:value-type="float" office:value="0.9985935302391" calcext:value-type="float">
            <text:p>0.9985935302391</text:p>
          </table:table-cell>
          <table:table-cell office:value-type="float" office:value="0.996229971724788" calcext:value-type="float">
            <text:p>0.996229971724788</text:p>
          </table:table-cell>
          <table:table-cell office:value-type="float" office:value="0.998117647058823" calcext:value-type="float">
            <text:p>0.998117647058823</text:p>
          </table:table-cell>
          <table:table-cell office:value-type="float" office:value="0.998106060606061" calcext:value-type="float">
            <text:p>0.998106060606061</text:p>
          </table:table-cell>
          <table:table-cell office:value-type="float" office:value="0.995766698024459" calcext:value-type="float">
            <text:p>0.995766698024459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8042094958394" calcext:value-type="float">
            <text:p>0.998042094958394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" calcext:value-type="float">
            <text:p>0.7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516129032258065" calcext:value-type="float">
            <text:p>0.51612903225806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039" calcext:value-type="float">
            <text:p>203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93" calcext:value-type="float">
            <text:p>93</text:p>
          </table:table-cell>
          <table:table-cell office:value-type="float" office:value="2123" calcext:value-type="float">
            <text:p>2123</text:p>
          </table:table-cell>
          <table:table-cell office:value-type="float" office:value="2130" calcext:value-type="float">
            <text:p>2130</text:p>
          </table:table-cell>
          <table:table-cell office:value-type="float" office:value="2114" calcext:value-type="float">
            <text:p>2114</text:p>
          </table:table-cell>
          <table:table-cell office:value-type="float" office:value="2121" calcext:value-type="float">
            <text:p>2121</text:p>
          </table:table-cell>
          <table:table-cell office:value-type="float" office:value="2108" calcext:value-type="float">
            <text:p>2108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6261682242991" calcext:value-type="float">
            <text:p>0.996261682242991</text:p>
          </table:table-cell>
          <table:table-cell office:value-type="float" office:value="0.997196261682243" calcext:value-type="float">
            <text:p>0.997196261682243</text:p>
          </table:table-cell>
          <table:table-cell office:value-type="float" office:value="0.997663551401869" calcext:value-type="float">
            <text:p>0.997663551401869</text:p>
          </table:table-cell>
          <table:table-cell office:value-type="float" office:value="0.994392523364486" calcext:value-type="float">
            <text:p>0.994392523364486</text:p>
          </table:table-cell>
          <table:table-cell office:value-type="float" office:value="0.995327102803738" calcext:value-type="float">
            <text:p>0.995327102803738</text:p>
          </table:table-cell>
          <table:table-cell office:value-type="float" office:value="0.994392523364486" calcext:value-type="float">
            <text:p>0.994392523364486</text:p>
          </table:table-cell>
          <table:table-cell office:value-type="float" office:value="0.992990654205608" calcext:value-type="float">
            <text:p>0.992990654205608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78402490778166" calcext:value-type="float">
            <text:p>0.978402490778166</text:p>
          </table:table-cell>
          <table:table-cell office:value-type="float" office:value="0.892151592527886" calcext:value-type="float">
            <text:p>0.892151592527886</text:p>
          </table:table-cell>
          <table:table-cell office:value-type="float" office:value="0.832747166862055" calcext:value-type="float">
            <text:p>0.832747166862055</text:p>
          </table:table-cell>
          <table:table-cell office:value-type="float" office:value="0.848584905660377" calcext:value-type="float">
            <text:p>0.848584905660377</text:p>
          </table:table-cell>
          <table:table-cell office:value-type="float" office:value="0.820252654213143" calcext:value-type="float">
            <text:p>0.820252654213143</text:p>
          </table:table-cell>
          <table:table-cell office:value-type="float" office:value="0.883196273924751" calcext:value-type="float">
            <text:p>0.883196273924751</text:p>
          </table:table-cell>
          <table:table-cell office:value-type="float" office:value="0.756299394924043" calcext:value-type="float">
            <text:p>0.756299394924043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6298391783514" calcext:value-type="float">
            <text:p>0.996298391783514</text:p>
          </table:table-cell>
          <table:table-cell office:value-type="float" office:value="0.99729573580076" calcext:value-type="float">
            <text:p>0.99729573580076</text:p>
          </table:table-cell>
          <table:table-cell office:value-type="float" office:value="0.997741159112241" calcext:value-type="float">
            <text:p>0.997741159112241</text:p>
          </table:table-cell>
          <table:table-cell office:value-type="float" office:value="0.994670252160113" calcext:value-type="float">
            <text:p>0.994670252160113</text:p>
          </table:table-cell>
          <table:table-cell office:value-type="float" office:value="0.995161312606209" calcext:value-type="float">
            <text:p>0.995161312606209</text:p>
          </table:table-cell>
          <table:table-cell office:value-type="float" office:value="0.994179503729544" calcext:value-type="float">
            <text:p>0.994179503729544</text:p>
          </table:table-cell>
          <table:table-cell office:value-type="float" office:value="0.993327341629905" calcext:value-type="float">
            <text:p>0.99332734162990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129117668389789" calcext:value-type="float">
            <text:p>0.129117668389789</text:p>
          </table:table-cell>
          <table:table-cell office:value-type="float" office:value="0.0968391854014893" calcext:value-type="float">
            <text:p>0.096839185401489</text:p>
          </table:table-cell>
          <table:table-cell office:value-type="float" office:value="0.0806991966200216" calcext:value-type="float">
            <text:p>0.080699196620022</text:p>
          </table:table-cell>
          <table:table-cell office:value-type="float" office:value="0.193678370802978" calcext:value-type="float">
            <text:p>0.193678370802978</text:p>
          </table:table-cell>
          <table:table-cell office:value-type="float" office:value="0.161397645952724" calcext:value-type="float">
            <text:p>0.161397645952724</text:p>
          </table:table-cell>
          <table:table-cell office:value-type="float" office:value="0.193676876228342" calcext:value-type="float">
            <text:p>0.193676876228342</text:p>
          </table:table-cell>
          <table:table-cell office:value-type="float" office:value="0.242097589860063" calcext:value-type="float">
            <text:p>0.242097589860063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8800669154549" calcext:value-type="float">
            <text:p>0.98800669154549</text:p>
          </table:table-cell>
          <table:table-cell office:value-type="float" office:value="0.922136631586561" calcext:value-type="float">
            <text:p>0.922136631586561</text:p>
          </table:table-cell>
          <table:table-cell office:value-type="float" office:value="0.856439622262407" calcext:value-type="float">
            <text:p>0.856439622262407</text:p>
          </table:table-cell>
          <table:table-cell office:value-type="float" office:value="0.887003874751283" calcext:value-type="float">
            <text:p>0.887003874751283</text:p>
          </table:table-cell>
          <table:table-cell office:value-type="float" office:value="0.799058823529412" calcext:value-type="float">
            <text:p>0.799058823529412</text:p>
          </table:table-cell>
          <table:table-cell office:value-type="float" office:value="0.856195887445887" calcext:value-type="float">
            <text:p>0.856195887445887</text:p>
          </table:table-cell>
          <table:table-cell office:value-type="float" office:value="0.783597634726515" calcext:value-type="float">
            <text:p>0.78359763472651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98097050428163" calcext:value-type="float">
            <text:p>0.998097050428163</text:p>
          </table:table-cell>
          <table:table-cell office:value-type="float" office:value="0.749311610830656" calcext:value-type="float">
            <text:p>0.749311610830656</text:p>
          </table:table-cell>
          <table:table-cell office:value-type="float" office:value="0.998628257887517" calcext:value-type="float">
            <text:p>0.998628257887517</text:p>
          </table:table-cell>
          <table:table-cell office:value-type="float" office:value="0.809500461467466" calcext:value-type="float">
            <text:p>0.809500461467466</text:p>
          </table:table-cell>
          <table:table-cell office:value-type="float" office:value="0.883467542558452" calcext:value-type="float">
            <text:p>0.883467542558452</text:p>
          </table:table-cell>
          <table:table-cell office:value-type="float" office:value="0.789359329333949" calcext:value-type="float">
            <text:p>0.789359329333949</text:p>
          </table:table-cell>
          <table:table-cell office:value-type="float" office:value="0.74885268471776" calcext:value-type="float">
            <text:p>0.74885268471776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6348699224099" calcext:value-type="float">
            <text:p>0.996348699224099</text:p>
          </table:table-cell>
          <table:table-cell office:value-type="float" office:value="0.995892286627111" calcext:value-type="float">
            <text:p>0.995892286627111</text:p>
          </table:table-cell>
          <table:table-cell office:value-type="float" office:value="0.997261524418074" calcext:value-type="float">
            <text:p>0.997261524418074</text:p>
          </table:table-cell>
          <table:table-cell office:value-type="float" office:value="0.989958922866271" calcext:value-type="float">
            <text:p>0.989958922866271</text:p>
          </table:table-cell>
          <table:table-cell office:value-type="float" office:value="0.996348699224099" calcext:value-type="float">
            <text:p>0.996348699224099</text:p>
          </table:table-cell>
          <table:table-cell office:value-type="float" office:value="0.990871748060246" calcext:value-type="float">
            <text:p>0.990871748060246</text:p>
          </table:table-cell>
          <table:table-cell office:value-type="float" office:value="0.994979461433135" calcext:value-type="float">
            <text:p>0.994979461433135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365130077590137" calcext:value-type="float">
            <text:p>0.003651300775901</text:p>
          </table:table-cell>
          <table:table-cell office:value-type="float" office:value="0.00410771337288907" calcext:value-type="float">
            <text:p>0.004107713372889</text:p>
          </table:table-cell>
          <table:table-cell office:value-type="float" office:value="0.00273847558192608" calcext:value-type="float">
            <text:p>0.002738475581926</text:p>
          </table:table-cell>
          <table:table-cell office:value-type="float" office:value="0.0100410771337289" calcext:value-type="float">
            <text:p>0.010041077133729</text:p>
          </table:table-cell>
          <table:table-cell office:value-type="float" office:value="0.00365130077590137" calcext:value-type="float">
            <text:p>0.003651300775901</text:p>
          </table:table-cell>
          <table:table-cell office:value-type="float" office:value="0.00912825193975353" calcext:value-type="float">
            <text:p>0.009128251939754</text:p>
          </table:table-cell>
          <table:table-cell office:value-type="float" office:value="0.00502053856686446" calcext:value-type="float">
            <text:p>0.005020538566864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0.535714285714286" calcext:value-type="float">
            <text:p>0.535714285714286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545454545454545" calcext:value-type="float">
            <text:p>0.54545454545454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6194100856327" calcext:value-type="float">
            <text:p>0.99619410085632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1" calcext:value-type="float">
            <text:p>1</text:p>
          </table:table-cell>
          <table:table-cell office:value-type="float" office:value="0.998623221661313" calcext:value-type="float">
            <text:p>0.998623221661313</text:p>
          </table:table-cell>
          <table:table-cell office:value-type="float" office:value="0.997256515775034" calcext:value-type="float">
            <text:p>0.997256515775034</text:p>
          </table:table-cell>
          <table:table-cell office:value-type="float" office:value="0.994000922934933" calcext:value-type="float">
            <text:p>0.994000922934933</text:p>
          </table:table-cell>
          <table:table-cell office:value-type="float" office:value="0.997704315886134" calcext:value-type="float">
            <text:p>0.997704315886134</text:p>
          </table:table-cell>
          <table:table-cell office:value-type="float" office:value="0.995385325334564" calcext:value-type="float">
            <text:p>0.995385325334564</text:p>
          </table:table-cell>
          <table:table-cell office:value-type="float" office:value="0.997705369435521" calcext:value-type="float">
            <text:p>0.997705369435521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8093422306959" calcext:value-type="float">
            <text:p>0.998093422306959</text:p>
          </table:table-cell>
          <table:table-cell table:number-columns-repeated="2" office:value-type="float" office:value="0.571428571428571" calcext:value-type="float">
            <text:p>0.571428571428571</text:p>
          </table:table-cell>
          <table:table-cell office:value-type="float" office:value="0.576923076923077" calcext:value-type="float">
            <text:p>0.576923076923077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521739130434783" calcext:value-type="float">
            <text:p>0.521739130434783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094" calcext:value-type="float">
            <text:p>209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89" calcext:value-type="float">
            <text:p>89</text:p>
          </table:table-cell>
          <table:table-cell office:value-type="float" office:value="2176" calcext:value-type="float">
            <text:p>2176</text:p>
          </table:table-cell>
          <table:table-cell office:value-type="float" office:value="2181" calcext:value-type="float">
            <text:p>2181</text:p>
          </table:table-cell>
          <table:table-cell office:value-type="float" office:value="2154" calcext:value-type="float">
            <text:p>2154</text:p>
          </table:table-cell>
          <table:table-cell office:value-type="float" office:value="2173" calcext:value-type="float">
            <text:p>2173</text:p>
          </table:table-cell>
          <table:table-cell office:value-type="float" office:value="2157" calcext:value-type="float">
            <text:p>2157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6348699224099" calcext:value-type="float">
            <text:p>0.996348699224099</text:p>
          </table:table-cell>
          <table:table-cell office:value-type="float" office:value="0.995892286627111" calcext:value-type="float">
            <text:p>0.995892286627111</text:p>
          </table:table-cell>
          <table:table-cell office:value-type="float" office:value="0.997261524418074" calcext:value-type="float">
            <text:p>0.997261524418074</text:p>
          </table:table-cell>
          <table:table-cell office:value-type="float" office:value="0.989958922866271" calcext:value-type="float">
            <text:p>0.989958922866271</text:p>
          </table:table-cell>
          <table:table-cell office:value-type="float" office:value="0.996348699224099" calcext:value-type="float">
            <text:p>0.996348699224099</text:p>
          </table:table-cell>
          <table:table-cell office:value-type="float" office:value="0.990871748060246" calcext:value-type="float">
            <text:p>0.990871748060246</text:p>
          </table:table-cell>
          <table:table-cell office:value-type="float" office:value="0.994979461433135" calcext:value-type="float">
            <text:p>0.994979461433135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77541334809393" calcext:value-type="float">
            <text:p>0.977541334809393</text:p>
          </table:table-cell>
          <table:table-cell office:value-type="float" office:value="0.784682412290759" calcext:value-type="float">
            <text:p>0.784682412290759</text:p>
          </table:table-cell>
          <table:table-cell office:value-type="float" office:value="0.785027472527472" calcext:value-type="float">
            <text:p>0.785027472527472</text:p>
          </table:table-cell>
          <table:table-cell office:value-type="float" office:value="0.785921122757151" calcext:value-type="float">
            <text:p>0.785921122757151</text:p>
          </table:table-cell>
          <table:table-cell office:value-type="float" office:value="0.8562241616904" calcext:value-type="float">
            <text:p>0.8562241616904</text:p>
          </table:table-cell>
          <table:table-cell office:value-type="float" office:value="0.789359329333949" calcext:value-type="float">
            <text:p>0.789359329333949</text:p>
          </table:table-cell>
          <table:table-cell office:value-type="float" office:value="0.759607807933611" calcext:value-type="float">
            <text:p>0.759607807933611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6423741077125" calcext:value-type="float">
            <text:p>0.996423741077125</text:p>
          </table:table-cell>
          <table:table-cell office:value-type="float" office:value="0.995600291409134" calcext:value-type="float">
            <text:p>0.995600291409134</text:p>
          </table:table-cell>
          <table:table-cell office:value-type="float" office:value="0.997846459793059" calcext:value-type="float">
            <text:p>0.997846459793059</text:p>
          </table:table-cell>
          <table:table-cell office:value-type="float" office:value="0.990340480229729" calcext:value-type="float">
            <text:p>0.990340480229729</text:p>
          </table:table-cell>
          <table:table-cell office:value-type="float" office:value="0.996478264214883" calcext:value-type="float">
            <text:p>0.996478264214883</text:p>
          </table:table-cell>
          <table:table-cell office:value-type="float" office:value="0.990871748060246" calcext:value-type="float">
            <text:p>0.990871748060246</text:p>
          </table:table-cell>
          <table:table-cell office:value-type="float" office:value="0.994870895172296" calcext:value-type="float">
            <text:p>0.99487089517229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126111461049424" calcext:value-type="float">
            <text:p>0.126111461049424</text:p>
          </table:table-cell>
          <table:table-cell office:value-type="float" office:value="0.141876488519621" calcext:value-type="float">
            <text:p>0.141876488519621</text:p>
          </table:table-cell>
          <table:table-cell office:value-type="float" office:value="0.0945857854651061" calcext:value-type="float">
            <text:p>0.094585785465106</text:p>
          </table:table-cell>
          <table:table-cell office:value-type="float" office:value="0.346811262188329" calcext:value-type="float">
            <text:p>0.346811262188329</text:p>
          </table:table-cell>
          <table:table-cell office:value-type="float" office:value="0.126113285781122" calcext:value-type="float">
            <text:p>0.126113285781122</text:p>
          </table:table-cell>
          <table:table-cell office:value-type="float" office:value="0.315282302086955" calcext:value-type="float">
            <text:p>0.315282302086955</text:p>
          </table:table-cell>
          <table:table-cell office:value-type="float" office:value="0.173405083674656" calcext:value-type="float">
            <text:p>0.173405083674656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98097050428163" calcext:value-type="float">
            <text:p>0.998097050428163</text:p>
          </table:table-cell>
          <table:table-cell office:value-type="float" office:value="0.749311610830656" calcext:value-type="float">
            <text:p>0.749311610830656</text:p>
          </table:table-cell>
          <table:table-cell office:value-type="float" office:value="0.998628257887517" calcext:value-type="float">
            <text:p>0.998628257887517</text:p>
          </table:table-cell>
          <table:table-cell office:value-type="float" office:value="0.809500461467466" calcext:value-type="float">
            <text:p>0.809500461467466</text:p>
          </table:table-cell>
          <table:table-cell office:value-type="float" office:value="0.883467542558452" calcext:value-type="float">
            <text:p>0.883467542558452</text:p>
          </table:table-cell>
          <table:table-cell office:value-type="float" office:value="0.789359329333949" calcext:value-type="float">
            <text:p>0.789359329333949</text:p>
          </table:table-cell>
          <table:table-cell office:value-type="float" office:value="0.74885268471776" calcext:value-type="float">
            <text:p>0.7488526847177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71217346042487" calcext:value-type="float">
            <text:p>0.971217346042487</text:p>
          </table:table-cell>
          <table:table-cell office:value-type="float" office:value="0.80723547808975" calcext:value-type="float">
            <text:p>0.80723547808975</text:p>
          </table:table-cell>
          <table:table-cell office:value-type="float" office:value="0.937272105742935" calcext:value-type="float">
            <text:p>0.937272105742935</text:p>
          </table:table-cell>
          <table:table-cell office:value-type="float" office:value="0.781002454257038" calcext:value-type="float">
            <text:p>0.781002454257038</text:p>
          </table:table-cell>
          <table:table-cell office:value-type="float" office:value="0.724520433694746" calcext:value-type="float">
            <text:p>0.724520433694746</text:p>
          </table:table-cell>
          <table:table-cell office:value-type="float" office:value="0.87625214803638" calcext:value-type="float">
            <text:p>0.87625214803638</text:p>
          </table:table-cell>
          <table:table-cell office:value-type="float" office:value="0.732032210622755" calcext:value-type="float">
            <text:p>0.73203221062275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0917347865577" calcext:value-type="float">
            <text:p>0.990917347865577</text:p>
          </table:table-cell>
          <table:table-cell office:value-type="float" office:value="0.996821071752952" calcext:value-type="float">
            <text:p>0.996821071752952</text:p>
          </table:table-cell>
          <table:table-cell office:value-type="float" office:value="0.999091734786557" calcext:value-type="float">
            <text:p>0.999091734786557</text:p>
          </table:table-cell>
          <table:table-cell office:value-type="float" office:value="0.99227974568574" calcext:value-type="float">
            <text:p>0.99227974568574</text:p>
          </table:table-cell>
          <table:table-cell office:value-type="float" office:value="0.989100817438692" calcext:value-type="float">
            <text:p>0.989100817438692</text:p>
          </table:table-cell>
          <table:table-cell office:value-type="float" office:value="0.991371480472298" calcext:value-type="float">
            <text:p>0.991371480472298</text:p>
          </table:table-cell>
          <table:table-cell office:value-type="float" office:value="0.985921889191644" calcext:value-type="float">
            <text:p>0.985921889191644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908265213442328" calcext:value-type="float">
            <text:p>0.009082652134423</text:p>
          </table:table-cell>
          <table:table-cell office:value-type="float" office:value="0.00317892824704813" calcext:value-type="float">
            <text:p>0.003178928247048</text:p>
          </table:table-cell>
          <table:table-cell office:value-type="float" office:value="0.000908265213442339" calcext:value-type="float">
            <text:p>0.000908265213442</text:p>
          </table:table-cell>
          <table:table-cell office:value-type="float" office:value="0.00772025431425971" calcext:value-type="float">
            <text:p>0.00772025431426</text:p>
          </table:table-cell>
          <table:table-cell office:value-type="float" office:value="0.010899182561308" calcext:value-type="float">
            <text:p>0.010899182561308</text:p>
          </table:table-cell>
          <table:table-cell office:value-type="float" office:value="0.00862851952770205" calcext:value-type="float">
            <text:p>0.008628519527702</text:p>
          </table:table-cell>
          <table:table-cell office:value-type="float" office:value="0.0140781108083561" calcext:value-type="float">
            <text:p>0.01407811080835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0.997109826589595" calcext:value-type="float">
            <text:p>0.997109826589595</text:p>
          </table:table-cell>
          <table:table-cell office:value-type="float" office:value="0.8" calcext:value-type="float">
            <text:p>0.8</text:p>
          </table:table-cell>
          <table:table-cell office:value-type="float" office:value="0.875" calcext:value-type="float">
            <text:p>0.875</text:p>
          </table:table-cell>
          <table:table-cell office:value-type="float" office:value="0.65" calcext:value-type="float">
            <text:p>0.65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.3" calcext:value-type="float">
            <text:p>0.3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3282149712092" calcext:value-type="float">
            <text:p>0.99328214971209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65217391304348" calcext:value-type="float">
            <text:p>0.565217391304348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0.757575757575758" calcext:value-type="float">
            <text:p>0.757575757575758</text:p>
          </table:table-cell>
          <table:table-cell office:value-type="float" office:value="0.473684210526316" calcext:value-type="float">
            <text:p>0.47368421052631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0.949152542372881" calcext:value-type="float">
            <text:p>0.949152542372881</text:p>
          </table:table-cell>
          <table:table-cell office:value-type="float" office:value="0.999086340794884" calcext:value-type="float">
            <text:p>0.999086340794884</text:p>
          </table:table-cell>
          <table:table-cell office:value-type="float" office:value="0.99954421148587" calcext:value-type="float">
            <text:p>0.99954421148587</text:p>
          </table:table-cell>
          <table:table-cell office:value-type="float" office:value="0.996787517209729" calcext:value-type="float">
            <text:p>0.996787517209729</text:p>
          </table:table-cell>
          <table:table-cell office:value-type="float" office:value="0.994495412844037" calcext:value-type="float">
            <text:p>0.994495412844037</text:p>
          </table:table-cell>
          <table:table-cell office:value-type="float" office:value="0.994928538497003" calcext:value-type="float">
            <text:p>0.994928538497003</text:p>
          </table:table-cell>
          <table:table-cell office:value-type="float" office:value="0.990380210719194" calcext:value-type="float">
            <text:p>0.99038021071919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5192307692308" calcext:value-type="float">
            <text:p>0.995192307692308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0.875" calcext:value-type="float">
            <text:p>0.875</text:p>
          </table:table-cell>
          <table:table-cell office:value-type="float" office:value="0.604651162790698" calcext:value-type="float">
            <text:p>0.604651162790698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0.72463768115942" calcext:value-type="float">
            <text:p>0.72463768115942</text:p>
          </table:table-cell>
          <table:table-cell office:value-type="float" office:value="0.36734693877551" calcext:value-type="float">
            <text:p>0.3673469387755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070" calcext:value-type="float">
            <text:p>207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112" calcext:value-type="float">
            <text:p>112</text:p>
          </table:table-cell>
          <table:table-cell office:value-type="float" office:value="2187" calcext:value-type="float">
            <text:p>2187</text:p>
          </table:table-cell>
          <table:table-cell office:value-type="float" office:value="2193" calcext:value-type="float">
            <text:p>2193</text:p>
          </table:table-cell>
          <table:table-cell office:value-type="float" office:value="2172" calcext:value-type="float">
            <text:p>2172</text:p>
          </table:table-cell>
          <table:table-cell office:value-type="float" office:value="2168" calcext:value-type="float">
            <text:p>2168</text:p>
          </table:table-cell>
          <table:table-cell office:value-type="float" office:value="2158" calcext:value-type="float">
            <text:p>2158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0917347865577" calcext:value-type="float">
            <text:p>0.990917347865577</text:p>
          </table:table-cell>
          <table:table-cell office:value-type="float" office:value="0.996821071752952" calcext:value-type="float">
            <text:p>0.996821071752952</text:p>
          </table:table-cell>
          <table:table-cell office:value-type="float" office:value="0.999091734786557" calcext:value-type="float">
            <text:p>0.999091734786557</text:p>
          </table:table-cell>
          <table:table-cell office:value-type="float" office:value="0.99227974568574" calcext:value-type="float">
            <text:p>0.99227974568574</text:p>
          </table:table-cell>
          <table:table-cell office:value-type="float" office:value="0.989100817438692" calcext:value-type="float">
            <text:p>0.989100817438692</text:p>
          </table:table-cell>
          <table:table-cell office:value-type="float" office:value="0.991371480472298" calcext:value-type="float">
            <text:p>0.991371480472298</text:p>
          </table:table-cell>
          <table:table-cell office:value-type="float" office:value="0.985921889191644" calcext:value-type="float">
            <text:p>0.985921889191644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56612547288777" calcext:value-type="float">
            <text:p>0.956612547288777</text:p>
          </table:table-cell>
          <table:table-cell office:value-type="float" office:value="0.847027182596787" calcext:value-type="float">
            <text:p>0.847027182596787</text:p>
          </table:table-cell>
          <table:table-cell office:value-type="float" office:value="0.937272105742935" calcext:value-type="float">
            <text:p>0.937272105742935</text:p>
          </table:table-cell>
          <table:table-cell office:value-type="float" office:value="0.800376487150909" calcext:value-type="float">
            <text:p>0.800376487150909</text:p>
          </table:table-cell>
          <table:table-cell office:value-type="float" office:value="0.724520433694746" calcext:value-type="float">
            <text:p>0.724520433694746</text:p>
          </table:table-cell>
          <table:table-cell office:value-type="float" office:value="0.860127375758487" calcext:value-type="float">
            <text:p>0.860127375758487</text:p>
          </table:table-cell>
          <table:table-cell office:value-type="float" office:value="0.680114341948031" calcext:value-type="float">
            <text:p>0.680114341948031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1057510482847" calcext:value-type="float">
            <text:p>0.991057510482847</text:p>
          </table:table-cell>
          <table:table-cell office:value-type="float" office:value="0.996614838771094" calcext:value-type="float">
            <text:p>0.996614838771094</text:p>
          </table:table-cell>
          <table:table-cell office:value-type="float" office:value="0.999091734786557" calcext:value-type="float">
            <text:p>0.999091734786557</text:p>
          </table:table-cell>
          <table:table-cell office:value-type="float" office:value="0.992013089930481" calcext:value-type="float">
            <text:p>0.992013089930481</text:p>
          </table:table-cell>
          <table:table-cell office:value-type="float" office:value="0.989100817438692" calcext:value-type="float">
            <text:p>0.989100817438692</text:p>
          </table:table-cell>
          <table:table-cell office:value-type="float" office:value="0.991556071336874" calcext:value-type="float">
            <text:p>0.991556071336874</text:p>
          </table:table-cell>
          <table:table-cell office:value-type="float" office:value="0.987484305828745" calcext:value-type="float">
            <text:p>0.98748430582874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313705869883196" calcext:value-type="float">
            <text:p>0.313705869883196</text:p>
          </table:table-cell>
          <table:table-cell office:value-type="float" office:value="0.109797018146793" calcext:value-type="float">
            <text:p>0.109797018146793</text:p>
          </table:table-cell>
          <table:table-cell office:value-type="float" office:value="0.0313707322376266" calcext:value-type="float">
            <text:p>0.031370732237627</text:p>
          </table:table-cell>
          <table:table-cell office:value-type="float" office:value="0.266650679334921" calcext:value-type="float">
            <text:p>0.266650679334921</text:p>
          </table:table-cell>
          <table:table-cell office:value-type="float" office:value="0.376448786851508" calcext:value-type="float">
            <text:p>0.376448786851508</text:p>
          </table:table-cell>
          <table:table-cell office:value-type="float" office:value="0.298022500942342" calcext:value-type="float">
            <text:p>0.298022500942342</text:p>
          </table:table-cell>
          <table:table-cell office:value-type="float" office:value="0.486248346861157" calcext:value-type="float">
            <text:p>0.486248346861157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71217346042487" calcext:value-type="float">
            <text:p>0.971217346042487</text:p>
          </table:table-cell>
          <table:table-cell office:value-type="float" office:value="0.80723547808975" calcext:value-type="float">
            <text:p>0.80723547808975</text:p>
          </table:table-cell>
          <table:table-cell office:value-type="float" office:value="0.937272105742935" calcext:value-type="float">
            <text:p>0.937272105742935</text:p>
          </table:table-cell>
          <table:table-cell office:value-type="float" office:value="0.781002454257038" calcext:value-type="float">
            <text:p>0.781002454257038</text:p>
          </table:table-cell>
          <table:table-cell office:value-type="float" office:value="0.724520433694746" calcext:value-type="float">
            <text:p>0.724520433694746</text:p>
          </table:table-cell>
          <table:table-cell office:value-type="float" office:value="0.87625214803638" calcext:value-type="float">
            <text:p>0.87625214803638</text:p>
          </table:table-cell>
          <table:table-cell office:value-type="float" office:value="0.732032210622755" calcext:value-type="float">
            <text:p>0.73203221062275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98588899341486" calcext:value-type="float">
            <text:p>0.998588899341486</text:p>
          </table:table-cell>
          <table:table-cell office:value-type="float" office:value="0.790982360097324" calcext:value-type="float">
            <text:p>0.790982360097324</text:p>
          </table:table-cell>
          <table:table-cell office:value-type="float" office:value="0.999545661063153" calcext:value-type="float">
            <text:p>0.999545661063153</text:p>
          </table:table-cell>
          <table:table-cell office:value-type="float" office:value="0.808149553912266" calcext:value-type="float">
            <text:p>0.808149553912266</text:p>
          </table:table-cell>
          <table:table-cell office:value-type="float" office:value="0.887977727157682" calcext:value-type="float">
            <text:p>0.887977727157682</text:p>
          </table:table-cell>
          <table:table-cell office:value-type="float" office:value="0.918306636155606" calcext:value-type="float">
            <text:p>0.918306636155606</text:p>
          </table:table-cell>
          <table:table-cell office:value-type="float" office:value="0.820971950424005" calcext:value-type="float">
            <text:p>0.82097195042400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7277676950998" calcext:value-type="float">
            <text:p>0.997277676950998</text:p>
          </table:table-cell>
          <table:table-cell office:value-type="float" office:value="0.996370235934664" calcext:value-type="float">
            <text:p>0.996370235934664</text:p>
          </table:table-cell>
          <table:table-cell office:value-type="float" office:value="0.999092558983666" calcext:value-type="float">
            <text:p>0.999092558983666</text:p>
          </table:table-cell>
          <table:table-cell office:value-type="float" office:value="0.993647912885662" calcext:value-type="float">
            <text:p>0.993647912885662</text:p>
          </table:table-cell>
          <table:table-cell office:value-type="float" office:value="0.997277676950998" calcext:value-type="float">
            <text:p>0.997277676950998</text:p>
          </table:table-cell>
          <table:table-cell office:value-type="float" office:value="0.993194192377496" calcext:value-type="float">
            <text:p>0.993194192377496</text:p>
          </table:table-cell>
          <table:table-cell office:value-type="float" office:value="0.996823956442831" calcext:value-type="float">
            <text:p>0.996823956442831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272232304900177" calcext:value-type="float">
            <text:p>0.002722323049002</text:p>
          </table:table-cell>
          <table:table-cell office:value-type="float" office:value="0.00362976406533577" calcext:value-type="float">
            <text:p>0.003629764065336</text:p>
          </table:table-cell>
          <table:table-cell office:value-type="float" office:value="0.000907441016333888" calcext:value-type="float">
            <text:p>0.000907441016334</text:p>
          </table:table-cell>
          <table:table-cell office:value-type="float" office:value="0.00635208711433755" calcext:value-type="float">
            <text:p>0.006352087114338</text:p>
          </table:table-cell>
          <table:table-cell office:value-type="float" office:value="0.00272232304900177" calcext:value-type="float">
            <text:p>0.002722323049002</text:p>
          </table:table-cell>
          <table:table-cell office:value-type="float" office:value="0.00680580762250449" calcext:value-type="float">
            <text:p>0.006805807622504</text:p>
          </table:table-cell>
          <table:table-cell office:value-type="float" office:value="0.00317604355716883" calcext:value-type="float">
            <text:p>0.00317604355716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818181818181818" calcext:value-type="float">
            <text:p>0.818181818181818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7177798682973" calcext:value-type="float">
            <text:p>0.997177798682973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642857142857143" calcext:value-type="float">
            <text:p>0.642857142857143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1" calcext:value-type="float">
            <text:p>1</text:p>
          </table:table-cell>
          <table:table-cell office:value-type="float" office:value="0.998631386861314" calcext:value-type="float">
            <text:p>0.998631386861314</text:p>
          </table:table-cell>
          <table:table-cell office:value-type="float" office:value="0.999091322126306" calcext:value-type="float">
            <text:p>0.999091322126306</text:p>
          </table:table-cell>
          <table:table-cell office:value-type="float" office:value="0.997251488776912" calcext:value-type="float">
            <text:p>0.997251488776912</text:p>
          </table:table-cell>
          <table:table-cell office:value-type="float" office:value="0.998177676537585" calcext:value-type="float">
            <text:p>0.998177676537585</text:p>
          </table:table-cell>
          <table:table-cell office:value-type="float" office:value="0.994508009153318" calcext:value-type="float">
            <text:p>0.994508009153318</text:p>
          </table:table-cell>
          <table:table-cell office:value-type="float" office:value="0.999086757990868" calcext:value-type="float">
            <text:p>0.99908675799086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8586905322657" calcext:value-type="float">
            <text:p>0.998586905322657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75" calcext:value-type="float">
            <text:p>0.75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680851063829787" calcext:value-type="float">
            <text:p>0.68085106382978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120" calcext:value-type="float">
            <text:p>21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78" calcext:value-type="float">
            <text:p>78</text:p>
          </table:table-cell>
          <table:table-cell office:value-type="float" office:value="2189" calcext:value-type="float">
            <text:p>2189</text:p>
          </table:table-cell>
          <table:table-cell office:value-type="float" office:value="2199" calcext:value-type="float">
            <text:p>2199</text:p>
          </table:table-cell>
          <table:table-cell office:value-type="float" office:value="2177" calcext:value-type="float">
            <text:p>2177</text:p>
          </table:table-cell>
          <table:table-cell office:value-type="float" office:value="2191" calcext:value-type="float">
            <text:p>2191</text:p>
          </table:table-cell>
          <table:table-cell office:value-type="float" office:value="2173" calcext:value-type="float">
            <text:p>2173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7277676950998" calcext:value-type="float">
            <text:p>0.997277676950998</text:p>
          </table:table-cell>
          <table:table-cell office:value-type="float" office:value="0.996370235934664" calcext:value-type="float">
            <text:p>0.996370235934664</text:p>
          </table:table-cell>
          <table:table-cell office:value-type="float" office:value="0.999092558983666" calcext:value-type="float">
            <text:p>0.999092558983666</text:p>
          </table:table-cell>
          <table:table-cell office:value-type="float" office:value="0.993647912885662" calcext:value-type="float">
            <text:p>0.993647912885662</text:p>
          </table:table-cell>
          <table:table-cell office:value-type="float" office:value="0.997277676950998" calcext:value-type="float">
            <text:p>0.997277676950998</text:p>
          </table:table-cell>
          <table:table-cell office:value-type="float" office:value="0.993194192377496" calcext:value-type="float">
            <text:p>0.993194192377496</text:p>
          </table:table-cell>
          <table:table-cell office:value-type="float" office:value="0.996823956442831" calcext:value-type="float">
            <text:p>0.996823956442831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8077493414281" calcext:value-type="float">
            <text:p>0.98077493414281</text:p>
          </table:table-cell>
          <table:table-cell office:value-type="float" office:value="0.81726982547776" calcext:value-type="float">
            <text:p>0.81726982547776</text:p>
          </table:table-cell>
          <table:table-cell office:value-type="float" office:value="0.874772727272727" calcext:value-type="float">
            <text:p>0.874772727272727</text:p>
          </table:table-cell>
          <table:table-cell office:value-type="float" office:value="0.823397435897436" calcext:value-type="float">
            <text:p>0.823397435897436</text:p>
          </table:table-cell>
          <table:table-cell office:value-type="float" office:value="0.849316317228806" calcext:value-type="float">
            <text:p>0.849316317228806</text:p>
          </table:table-cell>
          <table:table-cell office:value-type="float" office:value="0.838705742875682" calcext:value-type="float">
            <text:p>0.838705742875682</text:p>
          </table:table-cell>
          <table:table-cell office:value-type="float" office:value="0.859201460187086" calcext:value-type="float">
            <text:p>0.85920146018708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7326166890689" calcext:value-type="float">
            <text:p>0.997326166890689</text:p>
          </table:table-cell>
          <table:table-cell office:value-type="float" office:value="0.996206074238553" calcext:value-type="float">
            <text:p>0.996206074238553</text:p>
          </table:table-cell>
          <table:table-cell office:value-type="float" office:value="0.999205782874113" calcext:value-type="float">
            <text:p>0.999205782874113</text:p>
          </table:table-cell>
          <table:table-cell office:value-type="float" office:value="0.993490564940202" calcext:value-type="float">
            <text:p>0.993490564940202</text:p>
          </table:table-cell>
          <table:table-cell office:value-type="float" office:value="0.99741317270166" calcext:value-type="float">
            <text:p>0.99741317270166</text:p>
          </table:table-cell>
          <table:table-cell office:value-type="float" office:value="0.993838789524234" calcext:value-type="float">
            <text:p>0.993838789524234</text:p>
          </table:table-cell>
          <table:table-cell office:value-type="float" office:value="0.99663448077107" calcext:value-type="float">
            <text:p>0.99663448077107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0940257070641861" calcext:value-type="float">
            <text:p>0.094025707064186</text:p>
          </table:table-cell>
          <table:table-cell office:value-type="float" office:value="0.125368697800172" calcext:value-type="float">
            <text:p>0.125368697800172</text:p>
          </table:table-cell>
          <table:table-cell office:value-type="float" office:value="0.0313426279422341" calcext:value-type="float">
            <text:p>0.031342627942234</text:p>
          </table:table-cell>
          <table:table-cell office:value-type="float" office:value="0.219395493245614" calcext:value-type="float">
            <text:p>0.219395493245614</text:p>
          </table:table-cell>
          <table:table-cell office:value-type="float" office:value="0.0940271582391956" calcext:value-type="float">
            <text:p>0.094027158239196</text:p>
          </table:table-cell>
          <table:table-cell office:value-type="float" office:value="0.235068621185492" calcext:value-type="float">
            <text:p>0.235068621185492</text:p>
          </table:table-cell>
          <table:table-cell office:value-type="float" office:value="0.109697383829055" calcext:value-type="float">
            <text:p>0.109697383829055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98588899341486" calcext:value-type="float">
            <text:p>0.998588899341486</text:p>
          </table:table-cell>
          <table:table-cell office:value-type="float" office:value="0.790982360097324" calcext:value-type="float">
            <text:p>0.790982360097324</text:p>
          </table:table-cell>
          <table:table-cell office:value-type="float" office:value="0.999545661063153" calcext:value-type="float">
            <text:p>0.999545661063153</text:p>
          </table:table-cell>
          <table:table-cell office:value-type="float" office:value="0.808149553912266" calcext:value-type="float">
            <text:p>0.808149553912266</text:p>
          </table:table-cell>
          <table:table-cell office:value-type="float" office:value="0.887977727157682" calcext:value-type="float">
            <text:p>0.887977727157682</text:p>
          </table:table-cell>
          <table:table-cell office:value-type="float" office:value="0.918306636155606" calcext:value-type="float">
            <text:p>0.918306636155606</text:p>
          </table:table-cell>
          <table:table-cell office:value-type="float" office:value="0.820971950424005" calcext:value-type="float">
            <text:p>0.82097195042400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62152523251764" calcext:value-type="float">
            <text:p>0.962152523251764</text:p>
          </table:table-cell>
          <table:table-cell office:value-type="float" office:value="0.85641681648458" calcext:value-type="float">
            <text:p>0.85641681648458</text:p>
          </table:table-cell>
          <table:table-cell office:value-type="float" office:value="0.998794599807136" calcext:value-type="float">
            <text:p>0.998794599807136</text:p>
          </table:table-cell>
          <table:table-cell office:value-type="float" office:value="0.85148698354766" calcext:value-type="float">
            <text:p>0.85148698354766</text:p>
          </table:table-cell>
          <table:table-cell office:value-type="float" office:value="0.799031476997579" calcext:value-type="float">
            <text:p>0.799031476997579</text:p>
          </table:table-cell>
          <table:table-cell office:value-type="float" office:value="0.850634121700853" calcext:value-type="float">
            <text:p>0.850634121700853</text:p>
          </table:table-cell>
          <table:table-cell office:value-type="float" office:value="0.775837913568272" calcext:value-type="float">
            <text:p>0.775837913568272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3269230769231" calcext:value-type="float">
            <text:p>0.993269230769231</text:p>
          </table:table-cell>
          <table:table-cell office:value-type="float" office:value="0.996634615384615" calcext:value-type="float">
            <text:p>0.996634615384615</text:p>
          </table:table-cell>
          <table:table-cell office:value-type="float" office:value="0.997596153846154" calcext:value-type="float">
            <text:p>0.997596153846154</text:p>
          </table:table-cell>
          <table:table-cell office:value-type="float" office:value="0.994711538461538" calcext:value-type="float">
            <text:p>0.994711538461538</text:p>
          </table:table-cell>
          <table:table-cell office:value-type="float" office:value="0.995192307692308" calcext:value-type="float">
            <text:p>0.995192307692308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992307692307692" calcext:value-type="float">
            <text:p>0.99230769230769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673076923076921" calcext:value-type="float">
            <text:p>0.006730769230769</text:p>
          </table:table-cell>
          <table:table-cell office:value-type="float" office:value="0.0033653846153846" calcext:value-type="float">
            <text:p>0.003365384615385</text:p>
          </table:table-cell>
          <table:table-cell office:value-type="float" office:value="0.00240384615384615" calcext:value-type="float">
            <text:p>0.002403846153846</text:p>
          </table:table-cell>
          <table:table-cell office:value-type="float" office:value="0.00528846153846152" calcext:value-type="float">
            <text:p>0.005288461538462</text:p>
          </table:table-cell>
          <table:table-cell office:value-type="float" office:value="0.00480769230769229" calcext:value-type="float">
            <text:p>0.004807692307692</text:p>
          </table:table-cell>
          <table:table-cell office:value-type="float" office:value="0.00624999999999998" calcext:value-type="float">
            <text:p>0.00625</text:p>
          </table:table-cell>
          <table:table-cell office:value-type="float" office:value="0.00769230769230767" calcext:value-type="float">
            <text:p>0.007692307692308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0.996469994957136" calcext:value-type="float">
            <text:p>0.996469994957136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555555555555556" calcext:value-type="float">
            <text:p>0.55555555555555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6469994957136" calcext:value-type="float">
            <text:p>0.996469994957136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.6" calcext:value-type="float">
            <text:p>0.6</text:p>
          </table:table-cell>
          <table:table-cell office:value-type="float" office:value="0.703703703703704" calcext:value-type="float">
            <text:p>0.703703703703704</text:p>
          </table:table-cell>
          <table:table-cell office:value-type="float" office:value="0.555555555555556" calcext:value-type="float">
            <text:p>0.55555555555555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0.927835051546392" calcext:value-type="float">
            <text:p>0.927835051546392</text:p>
          </table:table-cell>
          <table:table-cell office:value-type="float" office:value="0.998547918683446" calcext:value-type="float">
            <text:p>0.998547918683446</text:p>
          </table:table-cell>
          <table:table-cell office:value-type="float" office:value="0.997589199614272" calcext:value-type="float">
            <text:p>0.997589199614272</text:p>
          </table:table-cell>
          <table:table-cell office:value-type="float" office:value="0.997091614154144" calcext:value-type="float">
            <text:p>0.997091614154144</text:p>
          </table:table-cell>
          <table:table-cell office:value-type="float" office:value="0.998062953995157" calcext:value-type="float">
            <text:p>0.998062953995157</text:p>
          </table:table-cell>
          <table:table-cell office:value-type="float" office:value="0.997564539698003" calcext:value-type="float">
            <text:p>0.997564539698003</text:p>
          </table:table-cell>
          <table:table-cell office:value-type="float" office:value="0.996120271580989" calcext:value-type="float">
            <text:p>0.996120271580989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6469994957136" calcext:value-type="float">
            <text:p>0.996469994957136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0.555555555555556" calcext:value-type="float">
            <text:p>0.55555555555555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1976" calcext:value-type="float">
            <text:p>197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90" calcext:value-type="float">
            <text:p>90</text:p>
          </table:table-cell>
          <table:table-cell office:value-type="float" office:value="2063" calcext:value-type="float">
            <text:p>2063</text:p>
          </table:table-cell>
          <table:table-cell office:value-type="float" office:value="2069" calcext:value-type="float">
            <text:p>2069</text:p>
          </table:table-cell>
          <table:table-cell office:value-type="float" office:value="2057" calcext:value-type="float">
            <text:p>2057</text:p>
          </table:table-cell>
          <table:table-cell office:value-type="float" office:value="2061" calcext:value-type="float">
            <text:p>2061</text:p>
          </table:table-cell>
          <table:table-cell office:value-type="float" office:value="2048" calcext:value-type="float">
            <text:p>2048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3269230769231" calcext:value-type="float">
            <text:p>0.993269230769231</text:p>
          </table:table-cell>
          <table:table-cell office:value-type="float" office:value="0.996634615384615" calcext:value-type="float">
            <text:p>0.996634615384615</text:p>
          </table:table-cell>
          <table:table-cell office:value-type="float" office:value="0.997596153846154" calcext:value-type="float">
            <text:p>0.997596153846154</text:p>
          </table:table-cell>
          <table:table-cell office:value-type="float" office:value="0.994711538461538" calcext:value-type="float">
            <text:p>0.994711538461538</text:p>
          </table:table-cell>
          <table:table-cell office:value-type="float" office:value="0.995192307692308" calcext:value-type="float">
            <text:p>0.995192307692308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992307692307692" calcext:value-type="float">
            <text:p>0.9923076923076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62152523251764" calcext:value-type="float">
            <text:p>0.962152523251764</text:p>
          </table:table-cell>
          <table:table-cell office:value-type="float" office:value="0.869523527883073" calcext:value-type="float">
            <text:p>0.869523527883073</text:p>
          </table:table-cell>
          <table:table-cell office:value-type="float" office:value="0.85233774900257" calcext:value-type="float">
            <text:p>0.85233774900257</text:p>
          </table:table-cell>
          <table:table-cell office:value-type="float" office:value="0.84152380952381" calcext:value-type="float">
            <text:p>0.84152380952381</text:p>
          </table:table-cell>
          <table:table-cell office:value-type="float" office:value="0.820218503664777" calcext:value-type="float">
            <text:p>0.820218503664777</text:p>
          </table:table-cell>
          <table:table-cell office:value-type="float" office:value="0.870967126203122" calcext:value-type="float">
            <text:p>0.870967126203122</text:p>
          </table:table-cell>
          <table:table-cell office:value-type="float" office:value="0.775837913568272" calcext:value-type="float">
            <text:p>0.775837913568272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3269230769231" calcext:value-type="float">
            <text:p>0.993269230769231</text:p>
          </table:table-cell>
          <table:table-cell office:value-type="float" office:value="0.996572700583105" calcext:value-type="float">
            <text:p>0.996572700583105</text:p>
          </table:table-cell>
          <table:table-cell office:value-type="float" office:value="0.997948210086686" calcext:value-type="float">
            <text:p>0.997948210086686</text:p>
          </table:table-cell>
          <table:table-cell office:value-type="float" office:value="0.994786446886447" calcext:value-type="float">
            <text:p>0.994786446886447</text:p>
          </table:table-cell>
          <table:table-cell office:value-type="float" office:value="0.9950217679223" calcext:value-type="float">
            <text:p>0.9950217679223</text:p>
          </table:table-cell>
          <table:table-cell office:value-type="float" office:value="0.993568458047614" calcext:value-type="float">
            <text:p>0.993568458047614</text:p>
          </table:table-cell>
          <table:table-cell office:value-type="float" office:value="0.992307692307692" calcext:value-type="float">
            <text:p>0.992307692307692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232475224380174" calcext:value-type="float">
            <text:p>0.232475224380174</text:p>
          </table:table-cell>
          <table:table-cell office:value-type="float" office:value="0.116237419979167" calcext:value-type="float">
            <text:p>0.116237419979167</text:p>
          </table:table-cell>
          <table:table-cell office:value-type="float" office:value="0.0830278269046666" calcext:value-type="float">
            <text:p>0.083027826904667</text:p>
          </table:table-cell>
          <table:table-cell office:value-type="float" office:value="0.182659297081058" calcext:value-type="float">
            <text:p>0.182659297081058</text:p>
          </table:table-cell>
          <table:table-cell office:value-type="float" office:value="0.166053347278284" calcext:value-type="float">
            <text:p>0.166053347278284</text:p>
          </table:table-cell>
          <table:table-cell office:value-type="float" office:value="0.2158692745774" calcext:value-type="float">
            <text:p>0.2158692745774</text:p>
          </table:table-cell>
          <table:table-cell office:value-type="float" office:value="0.265685970720199" calcext:value-type="float">
            <text:p>0.265685970720199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62152523251764" calcext:value-type="float">
            <text:p>0.962152523251764</text:p>
          </table:table-cell>
          <table:table-cell office:value-type="float" office:value="0.85641681648458" calcext:value-type="float">
            <text:p>0.85641681648458</text:p>
          </table:table-cell>
          <table:table-cell office:value-type="float" office:value="0.998794599807136" calcext:value-type="float">
            <text:p>0.998794599807136</text:p>
          </table:table-cell>
          <table:table-cell office:value-type="float" office:value="0.851486983547661" calcext:value-type="float">
            <text:p>0.851486983547661</text:p>
          </table:table-cell>
          <table:table-cell office:value-type="float" office:value="0.799031476997579" calcext:value-type="float">
            <text:p>0.799031476997579</text:p>
          </table:table-cell>
          <table:table-cell office:value-type="float" office:value="0.850634121700853" calcext:value-type="float">
            <text:p>0.850634121700853</text:p>
          </table:table-cell>
          <table:table-cell office:value-type="float" office:value="0.775837913568272" calcext:value-type="float">
            <text:p>0.77583791356827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90358820445879" calcext:value-type="float">
            <text:p>0.990358820445879</text:p>
          </table:table-cell>
          <table:table-cell office:value-type="float" office:value="0.816030766556579" calcext:value-type="float">
            <text:p>0.816030766556579</text:p>
          </table:table-cell>
          <table:table-cell office:value-type="float" office:value="0.99928503336511" calcext:value-type="float">
            <text:p>0.99928503336511</text:p>
          </table:table-cell>
          <table:table-cell office:value-type="float" office:value="0.806882118841773" calcext:value-type="float">
            <text:p>0.806882118841773</text:p>
          </table:table-cell>
          <table:table-cell office:value-type="float" office:value="0.776578737010392" calcext:value-type="float">
            <text:p>0.776578737010392</text:p>
          </table:table-cell>
          <table:table-cell office:value-type="float" office:value="0.816871992300289" calcext:value-type="float">
            <text:p>0.816871992300289</text:p>
          </table:table-cell>
          <table:table-cell office:value-type="float" office:value="0.850544244543455" calcext:value-type="float">
            <text:p>0.85054424454345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0965287684261" calcext:value-type="float">
            <text:p>0.990965287684261</text:p>
          </table:table-cell>
          <table:table-cell office:value-type="float" office:value="0.993818354731336" calcext:value-type="float">
            <text:p>0.993818354731336</text:p>
          </table:table-cell>
          <table:table-cell office:value-type="float" office:value="0.998573466476462" calcext:value-type="float">
            <text:p>0.998573466476462</text:p>
          </table:table-cell>
          <table:table-cell office:value-type="float" office:value="0.990965287684261" calcext:value-type="float">
            <text:p>0.990965287684261</text:p>
          </table:table-cell>
          <table:table-cell office:value-type="float" office:value="0.993818354731336" calcext:value-type="float">
            <text:p>0.993818354731336</text:p>
          </table:table-cell>
          <table:table-cell office:value-type="float" office:value="0.989538754160723" calcext:value-type="float">
            <text:p>0.989538754160723</text:p>
          </table:table-cell>
          <table:table-cell office:value-type="float" office:value="0.992867332382311" calcext:value-type="float">
            <text:p>0.992867332382311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903471231573938" calcext:value-type="float">
            <text:p>0.009034712315739</text:p>
          </table:table-cell>
          <table:table-cell office:value-type="float" office:value="0.00618164526866383" calcext:value-type="float">
            <text:p>0.006181645268664</text:p>
          </table:table-cell>
          <table:table-cell office:value-type="float" office:value="0.00142653352353783" calcext:value-type="float">
            <text:p>0.001426533523538</text:p>
          </table:table-cell>
          <table:table-cell office:value-type="float" office:value="0.00903471231573938" calcext:value-type="float">
            <text:p>0.009034712315739</text:p>
          </table:table-cell>
          <table:table-cell office:value-type="float" office:value="0.00618164526866383" calcext:value-type="float">
            <text:p>0.006181645268664</text:p>
          </table:table-cell>
          <table:table-cell office:value-type="float" office:value="0.0104612458392772" calcext:value-type="float">
            <text:p>0.010461245839277</text:p>
          </table:table-cell>
          <table:table-cell office:value-type="float" office:value="0.00713266761768905" calcext:value-type="float">
            <text:p>0.00713266761768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0.999497234791352" calcext:value-type="float">
            <text:p>0.99949723479135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41666666666667" calcext:value-type="float">
            <text:p>0.54166666666666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545454545454545" calcext:value-type="float">
            <text:p>0.54545454545454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1026919242273" calcext:value-type="float">
            <text:p>0.991026919242273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1" calcext:value-type="float">
            <text:p>1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64" calcext:value-type="float">
            <text:p>0.64</text:p>
          </table:table-cell>
          <table:table-cell office:value-type="float" office:value="0.705882352941176" calcext:value-type="float">
            <text:p>0.70588235294117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0.989690721649485" calcext:value-type="float">
            <text:p>0.989690721649485</text:p>
          </table:table-cell>
          <table:table-cell office:value-type="float" office:value="0.995697896749522" calcext:value-type="float">
            <text:p>0.995697896749522</text:p>
          </table:table-cell>
          <table:table-cell office:value-type="float" office:value="0.998570066730219" calcext:value-type="float">
            <text:p>0.998570066730219</text:p>
          </table:table-cell>
          <table:table-cell office:value-type="float" office:value="0.994716618635927" calcext:value-type="float">
            <text:p>0.994716618635927</text:p>
          </table:table-cell>
          <table:table-cell office:value-type="float" office:value="0.997601918465228" calcext:value-type="float">
            <text:p>0.997601918465228</text:p>
          </table:table-cell>
          <table:table-cell office:value-type="float" office:value="0.993743984600577" calcext:value-type="float">
            <text:p>0.993743984600577</text:p>
          </table:table-cell>
          <table:table-cell office:value-type="float" office:value="0.995206136145734" calcext:value-type="float">
            <text:p>0.99520613614573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5244055068836" calcext:value-type="float">
            <text:p>0.995244055068836</text:p>
          </table:table-cell>
          <table:table-cell office:value-type="float" office:value="0.518518518518518" calcext:value-type="float">
            <text:p>0.518518518518518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577777777777778" calcext:value-type="float">
            <text:p>0.577777777777778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592592592592593" calcext:value-type="float">
            <text:p>0.592592592592593</text:p>
          </table:table-cell>
          <table:table-cell office:value-type="float" office:value="0.615384615384615" calcext:value-type="float">
            <text:p>0.61538461538461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1988" calcext:value-type="float">
            <text:p>198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96" calcext:value-type="float">
            <text:p>96</text:p>
          </table:table-cell>
          <table:table-cell office:value-type="float" office:value="2083" calcext:value-type="float">
            <text:p>2083</text:p>
          </table:table-cell>
          <table:table-cell office:value-type="float" office:value="2095" calcext:value-type="float">
            <text:p>2095</text:p>
          </table:table-cell>
          <table:table-cell office:value-type="float" office:value="2071" calcext:value-type="float">
            <text:p>2071</text:p>
          </table:table-cell>
          <table:table-cell office:value-type="float" office:value="2080" calcext:value-type="float">
            <text:p>2080</text:p>
          </table:table-cell>
          <table:table-cell office:value-type="float" office:value="2065" calcext:value-type="float">
            <text:p>2065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0965287684261" calcext:value-type="float">
            <text:p>0.990965287684261</text:p>
          </table:table-cell>
          <table:table-cell office:value-type="float" office:value="0.993818354731336" calcext:value-type="float">
            <text:p>0.993818354731336</text:p>
          </table:table-cell>
          <table:table-cell office:value-type="float" office:value="0.998573466476462" calcext:value-type="float">
            <text:p>0.998573466476462</text:p>
          </table:table-cell>
          <table:table-cell office:value-type="float" office:value="0.990965287684261" calcext:value-type="float">
            <text:p>0.990965287684261</text:p>
          </table:table-cell>
          <table:table-cell office:value-type="float" office:value="0.993818354731336" calcext:value-type="float">
            <text:p>0.993818354731336</text:p>
          </table:table-cell>
          <table:table-cell office:value-type="float" office:value="0.989538754160723" calcext:value-type="float">
            <text:p>0.989538754160723</text:p>
          </table:table-cell>
          <table:table-cell office:value-type="float" office:value="0.992867332382311" calcext:value-type="float">
            <text:p>0.992867332382311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52598330851954" calcext:value-type="float">
            <text:p>0.952598330851954</text:p>
          </table:table-cell>
          <table:table-cell office:value-type="float" office:value="0.757703863231501" calcext:value-type="float">
            <text:p>0.757703863231501</text:p>
          </table:table-cell>
          <table:table-cell office:value-type="float" office:value="0.884257645526427" calcext:value-type="float">
            <text:p>0.884257645526427</text:p>
          </table:table-cell>
          <table:table-cell office:value-type="float" office:value="0.786605783866058" calcext:value-type="float">
            <text:p>0.786605783866058</text:p>
          </table:table-cell>
          <table:table-cell office:value-type="float" office:value="0.801472670631549" calcext:value-type="float">
            <text:p>0.801472670631549</text:p>
          </table:table-cell>
          <table:table-cell office:value-type="float" office:value="0.793646970670092" calcext:value-type="float">
            <text:p>0.793646970670092</text:p>
          </table:table-cell>
          <table:table-cell office:value-type="float" office:value="0.805892451680789" calcext:value-type="float">
            <text:p>0.805892451680789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1310022497236" calcext:value-type="float">
            <text:p>0.991310022497236</text:p>
          </table:table-cell>
          <table:table-cell office:value-type="float" office:value="0.99438703125229" calcext:value-type="float">
            <text:p>0.99438703125229</text:p>
          </table:table-cell>
          <table:table-cell office:value-type="float" office:value="0.998737556171606" calcext:value-type="float">
            <text:p>0.998737556171606</text:p>
          </table:table-cell>
          <table:table-cell office:value-type="float" office:value="0.991263187835599" calcext:value-type="float">
            <text:p>0.991263187835599</text:p>
          </table:table-cell>
          <table:table-cell office:value-type="float" office:value="0.993539592870322" calcext:value-type="float">
            <text:p>0.993539592870322</text:p>
          </table:table-cell>
          <table:table-cell office:value-type="float" office:value="0.989921168574565" calcext:value-type="float">
            <text:p>0.989921168574565</text:p>
          </table:table-cell>
          <table:table-cell office:value-type="float" office:value="0.993320275407266" calcext:value-type="float">
            <text:p>0.99332027540726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312048288683184" calcext:value-type="float">
            <text:p>0.312048288683184</text:p>
          </table:table-cell>
          <table:table-cell office:value-type="float" office:value="0.213509885644657" calcext:value-type="float">
            <text:p>0.213509885644657</text:p>
          </table:table-cell>
          <table:table-cell office:value-type="float" office:value="0.0492718630418568" calcext:value-type="float">
            <text:p>0.049271863041857</text:p>
          </table:table-cell>
          <table:table-cell office:value-type="float" office:value="0.312052090858315" calcext:value-type="float">
            <text:p>0.312052090858315</text:p>
          </table:table-cell>
          <table:table-cell office:value-type="float" office:value="0.213508364774604" calcext:value-type="float">
            <text:p>0.213508364774604</text:p>
          </table:table-cell>
          <table:table-cell office:value-type="float" office:value="0.361323573682658" calcext:value-type="float">
            <text:p>0.361323573682658</text:p>
          </table:table-cell>
          <table:table-cell office:value-type="float" office:value="0.246357414121714" calcext:value-type="float">
            <text:p>0.24635741412171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90358820445879" calcext:value-type="float">
            <text:p>0.990358820445879</text:p>
          </table:table-cell>
          <table:table-cell office:value-type="float" office:value="0.816030766556579" calcext:value-type="float">
            <text:p>0.816030766556579</text:p>
          </table:table-cell>
          <table:table-cell office:value-type="float" office:value="0.99928503336511" calcext:value-type="float">
            <text:p>0.99928503336511</text:p>
          </table:table-cell>
          <table:table-cell office:value-type="float" office:value="0.806882118841773" calcext:value-type="float">
            <text:p>0.806882118841773</text:p>
          </table:table-cell>
          <table:table-cell office:value-type="float" office:value="0.776578737010392" calcext:value-type="float">
            <text:p>0.776578737010392</text:p>
          </table:table-cell>
          <table:table-cell office:value-type="float" office:value="0.816871992300289" calcext:value-type="float">
            <text:p>0.816871992300289</text:p>
          </table:table-cell>
          <table:table-cell office:value-type="float" office:value="0.850544244543455" calcext:value-type="float">
            <text:p>0.85054424454345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82920372564606" calcext:value-type="float">
            <text:p>0.982920372564606</text:p>
          </table:table-cell>
          <table:table-cell office:value-type="float" office:value="0.856486976075957" calcext:value-type="float">
            <text:p>0.856486976075957</text:p>
          </table:table-cell>
          <table:table-cell office:value-type="float" office:value="0.999565595134666" calcext:value-type="float">
            <text:p>0.999565595134666</text:p>
          </table:table-cell>
          <table:table-cell office:value-type="float" office:value="0.812622793771413" calcext:value-type="float">
            <text:p>0.812622793771413</text:p>
          </table:table-cell>
          <table:table-cell office:value-type="float" office:value="0.81119109947644" calcext:value-type="float">
            <text:p>0.81119109947644</text:p>
          </table:table-cell>
          <table:table-cell office:value-type="float" office:value="0.791039370893476" calcext:value-type="float">
            <text:p>0.791039370893476</text:p>
          </table:table-cell>
          <table:table-cell office:value-type="float" office:value="0.80402717127608" calcext:value-type="float">
            <text:p>0.8040271712760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6967071057192" calcext:value-type="float">
            <text:p>0.996967071057192</text:p>
          </table:table-cell>
          <table:table-cell office:value-type="float" office:value="0.996100519930676" calcext:value-type="float">
            <text:p>0.996100519930676</text:p>
          </table:table-cell>
          <table:table-cell office:value-type="float" office:value="0.999133448873483" calcext:value-type="float">
            <text:p>0.999133448873483</text:p>
          </table:table-cell>
          <table:table-cell office:value-type="float" office:value="0.991334488734835" calcext:value-type="float">
            <text:p>0.991334488734835</text:p>
          </table:table-cell>
          <table:table-cell office:value-type="float" office:value="0.994800693240901" calcext:value-type="float">
            <text:p>0.994800693240901</text:p>
          </table:table-cell>
          <table:table-cell office:value-type="float" office:value="0.98786828422877" calcext:value-type="float">
            <text:p>0.98786828422877</text:p>
          </table:table-cell>
          <table:table-cell office:value-type="float" office:value="0.993934142114385" calcext:value-type="float">
            <text:p>0.993934142114385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30329289428076" calcext:value-type="float">
            <text:p>0.003032928942808</text:p>
          </table:table-cell>
          <table:table-cell office:value-type="float" office:value="0.00389948006932406" calcext:value-type="float">
            <text:p>0.003899480069324</text:p>
          </table:table-cell>
          <table:table-cell office:value-type="float" office:value="0.000866551126516457" calcext:value-type="float">
            <text:p>0.000866551126516</text:p>
          </table:table-cell>
          <table:table-cell office:value-type="float" office:value="0.00866551126516468" calcext:value-type="float">
            <text:p>0.008665511265165</text:p>
          </table:table-cell>
          <table:table-cell office:value-type="float" office:value="0.00519930675909874" calcext:value-type="float">
            <text:p>0.005199306759099</text:p>
          </table:table-cell>
          <table:table-cell office:value-type="float" office:value="0.0121317157712305" calcext:value-type="float">
            <text:p>0.012131715771231</text:p>
          </table:table-cell>
          <table:table-cell office:value-type="float" office:value="0.0060658578856152" calcext:value-type="float">
            <text:p>0.00606585788561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0.99817101051669" calcext:value-type="float">
            <text:p>0.9981710105166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62962962962963" calcext:value-type="float">
            <text:p>0.6296296296296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611111111111111" calcext:value-type="float">
            <text:p>0.611111111111111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8627630375114" calcext:value-type="float">
            <text:p>0.998627630375114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.62962962962963" calcext:value-type="float">
            <text:p>0.6296296296296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611111111111111" calcext:value-type="float">
            <text:p>0.611111111111111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0.967213114754098" calcext:value-type="float">
            <text:p>0.967213114754098</text:p>
          </table:table-cell>
          <table:table-cell office:value-type="float" office:value="0.9986882378662" calcext:value-type="float">
            <text:p>0.9986882378662</text:p>
          </table:table-cell>
          <table:table-cell office:value-type="float" office:value="0.999131190269331" calcext:value-type="float">
            <text:p>0.999131190269331</text:p>
          </table:table-cell>
          <table:table-cell office:value-type="float" office:value="0.995615957913196" calcext:value-type="float">
            <text:p>0.995615957913196</text:p>
          </table:table-cell>
          <table:table-cell office:value-type="float" office:value="0.99738219895288" calcext:value-type="float">
            <text:p>0.99738219895288</text:p>
          </table:table-cell>
          <table:table-cell office:value-type="float" office:value="0.993843447669305" calcext:value-type="float">
            <text:p>0.993843447669305</text:p>
          </table:table-cell>
          <table:table-cell office:value-type="float" office:value="0.996943231441048" calcext:value-type="float">
            <text:p>0.99694323144104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8399268236908" calcext:value-type="float">
            <text:p>0.998399268236908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62962962962963" calcext:value-type="float">
            <text:p>0.6296296296296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611111111111111" calcext:value-type="float">
            <text:p>0.61111111111111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183" calcext:value-type="float">
            <text:p>218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118" calcext:value-type="float">
            <text:p>118</text:p>
          </table:table-cell>
          <table:table-cell office:value-type="float" office:value="2284" calcext:value-type="float">
            <text:p>2284</text:p>
          </table:table-cell>
          <table:table-cell office:value-type="float" office:value="2300" calcext:value-type="float">
            <text:p>2300</text:p>
          </table:table-cell>
          <table:table-cell office:value-type="float" office:value="2271" calcext:value-type="float">
            <text:p>2271</text:p>
          </table:table-cell>
          <table:table-cell office:value-type="float" office:value="2286" calcext:value-type="float">
            <text:p>2286</text:p>
          </table:table-cell>
          <table:table-cell office:value-type="float" office:value="2260" calcext:value-type="float">
            <text:p>2260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6967071057192" calcext:value-type="float">
            <text:p>0.996967071057192</text:p>
          </table:table-cell>
          <table:table-cell office:value-type="float" office:value="0.996100519930676" calcext:value-type="float">
            <text:p>0.996100519930676</text:p>
          </table:table-cell>
          <table:table-cell office:value-type="float" office:value="0.999133448873483" calcext:value-type="float">
            <text:p>0.999133448873483</text:p>
          </table:table-cell>
          <table:table-cell office:value-type="float" office:value="0.991334488734835" calcext:value-type="float">
            <text:p>0.991334488734835</text:p>
          </table:table-cell>
          <table:table-cell office:value-type="float" office:value="0.994800693240901" calcext:value-type="float">
            <text:p>0.994800693240901</text:p>
          </table:table-cell>
          <table:table-cell office:value-type="float" office:value="0.98786828422877" calcext:value-type="float">
            <text:p>0.98786828422877</text:p>
          </table:table-cell>
          <table:table-cell office:value-type="float" office:value="0.993934142114385" calcext:value-type="float">
            <text:p>0.993934142114385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84796341937384" calcext:value-type="float">
            <text:p>0.984796341937384</text:p>
          </table:table-cell>
          <table:table-cell office:value-type="float" office:value="0.883632207862053" calcext:value-type="float">
            <text:p>0.883632207862053</text:p>
          </table:table-cell>
          <table:table-cell office:value-type="float" office:value="0.928354131743962" calcext:value-type="float">
            <text:p>0.928354131743962</text:p>
          </table:table-cell>
          <table:table-cell office:value-type="float" office:value="0.812622793771413" calcext:value-type="float">
            <text:p>0.812622793771413</text:p>
          </table:table-cell>
          <table:table-cell office:value-type="float" office:value="0.81119109947644" calcext:value-type="float">
            <text:p>0.81119109947644</text:p>
          </table:table-cell>
          <table:table-cell office:value-type="float" office:value="0.791039370893476" calcext:value-type="float">
            <text:p>0.791039370893476</text:p>
          </table:table-cell>
          <table:table-cell office:value-type="float" office:value="0.80402717127608" calcext:value-type="float">
            <text:p>0.80402717127608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6961177241638" calcext:value-type="float">
            <text:p>0.996961177241638</text:p>
          </table:table-cell>
          <table:table-cell office:value-type="float" office:value="0.995951817887394" calcext:value-type="float">
            <text:p>0.995951817887394</text:p>
          </table:table-cell>
          <table:table-cell office:value-type="float" office:value="0.99919515708371" calcext:value-type="float">
            <text:p>0.99919515708371</text:p>
          </table:table-cell>
          <table:table-cell office:value-type="float" office:value="0.991334488734835" calcext:value-type="float">
            <text:p>0.991334488734835</text:p>
          </table:table-cell>
          <table:table-cell office:value-type="float" office:value="0.994800693240901" calcext:value-type="float">
            <text:p>0.994800693240901</text:p>
          </table:table-cell>
          <table:table-cell office:value-type="float" office:value="0.98786828422877" calcext:value-type="float">
            <text:p>0.98786828422877</text:p>
          </table:table-cell>
          <table:table-cell office:value-type="float" office:value="0.993934142114385" calcext:value-type="float">
            <text:p>0.99393414211438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104755040361394" calcext:value-type="float">
            <text:p>0.104755040361394</text:p>
          </table:table-cell>
          <table:table-cell office:value-type="float" office:value="0.134684309508877" calcext:value-type="float">
            <text:p>0.134684309508877</text:p>
          </table:table-cell>
          <table:table-cell office:value-type="float" office:value="0.029930308485565" calcext:value-type="float">
            <text:p>0.029930308485565</text:p>
          </table:table-cell>
          <table:table-cell office:value-type="float" office:value="0.299299620395372" calcext:value-type="float">
            <text:p>0.299299620395372</text:p>
          </table:table-cell>
          <table:table-cell office:value-type="float" office:value="0.179579772237223" calcext:value-type="float">
            <text:p>0.179579772237223</text:p>
          </table:table-cell>
          <table:table-cell office:value-type="float" office:value="0.41901946855352" calcext:value-type="float">
            <text:p>0.41901946855352</text:p>
          </table:table-cell>
          <table:table-cell office:value-type="float" office:value="0.20950973427676" calcext:value-type="float">
            <text:p>0.20950973427676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82920372564606" calcext:value-type="float">
            <text:p>0.982920372564606</text:p>
          </table:table-cell>
          <table:table-cell office:value-type="float" office:value="0.856486976075957" calcext:value-type="float">
            <text:p>0.856486976075957</text:p>
          </table:table-cell>
          <table:table-cell office:value-type="float" office:value="0.999565595134666" calcext:value-type="float">
            <text:p>0.999565595134666</text:p>
          </table:table-cell>
          <table:table-cell office:value-type="float" office:value="0.812622793771413" calcext:value-type="float">
            <text:p>0.812622793771413</text:p>
          </table:table-cell>
          <table:table-cell office:value-type="float" office:value="0.81119109947644" calcext:value-type="float">
            <text:p>0.81119109947644</text:p>
          </table:table-cell>
          <table:table-cell office:value-type="float" office:value="0.791039370893476" calcext:value-type="float">
            <text:p>0.791039370893476</text:p>
          </table:table-cell>
          <table:table-cell office:value-type="float" office:value="0.80402717127608" calcext:value-type="float">
            <text:p>0.80402717127608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Balanced Accuracy</text:p>
          </table:table-cell>
          <table:table-cell office:value-type="float" office:value="0.976314524656349" calcext:value-type="float">
            <text:p>0.976314524656349</text:p>
          </table:table-cell>
          <table:table-cell office:value-type="float" office:value="0.891226961208331" calcext:value-type="float">
            <text:p>0.891226961208331</text:p>
          </table:table-cell>
          <table:table-cell office:value-type="float" office:value="0.874071063632141" calcext:value-type="float">
            <text:p>0.874071063632141</text:p>
          </table:table-cell>
          <table:table-cell office:value-type="float" office:value="0.898365249883232" calcext:value-type="float">
            <text:p>0.898365249883232</text:p>
          </table:table-cell>
          <table:table-cell office:value-type="float" office:value="0.787839697282422" calcext:value-type="float">
            <text:p>0.787839697282422</text:p>
          </table:table-cell>
          <table:table-cell office:value-type="float" office:value="0.884961111819457" calcext:value-type="float">
            <text:p>0.884961111819457</text:p>
          </table:table-cell>
          <table:table-cell office:value-type="float" office:value="0.831233473324" calcext:value-type="float">
            <text:p>0.831233473324</text:p>
          </table:table-cell>
        </table:table-row>
        <table:table-row table:style-name="ro1">
          <table:table-cell/>
          <table:table-cell office:value-type="string" calcext:value-type="string">
            <text:p>Balanced Accuracy</text:p>
          </table:table-cell>
          <table:table-cell office:value-type="float" office:value="0.97798946584881" calcext:value-type="float">
            <text:p>0.97798946584881</text:p>
          </table:table-cell>
          <table:table-cell office:value-type="float" office:value="0.883232896136122" calcext:value-type="float">
            <text:p>0.883232896136122</text:p>
          </table:table-cell>
          <table:table-cell office:value-type="float" office:value="0.856683298319328" calcext:value-type="float">
            <text:p>0.856683298319328</text:p>
          </table:table-cell>
          <table:table-cell office:value-type="float" office:value="0.997920517560074" calcext:value-type="float">
            <text:p>0.997920517560074</text:p>
          </table:table-cell>
          <table:table-cell office:value-type="float" office:value="0.736938901369984" calcext:value-type="float">
            <text:p>0.736938901369984</text:p>
          </table:table-cell>
          <table:table-cell office:value-type="float" office:value="0.833101422387137" calcext:value-type="float">
            <text:p>0.833101422387137</text:p>
          </table:table-cell>
          <table:table-cell office:value-type="float" office:value="0.86389913899139" calcext:value-type="float">
            <text:p>0.86389913899139</text:p>
          </table:table-cell>
        </table:table-row>
        <table:table-row table:style-name="ro1">
          <table:table-cell/>
          <table:table-cell office:value-type="string" calcext:value-type="string">
            <text:p>Balanced Accuracy</text:p>
          </table:table-cell>
          <table:table-cell office:value-type="float" office:value="0.98800669154549" calcext:value-type="float">
            <text:p>0.98800669154549</text:p>
          </table:table-cell>
          <table:table-cell office:value-type="float" office:value="0.922136631586561" calcext:value-type="float">
            <text:p>0.922136631586561</text:p>
          </table:table-cell>
          <table:table-cell office:value-type="float" office:value="0.856439622262407" calcext:value-type="float">
            <text:p>0.856439622262407</text:p>
          </table:table-cell>
          <table:table-cell office:value-type="float" office:value="0.887003874751283" calcext:value-type="float">
            <text:p>0.887003874751283</text:p>
          </table:table-cell>
          <table:table-cell office:value-type="float" office:value="0.799058823529412" calcext:value-type="float">
            <text:p>0.799058823529412</text:p>
          </table:table-cell>
          <table:table-cell office:value-type="float" office:value="0.856195887445887" calcext:value-type="float">
            <text:p>0.856195887445887</text:p>
          </table:table-cell>
          <table:table-cell office:value-type="float" office:value="0.783597634726515" calcext:value-type="float">
            <text:p>0.783597634726515</text:p>
          </table:table-cell>
        </table:table-row>
        <table:table-row table:style-name="ro1">
          <table:table-cell/>
          <table:table-cell office:value-type="string" calcext:value-type="string">
            <text:p>Balanced Accuracy</text:p>
          </table:table-cell>
          <table:table-cell office:value-type="float" office:value="0.998097050428163" calcext:value-type="float">
            <text:p>0.998097050428163</text:p>
          </table:table-cell>
          <table:table-cell office:value-type="float" office:value="0.749311610830656" calcext:value-type="float">
            <text:p>0.749311610830656</text:p>
          </table:table-cell>
          <table:table-cell office:value-type="float" office:value="0.998628257887517" calcext:value-type="float">
            <text:p>0.998628257887517</text:p>
          </table:table-cell>
          <table:table-cell office:value-type="float" office:value="0.809500461467466" calcext:value-type="float">
            <text:p>0.809500461467466</text:p>
          </table:table-cell>
          <table:table-cell office:value-type="float" office:value="0.883467542558452" calcext:value-type="float">
            <text:p>0.883467542558452</text:p>
          </table:table-cell>
          <table:table-cell office:value-type="float" office:value="0.789359329333949" calcext:value-type="float">
            <text:p>0.789359329333949</text:p>
          </table:table-cell>
          <table:table-cell office:value-type="float" office:value="0.74885268471776" calcext:value-type="float">
            <text:p>0.74885268471776</text:p>
          </table:table-cell>
        </table:table-row>
        <table:table-row table:style-name="ro1">
          <table:table-cell/>
          <table:table-cell office:value-type="string" calcext:value-type="string">
            <text:p>Balanced Accuracy</text:p>
          </table:table-cell>
          <table:table-cell office:value-type="float" office:value="0.971217346042487" calcext:value-type="float">
            <text:p>0.971217346042487</text:p>
          </table:table-cell>
          <table:table-cell office:value-type="float" office:value="0.80723547808975" calcext:value-type="float">
            <text:p>0.80723547808975</text:p>
          </table:table-cell>
          <table:table-cell office:value-type="float" office:value="0.937272105742935" calcext:value-type="float">
            <text:p>0.937272105742935</text:p>
          </table:table-cell>
          <table:table-cell office:value-type="float" office:value="0.781002454257038" calcext:value-type="float">
            <text:p>0.781002454257038</text:p>
          </table:table-cell>
          <table:table-cell office:value-type="float" office:value="0.724520433694746" calcext:value-type="float">
            <text:p>0.724520433694746</text:p>
          </table:table-cell>
          <table:table-cell office:value-type="float" office:value="0.87625214803638" calcext:value-type="float">
            <text:p>0.87625214803638</text:p>
          </table:table-cell>
          <table:table-cell office:value-type="float" office:value="0.732032210622755" calcext:value-type="float">
            <text:p>0.732032210622755</text:p>
          </table:table-cell>
        </table:table-row>
        <table:table-row table:style-name="ro1">
          <table:table-cell/>
          <table:table-cell office:value-type="string" calcext:value-type="string">
            <text:p>Balanced Accuracy</text:p>
          </table:table-cell>
          <table:table-cell office:value-type="float" office:value="0.998588899341486" calcext:value-type="float">
            <text:p>0.998588899341486</text:p>
          </table:table-cell>
          <table:table-cell office:value-type="float" office:value="0.790982360097324" calcext:value-type="float">
            <text:p>0.790982360097324</text:p>
          </table:table-cell>
          <table:table-cell office:value-type="float" office:value="0.999545661063153" calcext:value-type="float">
            <text:p>0.999545661063153</text:p>
          </table:table-cell>
          <table:table-cell office:value-type="float" office:value="0.808149553912266" calcext:value-type="float">
            <text:p>0.808149553912266</text:p>
          </table:table-cell>
          <table:table-cell office:value-type="float" office:value="0.887977727157682" calcext:value-type="float">
            <text:p>0.887977727157682</text:p>
          </table:table-cell>
          <table:table-cell office:value-type="float" office:value="0.918306636155606" calcext:value-type="float">
            <text:p>0.918306636155606</text:p>
          </table:table-cell>
          <table:table-cell office:value-type="float" office:value="0.820971950424005" calcext:value-type="float">
            <text:p>0.820971950424005</text:p>
          </table:table-cell>
        </table:table-row>
        <table:table-row table:style-name="ro1">
          <table:table-cell/>
          <table:table-cell office:value-type="string" calcext:value-type="string">
            <text:p>Balanced Accuracy</text:p>
          </table:table-cell>
          <table:table-cell office:value-type="float" office:value="0.962152523251764" calcext:value-type="float">
            <text:p>0.962152523251764</text:p>
          </table:table-cell>
          <table:table-cell office:value-type="float" office:value="0.85641681648458" calcext:value-type="float">
            <text:p>0.85641681648458</text:p>
          </table:table-cell>
          <table:table-cell office:value-type="float" office:value="0.998794599807136" calcext:value-type="float">
            <text:p>0.998794599807136</text:p>
          </table:table-cell>
          <table:table-cell office:value-type="float" office:value="0.85148698354766" calcext:value-type="float">
            <text:p>0.85148698354766</text:p>
          </table:table-cell>
          <table:table-cell office:value-type="float" office:value="0.799031476997579" calcext:value-type="float">
            <text:p>0.799031476997579</text:p>
          </table:table-cell>
          <table:table-cell office:value-type="float" office:value="0.850634121700853" calcext:value-type="float">
            <text:p>0.850634121700853</text:p>
          </table:table-cell>
          <table:table-cell office:value-type="float" office:value="0.775837913568272" calcext:value-type="float">
            <text:p>0.775837913568272</text:p>
          </table:table-cell>
        </table:table-row>
        <table:table-row table:style-name="ro1">
          <table:table-cell/>
          <table:table-cell office:value-type="string" calcext:value-type="string">
            <text:p>Balanced Accuracy</text:p>
          </table:table-cell>
          <table:table-cell office:value-type="float" office:value="0.990358820445879" calcext:value-type="float">
            <text:p>0.990358820445879</text:p>
          </table:table-cell>
          <table:table-cell office:value-type="float" office:value="0.816030766556579" calcext:value-type="float">
            <text:p>0.816030766556579</text:p>
          </table:table-cell>
          <table:table-cell office:value-type="float" office:value="0.99928503336511" calcext:value-type="float">
            <text:p>0.99928503336511</text:p>
          </table:table-cell>
          <table:table-cell office:value-type="float" office:value="0.806882118841773" calcext:value-type="float">
            <text:p>0.806882118841773</text:p>
          </table:table-cell>
          <table:table-cell office:value-type="float" office:value="0.776578737010392" calcext:value-type="float">
            <text:p>0.776578737010392</text:p>
          </table:table-cell>
          <table:table-cell office:value-type="float" office:value="0.816871992300289" calcext:value-type="float">
            <text:p>0.816871992300289</text:p>
          </table:table-cell>
          <table:table-cell office:value-type="float" office:value="0.850544244543455" calcext:value-type="float">
            <text:p>0.850544244543455</text:p>
          </table:table-cell>
        </table:table-row>
        <table:table-row table:style-name="ro1">
          <table:table-cell/>
          <table:table-cell office:value-type="string" calcext:value-type="string">
            <text:p>Balanced Accuracy</text:p>
          </table:table-cell>
          <table:table-cell office:value-type="float" office:value="0.982920372564606" calcext:value-type="float">
            <text:p>0.982920372564606</text:p>
          </table:table-cell>
          <table:table-cell office:value-type="float" office:value="0.856486976075957" calcext:value-type="float">
            <text:p>0.856486976075957</text:p>
          </table:table-cell>
          <table:table-cell office:value-type="float" office:value="0.999565595134666" calcext:value-type="float">
            <text:p>0.999565595134666</text:p>
          </table:table-cell>
          <table:table-cell office:value-type="float" office:value="0.812622793771413" calcext:value-type="float">
            <text:p>0.812622793771413</text:p>
          </table:table-cell>
          <table:table-cell office:value-type="float" office:value="0.81119109947644" calcext:value-type="float">
            <text:p>0.81119109947644</text:p>
          </table:table-cell>
          <table:table-cell office:value-type="float" office:value="0.791039370893476" calcext:value-type="float">
            <text:p>0.791039370893476</text:p>
          </table:table-cell>
          <table:table-cell office:value-type="float" office:value="0.80402717127608" calcext:value-type="float">
            <text:p>0.8040271712760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AVERAGE([.C159:.C167])" office:value-type="float" office:value="0.982849521569448" calcext:value-type="float">
            <text:p>0.982849521569448</text:p>
          </table:table-cell>
          <table:table-cell table:formula="of:=AVERAGE([.D159:.D167])" office:value-type="float" office:value="0.841451166340651" calcext:value-type="float">
            <text:p>0.841451166340651</text:p>
          </table:table-cell>
          <table:table-cell table:formula="of:=AVERAGE([.E159:.E167])" office:value-type="float" office:value="0.946698359690488" calcext:value-type="float">
            <text:p>0.946698359690488</text:p>
          </table:table-cell>
          <table:table-cell table:formula="of:=AVERAGE([.F159:.F167])" office:value-type="float" office:value="0.850326000888023" calcext:value-type="float">
            <text:p>0.850326000888023</text:p>
          </table:table-cell>
          <table:table-cell table:formula="of:=AVERAGE([.G159:.G167])" office:value-type="float" office:value="0.800733826564123" calcext:value-type="float">
            <text:p>0.800733826564123</text:p>
          </table:table-cell>
          <table:table-cell table:formula="of:=AVERAGE([.H159:.H167])" office:value-type="float" office:value="0.846302446674782" calcext:value-type="float">
            <text:p>0.846302446674782</text:p>
          </table:table-cell>
          <table:table-cell table:formula="of:=AVERAGE([.I159:.I167])" office:value-type="float" office:value="0.801221824688248" calcext:value-type="float">
            <text:p>0.801221824688248</text:p>
          </table:table-cell>
        </table:table-row>
        <table:table-row table:style-name="ro1">
          <table:table-cell table:number-columns-repeated="2"/>
          <table:table-cell table:formula="of:=STDEV([.C159:.C167])" office:value-type="float" office:value="0.0122127275500979" calcext:value-type="float">
            <text:p>0.012212727550098</text:p>
          </table:table-cell>
          <table:table-cell table:formula="of:=STDEV([.D159:.D167])" office:value-type="float" office:value="0.0548147350181246" calcext:value-type="float">
            <text:p>0.054814735018125</text:p>
          </table:table-cell>
          <table:table-cell table:formula="of:=STDEV([.E159:.E167])" office:value-type="float" office:value="0.0664988740572776" calcext:value-type="float">
            <text:p>0.066498874057278</text:p>
          </table:table-cell>
          <table:table-cell table:formula="of:=STDEV([.F159:.F167])" office:value-type="float" office:value="0.0680062122967897" calcext:value-type="float">
            <text:p>0.06800621229679</text:p>
          </table:table-cell>
          <table:table-cell table:formula="of:=STDEV([.G159:.G167])" office:value-type="float" office:value="0.0561242202545551" calcext:value-type="float">
            <text:p>0.056124220254555</text:p>
          </table:table-cell>
          <table:table-cell table:formula="of:=STDEV([.H159:.H167])" office:value-type="float" office:value="0.0433440721556373" calcext:value-type="float">
            <text:p>0.043344072155637</text:p>
          </table:table-cell>
          <table:table-cell table:formula="of:=STDEV([.I159:.I167])" office:value-type="float" office:value="0.0449228058031978" calcext:value-type="float">
            <text:p>0.044922805803198</text:p>
          </table:table-cell>
        </table:table-row>
      </table:table>
      <table:named-expressions/>
      <table:database-ranges>
        <table:database-range table:name="__Anonymous_Sheet_DB__1" table:target-range-address="Sheet2.A1:Sheet2.I153" table:display-filter-buttons="true">
          <table:filter>
            <table:filter-and>
              <table:filter-condition table:field-number="1" table:value="Balanced Accuracy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8T13:26:53.269075785</dc:date>
    <meta:editing-duration>PT9M51S</meta:editing-duration>
    <meta:editing-cycles>1</meta:editing-cycles>
    <meta:document-statistic meta:table-count="2" meta:cell-count="2840" meta:object-count="0"/>
    <meta:generator>LibreOffice/6.0.6.2$Linux_X86_64 LibreOffice_project/00m0$Build-2</meta:generator>
  </office:meta>
</office:document-meta>
</file>